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ff8000"/>
    </style:style>
    <style:style style:name="ce5" style:family="table-cell" style:parent-style-name="Default" style:data-style-name="N107">
      <style:table-cell-properties fo:background-color="#ff8000"/>
    </style:style>
    <style:style style:name="ce6" style:family="table-cell" style:parent-style-name="Default" style:data-style-name="N107">
      <style:table-cell-properties fo:background-color="#e8f2a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ynikiBledu_10_06_100" table:style-name="ta1">
        <table:shapes>
          <draw:frame draw:z-index="0" draw:style-name="gr1" draw:text-style-name="P1" svg:width="21.98cm" svg:height="15.59cm" svg:x="11.161cm" svg:y="8.73cm">
            <draw:object draw:notify-on-update-of-ranges="wynikiBledu_10_06_100.C2:wynikiBledu_10_06_100.C101 wynikiBledu_10_06_100.D2:wynikiBledu_10_06_100.D101 wynikiBledu_10_06_100.E2:wynikiBledu_10_06_100.E101 wynikiBledu_10_06_100.F2:wynikiBledu_10_06_100.F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/>
          <table:table-cell table:style-name="ce1" office:value-type="string" calcext:value-type="string">
            <text:p>10x10</text:p>
          </table:table-cell>
          <table:table-cell table:style-name="ce1" office:value-type="string" calcext:value-type="string">
            <text:p>100x100</text:p>
          </table:table-cell>
          <table:table-cell table:style-name="ce1" office:value-type="string" calcext:value-type="string">
            <text:p>200x200</text:p>
          </table:table-cell>
          <table:table-cell table:style-name="ce1" office:value-type="string" calcext:value-type="string">
            <text:p>500x500</text:p>
          </table:table-cell>
          <table:table-cell table:style-name="ce1" office:value-type="string" calcext:value-type="string">
            <text:p>1000x1000</text:p>
          </table:table-cell>
          <table:table-cell table:style-name="ce3"/>
          <table:table-cell table:style-name="ce5" office:value-type="string" calcext:value-type="string">
            <text:p>10x10</text:p>
          </table:table-cell>
          <table:table-cell table:style-name="ce5" office:value-type="string" calcext:value-type="string">
            <text:p>100x100</text:p>
          </table:table-cell>
          <table:table-cell table:style-name="ce5" office:value-type="string" calcext:value-type="string">
            <text:p>200x200</text:p>
          </table:table-cell>
          <table:table-cell table:style-name="ce5" office:value-type="string" calcext:value-type="string">
            <text:p>500x500</text:p>
          </table:table-cell>
          <table:table-cell table:style-name="ce5" office:value-type="string" calcext:value-type="string">
            <text:p>1000x1000</text:p>
          </table:table-cell>
          <table:table-cell/>
          <table:table-cell table:style-name="ce1" office:value-type="string" calcext:value-type="string">
            <text:p>10x10</text:p>
          </table:table-cell>
          <table:table-cell table:style-name="ce1" office:value-type="string" calcext:value-type="string">
            <text:p>100x100</text:p>
          </table:table-cell>
          <table:table-cell table:style-name="ce1" office:value-type="string" calcext:value-type="string">
            <text:p>200x200</text:p>
          </table:table-cell>
          <table:table-cell table:style-name="ce1" office:value-type="string" calcext:value-type="string">
            <text:p>500x500</text:p>
          </table:table-cell>
          <table:table-cell table:style-name="ce1" office:value-type="string" calcext:value-type="string">
            <text:p>1000x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0459" calcext:value-type="float">
            <text:p>0,0459</text:p>
          </table:table-cell>
          <table:table-cell office:value-type="float" office:value="0.036775" calcext:value-type="float">
            <text:p>0,036775</text:p>
          </table:table-cell>
          <table:table-cell office:value-type="float" office:value="0.038836" calcext:value-type="float">
            <text:p>0,038836</text:p>
          </table:table-cell>
          <table:table-cell office:value-type="float" office:value="0.040833" calcext:value-type="float">
            <text:p>0,040833</text:p>
          </table:table-cell>
          <table:table-cell table:style-name="ce4" office:value-type="string" calcext:value-type="string">
            <text:p>średnie</text:p>
          </table:table-cell>
          <table:table-cell table:style-name="ce6" table:formula="of:=AVERAGE([.B2:.B101])" office:value-type="float" office:value="0.0447" calcext:value-type="float">
            <text:p>0,044700000</text:p>
          </table:table-cell>
          <table:table-cell table:style-name="ce6" table:formula="of:=AVERAGE([.C2:.C101])" office:value-type="float" office:value="0.036289" calcext:value-type="float">
            <text:p>0,036289000</text:p>
          </table:table-cell>
          <table:table-cell table:style-name="ce6" table:formula="of:=AVERAGE([.D2:.D101])" office:value-type="float" office:value="0.0388935" calcext:value-type="float">
            <text:p>0,038893500</text:p>
          </table:table-cell>
          <table:table-cell table:style-name="ce6" table:formula="of:=AVERAGE([.E2:.E101])" office:value-type="float" office:value="0.04093924" calcext:value-type="float">
            <text:p>0,040939240</text:p>
          </table:table-cell>
          <table:table-cell table:style-name="ce6" table:formula="of:=AVERAGE([.F2:.F101])" office:value-type="float" office:value="0.04203862" calcext:value-type="float">
            <text:p>0,042038620</text:p>
          </table:table-cell>
          <table:table-cell/>
          <table:table-cell table:formula="of:=POWER([.B2]-[.H$2];2)" office:value-type="float" office:value="0.00064009" calcext:value-type="float">
            <text:p>0,00064009</text:p>
          </table:table-cell>
          <table:table-cell table:formula="of:=POWER([.C2]-[.I$2];2)" office:value-type="float" office:value="0.0000923713210000001" calcext:value-type="float">
            <text:p>9,23713210000001E-05</text:p>
          </table:table-cell>
          <table:table-cell table:formula="of:=POWER([.D2]-[.J$2];2)" office:value-type="float" office:value="0.00000448804224999998" calcext:value-type="float">
            <text:p>4,48804224999998E-06</text:p>
          </table:table-cell>
          <table:table-cell table:formula="of:=POWER([.E2]-[.K$2];2)" office:value-type="float" office:value="0.00000442361849759997" calcext:value-type="float">
            <text:p>4,42361849759997E-06</text:p>
          </table:table-cell>
          <table:table-cell table:formula="of:=POWER([.F2]-[.L$2];2)" office:value-type="float" office:value="0.00000145351958439998" calcext:value-type="float">
            <text:p>1,45351958439998E-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,06</text:p>
          </table:table-cell>
          <table:table-cell office:value-type="float" office:value="0.0484" calcext:value-type="float">
            <text:p>0,0484</text:p>
          </table:table-cell>
          <table:table-cell office:value-type="float" office:value="0.041425" calcext:value-type="float">
            <text:p>0,041425</text:p>
          </table:table-cell>
          <table:table-cell office:value-type="float" office:value="0.03888" calcext:value-type="float">
            <text:p>0,03888</text:p>
          </table:table-cell>
          <table:table-cell office:value-type="float" office:value="0.041301" calcext:value-type="float">
            <text:p>0,041301</text:p>
          </table:table-cell>
          <table:table-cell table:style-name="ce4" office:value-type="string" calcext:value-type="string">
            <text:p>suma kwadratów</text:p>
          </table:table-cell>
          <table:table-cell table:style-name="ce6" table:formula="of:=SUM([.N2:.N101])" office:value-type="float" office:value="0.164691" calcext:value-type="float">
            <text:p>0,164691000</text:p>
          </table:table-cell>
          <table:table-cell table:style-name="ce6" table:formula="of:=SUM([.O2:.O101])" office:value-type="float" office:value="0.0053247579" calcext:value-type="float">
            <text:p>0,005324758</text:p>
          </table:table-cell>
          <table:table-cell table:style-name="ce6" table:formula="of:=SUM([.P2:.P101])" office:value-type="float" office:value="0.002014285775" calcext:value-type="float">
            <text:p>0,002014286</text:p>
          </table:table-cell>
          <table:table-cell table:style-name="ce6" table:formula="of:=SUM([.Q2:.Q101])" office:value-type="float" office:value="0.00056135477424" calcext:value-type="float">
            <text:p>0,000561355</text:p>
          </table:table-cell>
          <table:table-cell table:style-name="ce6" table:formula="of:=SUM([.R2:.R101])" office:value-type="float" office:value="0.00014301258356" calcext:value-type="float">
            <text:p>0,000143013</text:p>
          </table:table-cell>
          <table:table-cell/>
          <table:table-cell table:formula="of:=POWER([.B3]-[.H$2];2)" office:value-type="float" office:value="0.000234089999999999" calcext:value-type="float">
            <text:p>0,00023409</text:p>
          </table:table-cell>
          <table:table-cell table:formula="of:=POWER([.C3]-[.I$2];2)" office:value-type="float" office:value="0.000146676321" calcext:value-type="float">
            <text:p>0,000146676321</text:p>
          </table:table-cell>
          <table:table-cell table:formula="of:=POWER([.D3]-[.J$2];2)" office:value-type="float" office:value="0.00000640849225" calcext:value-type="float">
            <text:p>6,40849225E-06</text:p>
          </table:table-cell>
          <table:table-cell table:formula="of:=POWER([.E3]-[.K$2];2)" office:value-type="float" office:value="0.00000424046937759999" calcext:value-type="float">
            <text:p>4,24046937759999E-06</text:p>
          </table:table-cell>
          <table:table-cell table:formula="of:=POWER([.F3]-[.L$2];2)" office:value-type="float" office:value="0.00000054408326439999" calcext:value-type="float">
            <text:p>5,44083264399992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0.03" calcext:value-type="float">
            <text:p>0,03</text:p>
          </table:table-cell>
          <table:table-cell office:value-type="float" office:value="0.03085" calcext:value-type="float">
            <text:p>0,03085</text:p>
          </table:table-cell>
          <table:table-cell office:value-type="float" office:value="0.041612" calcext:value-type="float">
            <text:p>0,041612</text:p>
          </table:table-cell>
          <table:table-cell office:value-type="float" office:value="0.041358" calcext:value-type="float">
            <text:p>0,041358</text:p>
          </table:table-cell>
          <table:table-cell table:style-name="ce4" office:value-type="string" calcext:value-type="string">
            <text:p>suma/N</text:p>
          </table:table-cell>
          <table:table-cell table:style-name="ce6" table:formula="of:=[.H3]/10" office:value-type="float" office:value="0.0164691" calcext:value-type="float">
            <text:p>0,016469100</text:p>
          </table:table-cell>
          <table:table-cell table:style-name="ce6" table:formula="of:=[.I3]/100" office:value-type="float" office:value="0.000053247579" calcext:value-type="float">
            <text:p>0,000053248</text:p>
          </table:table-cell>
          <table:table-cell table:style-name="ce6" table:formula="of:=[.J3]/200" office:value-type="float" office:value="0.000010071428875" calcext:value-type="float">
            <text:p>0,000010071</text:p>
          </table:table-cell>
          <table:table-cell table:style-name="ce6" table:formula="of:=[.K3]/500" office:value-type="float" office:value="0.00000112270954848" calcext:value-type="float">
            <text:p>0,000001123</text:p>
          </table:table-cell>
          <table:table-cell table:style-name="ce6" table:formula="of:=[.L3]/1000" office:value-type="float" office:value="0.00000014301258356" calcext:value-type="float">
            <text:p>0,000000143</text:p>
          </table:table-cell>
          <table:table-cell/>
          <table:table-cell table:formula="of:=POWER([.B4]-[.H$2];2)" office:value-type="float" office:value="0.00305809" calcext:value-type="float">
            <text:p>0,00305809</text:p>
          </table:table-cell>
          <table:table-cell table:formula="of:=POWER([.C4]-[.I$2];2)" office:value-type="float" office:value="0.0000395515209999999" calcext:value-type="float">
            <text:p>3,95515209999999E-05</text:p>
          </table:table-cell>
          <table:table-cell table:formula="of:=POWER([.D4]-[.J$2];2)" office:value-type="float" office:value="0.00006469789225" calcext:value-type="float">
            <text:p>6,469789225E-05</text:p>
          </table:table-cell>
          <table:table-cell table:formula="of:=POWER([.E4]-[.K$2];2)" office:value-type="float" office:value="0.00000045260601760001" calcext:value-type="float">
            <text:p>4,52606017600011E-07</text:p>
          </table:table-cell>
          <table:table-cell table:formula="of:=POWER([.F4]-[.L$2];2)" office:value-type="float" office:value="0.00000046324358439999" calcext:value-type="float">
            <text:p>4,6324358439999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,08</text:p>
          </table:table-cell>
          <table:table-cell office:value-type="float" office:value="0.0348" calcext:value-type="float">
            <text:p>0,0348</text:p>
          </table:table-cell>
          <table:table-cell office:value-type="float" office:value="0.040025" calcext:value-type="float">
            <text:p>0,040025</text:p>
          </table:table-cell>
          <table:table-cell office:value-type="float" office:value="0.046524" calcext:value-type="float">
            <text:p>0,046524</text:p>
          </table:table-cell>
          <table:table-cell office:value-type="float" office:value="0.042322" calcext:value-type="float">
            <text:p>0,042322</text:p>
          </table:table-cell>
          <table:table-cell table:style-name="ce4" office:value-type="string" calcext:value-type="string">
            <text:p>sqrt(suma/N)</text:p>
          </table:table-cell>
          <table:table-cell table:style-name="ce6" table:formula="of:=SQRT([.H4])" office:value-type="float" office:value="0.128331991334975" calcext:value-type="float">
            <text:p>0,128331991</text:p>
          </table:table-cell>
          <table:table-cell table:style-name="ce6" table:formula="of:=SQRT([.I4])" office:value-type="float" office:value="0.00729709387359105" calcext:value-type="float">
            <text:p>0,007297094</text:p>
          </table:table-cell>
          <table:table-cell table:style-name="ce6" table:formula="of:=SQRT([.J4])" office:value-type="float" office:value="0.00317355146090307" calcext:value-type="float">
            <text:p>0,003173551</text:p>
          </table:table-cell>
          <table:table-cell table:style-name="ce6" table:formula="of:=SQRT([.K4])" office:value-type="float" office:value="0.00105957989244795" calcext:value-type="float">
            <text:p>0,001059580</text:p>
          </table:table-cell>
          <table:table-cell table:style-name="ce6" table:formula="of:=SQRT([.L4])" office:value-type="float" office:value="0.000378170045825949" calcext:value-type="float">
            <text:p>0,000378170</text:p>
          </table:table-cell>
          <table:table-cell/>
          <table:table-cell table:formula="of:=POWER([.B5]-[.H$2];2)" office:value-type="float" office:value="0.00124609" calcext:value-type="float">
            <text:p>0,00124609</text:p>
          </table:table-cell>
          <table:table-cell table:formula="of:=POWER([.C5]-[.I$2];2)" office:value-type="float" office:value="0.00000221712099999999" calcext:value-type="float">
            <text:p>2,21712099999999E-06</text:p>
          </table:table-cell>
          <table:table-cell table:formula="of:=POWER([.D5]-[.J$2];2)" office:value-type="float" office:value="0.00000128029225" calcext:value-type="float">
            <text:p>1,28029225E-06</text:p>
          </table:table-cell>
          <table:table-cell table:formula="of:=POWER([.E5]-[.K$2];2)" office:value-type="float" office:value="0.0000311895442576001" calcext:value-type="float">
            <text:p>3,11895442576001E-05</text:p>
          </table:table-cell>
          <table:table-cell table:formula="of:=POWER([.F5]-[.L$2];2)" office:value-type="float" office:value="0.0000000803042244" calcext:value-type="float">
            <text:p>8,03042244000038E-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" calcext:value-type="float">
            <text:p>0,09</text:p>
          </table:table-cell>
          <table:table-cell office:value-type="float" office:value="0.0343" calcext:value-type="float">
            <text:p>0,0343</text:p>
          </table:table-cell>
          <table:table-cell office:value-type="float" office:value="0.0305" calcext:value-type="float">
            <text:p>0,0305</text:p>
          </table:table-cell>
          <table:table-cell office:value-type="float" office:value="0.040436" calcext:value-type="float">
            <text:p>0,040436</text:p>
          </table:table-cell>
          <table:table-cell office:value-type="float" office:value="0.040693" calcext:value-type="float">
            <text:p>0,040693</text:p>
          </table:table-cell>
          <table:table-cell table:style-name="ce4"/>
          <table:table-cell table:style-name="ce6" table:number-columns-repeated="5"/>
          <table:table-cell/>
          <table:table-cell table:formula="of:=POWER([.B6]-[.H$2];2)" office:value-type="float" office:value="0.00205209" calcext:value-type="float">
            <text:p>0,00205209</text:p>
          </table:table-cell>
          <table:table-cell table:formula="of:=POWER([.C6]-[.I$2];2)" office:value-type="float" office:value="0.00000395612099999999" calcext:value-type="float">
            <text:p>3,95612099999999E-06</text:p>
          </table:table-cell>
          <table:table-cell table:formula="of:=POWER([.D6]-[.J$2];2)" office:value-type="float" office:value="0.00007045084225" calcext:value-type="float">
            <text:p>7,045084225E-05</text:p>
          </table:table-cell>
          <table:table-cell table:formula="of:=POWER([.E6]-[.K$2];2)" office:value-type="float" office:value="0.0000002532504976" calcext:value-type="float">
            <text:p>2,53250497599995E-07</text:p>
          </table:table-cell>
          <table:table-cell table:formula="of:=POWER([.F6]-[.L$2];2)" office:value-type="float" office:value="0.00000181069318439998" calcext:value-type="float">
            <text:p>1,81069318439998E-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1" calcext:value-type="float">
            <text:p>0,11</text:p>
          </table:table-cell>
          <table:table-cell office:value-type="float" office:value="0.039" calcext:value-type="float">
            <text:p>0,039</text:p>
          </table:table-cell>
          <table:table-cell office:value-type="float" office:value="0.0383" calcext:value-type="float">
            <text:p>0,0383</text:p>
          </table:table-cell>
          <table:table-cell office:value-type="float" office:value="0.040676" calcext:value-type="float">
            <text:p>0,040676</text:p>
          </table:table-cell>
          <table:table-cell office:value-type="float" office:value="0.042725" calcext:value-type="float">
            <text:p>0,042725</text:p>
          </table:table-cell>
          <table:table-cell table:style-name="ce4" office:value-type="string" calcext:value-type="string">
            <text:p>BŁĄD s/sqrt(n)</text:p>
          </table:table-cell>
          <table:table-cell table:style-name="ce6" table:formula="of:=[.H5]/SQRT(10)" office:value-type="float" office:value="0.0405821389283513" calcext:value-type="float">
            <text:p>0,040582139</text:p>
          </table:table-cell>
          <table:table-cell table:style-name="ce6" table:formula="of:=[.I5]/SQRT(100)" office:value-type="float" office:value="0.000729709387359105" calcext:value-type="float">
            <text:p>0,000729709</text:p>
          </table:table-cell>
          <table:table-cell table:style-name="ce6" table:formula="of:=[.J5]/SQRT(200)" office:value-type="float" office:value="0.000224403975844903" calcext:value-type="float">
            <text:p>0,000224404</text:p>
          </table:table-cell>
          <table:table-cell table:style-name="ce6" table:formula="of:=[.K5]/SQRT(500)" office:value-type="float" office:value="0.0000473858533421104" calcext:value-type="float">
            <text:p>0,000047386</text:p>
          </table:table-cell>
          <table:table-cell table:style-name="ce6" table:formula="of:=[.L5]/SQRT(1000)" office:value-type="float" office:value="0.0000119587868766025" calcext:value-type="float">
            <text:p>0,000011959</text:p>
          </table:table-cell>
          <table:table-cell/>
          <table:table-cell table:formula="of:=POWER([.B7]-[.H$2];2)" office:value-type="float" office:value="0.00426409" calcext:value-type="float">
            <text:p>0,00426409</text:p>
          </table:table-cell>
          <table:table-cell table:formula="of:=POWER([.C7]-[.I$2];2)" office:value-type="float" office:value="0.00000734952100000003" calcext:value-type="float">
            <text:p>7,34952100000003E-06</text:p>
          </table:table-cell>
          <table:table-cell table:formula="of:=POWER([.D7]-[.J$2];2)" office:value-type="float" office:value="0.00000035224225" calcext:value-type="float">
            <text:p>3,52242249999996E-07</text:p>
          </table:table-cell>
          <table:table-cell table:formula="of:=POWER([.E7]-[.K$2];2)" office:value-type="float" office:value="0.0000000692952976" calcext:value-type="float">
            <text:p>6,92952975999989E-08</text:p>
          </table:table-cell>
          <table:table-cell table:formula="of:=POWER([.F7]-[.L$2];2)" office:value-type="float" office:value="0.00000047111750440001" calcext:value-type="float">
            <text:p>4,7111750440001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291" calcext:value-type="float">
            <text:p>0,0291</text:p>
          </table:table-cell>
          <table:table-cell office:value-type="float" office:value="0.0338" calcext:value-type="float">
            <text:p>0,0338</text:p>
          </table:table-cell>
          <table:table-cell office:value-type="float" office:value="0.04062" calcext:value-type="float">
            <text:p>0,04062</text:p>
          </table:table-cell>
          <table:table-cell office:value-type="float" office:value="0.043956" calcext:value-type="float">
            <text:p>0,043956</text:p>
          </table:table-cell>
          <table:table-cell table:style-name="ce3"/>
          <table:table-cell table:style-name="ce6" table:formula="of:=SQRT([.H3]/(10*10))" office:value-type="float" office:value="0.0405821389283513" calcext:value-type="float">
            <text:p>0,040582139</text:p>
          </table:table-cell>
          <table:table-cell table:style-name="ce6" table:formula="of:=SQRT([.I3]/(100*100))" office:value-type="float" office:value="0.000729709387359105" calcext:value-type="float">
            <text:p>0,000729709</text:p>
          </table:table-cell>
          <table:table-cell table:style-name="ce6" table:formula="of:=SQRT([.J3]/(200*200))" office:value-type="float" office:value="0.000224403975844903" calcext:value-type="float">
            <text:p>0,000224404</text:p>
          </table:table-cell>
          <table:table-cell table:style-name="ce6" table:formula="of:=SQRT([.K3]/(500*500))" office:value-type="float" office:value="0.0000473858533421104" calcext:value-type="float">
            <text:p>0,000047386</text:p>
          </table:table-cell>
          <table:table-cell table:style-name="ce6" table:formula="of:=SQRT([.L3]/(1000*1000))" office:value-type="float" office:value="0.0000119587868766025" calcext:value-type="float">
            <text:p>0,000011959</text:p>
          </table:table-cell>
          <table:table-cell/>
          <table:table-cell table:formula="of:=POWER([.B8]-[.H$2];2)" office:value-type="float" office:value="0.00199809" calcext:value-type="float">
            <text:p>0,00199809</text:p>
          </table:table-cell>
          <table:table-cell table:formula="of:=POWER([.C8]-[.I$2];2)" office:value-type="float" office:value="0.0000516817209999999" calcext:value-type="float">
            <text:p>5,16817209999999E-05</text:p>
          </table:table-cell>
          <table:table-cell table:formula="of:=POWER([.D8]-[.J$2];2)" office:value-type="float" office:value="0.00002594374225" calcext:value-type="float">
            <text:p>2,594374225E-05</text:p>
          </table:table-cell>
          <table:table-cell table:formula="of:=POWER([.E8]-[.K$2];2)" office:value-type="float" office:value="0.0000001019141776" calcext:value-type="float">
            <text:p>1,01914177599995E-07</text:p>
          </table:table-cell>
          <table:table-cell table:formula="of:=POWER([.F8]-[.L$2];2)" office:value-type="float" office:value="0.00000367634606440004" calcext:value-type="float">
            <text:p>3,67634606440004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1" calcext:value-type="float">
            <text:p>0,11</text:p>
          </table:table-cell>
          <table:table-cell office:value-type="float" office:value="0.0432" calcext:value-type="float">
            <text:p>0,0432</text:p>
          </table:table-cell>
          <table:table-cell office:value-type="float" office:value="0.03145" calcext:value-type="float">
            <text:p>0,03145</text:p>
          </table:table-cell>
          <table:table-cell office:value-type="float" office:value="0.036996" calcext:value-type="float">
            <text:p>0,036996</text:p>
          </table:table-cell>
          <table:table-cell office:value-type="float" office:value="0.041737" calcext:value-type="float">
            <text:p>0,041737</text:p>
          </table:table-cell>
          <table:table-cell table:style-name="ce3"/>
          <table:table-cell table:style-name="ce6" table:number-columns-repeated="5"/>
          <table:table-cell/>
          <table:table-cell table:formula="of:=POWER([.B9]-[.H$2];2)" office:value-type="float" office:value="0.00426409" calcext:value-type="float">
            <text:p>0,00426409</text:p>
          </table:table-cell>
          <table:table-cell table:formula="of:=POWER([.C9]-[.I$2];2)" office:value-type="float" office:value="0.0000477619210000001" calcext:value-type="float">
            <text:p>4,77619210000001E-05</text:p>
          </table:table-cell>
          <table:table-cell table:formula="of:=POWER([.D9]-[.J$2];2)" office:value-type="float" office:value="0.00005540569225" calcext:value-type="float">
            <text:p>5,540569225E-05</text:p>
          </table:table-cell>
          <table:table-cell table:formula="of:=POWER([.E9]-[.K$2];2)" office:value-type="float" office:value="0.0000155491416975999" calcext:value-type="float">
            <text:p>1,55491416975999E-05</text:p>
          </table:table-cell>
          <table:table-cell table:formula="of:=POWER([.F9]-[.L$2];2)" office:value-type="float" office:value="0.00000009097462439999" calcext:value-type="float">
            <text:p>9,09746243999931E-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,08</text:p>
          </table:table-cell>
          <table:table-cell office:value-type="float" office:value="0.0287" calcext:value-type="float">
            <text:p>0,0287</text:p>
          </table:table-cell>
          <table:table-cell office:value-type="float" office:value="0.039075" calcext:value-type="float">
            <text:p>0,039075</text:p>
          </table:table-cell>
          <table:table-cell office:value-type="float" office:value="0.038624" calcext:value-type="float">
            <text:p>0,038624</text:p>
          </table:table-cell>
          <table:table-cell office:value-type="float" office:value="0.042267" calcext:value-type="float">
            <text:p>0,042267</text:p>
          </table:table-cell>
          <table:table-cell table:number-columns-repeated="7"/>
          <table:table-cell table:formula="of:=POWER([.B10]-[.H$2];2)" office:value-type="float" office:value="0.00124609" calcext:value-type="float">
            <text:p>0,00124609</text:p>
          </table:table-cell>
          <table:table-cell table:formula="of:=POWER([.C10]-[.I$2];2)" office:value-type="float" office:value="0.0000575929209999999" calcext:value-type="float">
            <text:p>5,75929209999999E-05</text:p>
          </table:table-cell>
          <table:table-cell table:formula="of:=POWER([.D10]-[.J$2];2)" office:value-type="float" office:value="0.00000003294225" calcext:value-type="float">
            <text:p>3,29422500000004E-08</text:p>
          </table:table-cell>
          <table:table-cell table:formula="of:=POWER([.E10]-[.K$2];2)" office:value-type="float" office:value="0.00000536033625759998" calcext:value-type="float">
            <text:p>5,36033625759998E-06</text:p>
          </table:table-cell>
          <table:table-cell table:formula="of:=POWER([.F10]-[.L$2];2)" office:value-type="float" office:value="0.0000000521574244" calcext:value-type="float">
            <text:p>5,21574244000033E-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344" calcext:value-type="float">
            <text:p>0,0344</text:p>
          </table:table-cell>
          <table:table-cell office:value-type="float" office:value="0.033825" calcext:value-type="float">
            <text:p>0,033825</text:p>
          </table:table-cell>
          <table:table-cell office:value-type="float" office:value="0.037756" calcext:value-type="float">
            <text:p>0,037756</text:p>
          </table:table-cell>
          <table:table-cell office:value-type="float" office:value="0.041541" calcext:value-type="float">
            <text:p>0,041541</text:p>
          </table:table-cell>
          <table:table-cell table:number-columns-repeated="7"/>
          <table:table-cell table:formula="of:=POWER([.B11]-[.H$2];2)" office:value-type="float" office:value="0.00199809" calcext:value-type="float">
            <text:p>0,00199809</text:p>
          </table:table-cell>
          <table:table-cell table:formula="of:=POWER([.C11]-[.I$2];2)" office:value-type="float" office:value="0.00000356832099999998" calcext:value-type="float">
            <text:p>3,56832099999998E-06</text:p>
          </table:table-cell>
          <table:table-cell table:formula="of:=POWER([.D11]-[.J$2];2)" office:value-type="float" office:value="0.00002568969225" calcext:value-type="float">
            <text:p>2,568969225E-05</text:p>
          </table:table-cell>
          <table:table-cell table:formula="of:=POWER([.E11]-[.K$2];2)" office:value-type="float" office:value="0.0000101330168976" calcext:value-type="float">
            <text:p>1,01330168976E-05</text:p>
          </table:table-cell>
          <table:table-cell table:formula="of:=POWER([.F11]-[.L$2];2)" office:value-type="float" office:value="0.00000024762566439999" calcext:value-type="float">
            <text:p>2,4762566439999E-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" calcext:value-type="float">
            <text:p>0,07</text:p>
          </table:table-cell>
          <table:table-cell office:value-type="float" office:value="0.0417" calcext:value-type="float">
            <text:p>0,0417</text:p>
          </table:table-cell>
          <table:table-cell office:value-type="float" office:value="0.033525" calcext:value-type="float">
            <text:p>0,033525</text:p>
          </table:table-cell>
          <table:table-cell office:value-type="float" office:value="0.039964" calcext:value-type="float">
            <text:p>0,039964</text:p>
          </table:table-cell>
          <table:table-cell office:value-type="float" office:value="0.043709" calcext:value-type="float">
            <text:p>0,043709</text:p>
          </table:table-cell>
          <table:table-cell table:number-columns-repeated="7"/>
          <table:table-cell table:formula="of:=POWER([.B12]-[.H$2];2)" office:value-type="float" office:value="0.00064009" calcext:value-type="float">
            <text:p>0,00064009</text:p>
          </table:table-cell>
          <table:table-cell table:formula="of:=POWER([.C12]-[.I$2];2)" office:value-type="float" office:value="0.0000292789210000001" calcext:value-type="float">
            <text:p>2,92789210000001E-05</text:p>
          </table:table-cell>
          <table:table-cell table:formula="of:=POWER([.D12]-[.J$2];2)" office:value-type="float" office:value="0.00002882079225" calcext:value-type="float">
            <text:p>2,882079225E-05</text:p>
          </table:table-cell>
          <table:table-cell table:formula="of:=POWER([.E12]-[.K$2];2)" office:value-type="float" office:value="0.00000095109305759999" calcext:value-type="float">
            <text:p>9,51093057599991E-07</text:p>
          </table:table-cell>
          <table:table-cell table:formula="of:=POWER([.F12]-[.L$2];2)" office:value-type="float" office:value="0.00000279016934440002" calcext:value-type="float">
            <text:p>2,79016934440002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" calcext:value-type="float">
            <text:p>0,08</text:p>
          </table:table-cell>
          <table:table-cell office:value-type="float" office:value="0.0259" calcext:value-type="float">
            <text:p>0,0259</text:p>
          </table:table-cell>
          <table:table-cell office:value-type="float" office:value="0.0382" calcext:value-type="float">
            <text:p>0,0382</text:p>
          </table:table-cell>
          <table:table-cell office:value-type="float" office:value="0.039092" calcext:value-type="float">
            <text:p>0,039092</text:p>
          </table:table-cell>
          <table:table-cell office:value-type="float" office:value="0.039499" calcext:value-type="float">
            <text:p>0,039499</text:p>
          </table:table-cell>
          <table:table-cell table:number-columns-repeated="7"/>
          <table:table-cell table:formula="of:=POWER([.B13]-[.H$2];2)" office:value-type="float" office:value="0.00124609" calcext:value-type="float">
            <text:p>0,00124609</text:p>
          </table:table-cell>
          <table:table-cell table:formula="of:=POWER([.C13]-[.I$2];2)" office:value-type="float" office:value="0.000107931321" calcext:value-type="float">
            <text:p>0,000107931321</text:p>
          </table:table-cell>
          <table:table-cell table:formula="of:=POWER([.D13]-[.J$2];2)" office:value-type="float" office:value="0.00000048094225" calcext:value-type="float">
            <text:p>4,8094225E-07</text:p>
          </table:table-cell>
          <table:table-cell table:formula="of:=POWER([.E13]-[.K$2];2)" office:value-type="float" office:value="0.00000341229561759997" calcext:value-type="float">
            <text:p>3,41229561759997E-06</text:p>
          </table:table-cell>
          <table:table-cell table:formula="of:=POWER([.F13]-[.L$2];2)" office:value-type="float" office:value="0.00000644966974439996" calcext:value-type="float">
            <text:p>6,44966974439996E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office:value-type="float" office:value="0.037" calcext:value-type="float">
            <text:p>0,037</text:p>
          </table:table-cell>
          <table:table-cell office:value-type="float" office:value="0.041125" calcext:value-type="float">
            <text:p>0,041125</text:p>
          </table:table-cell>
          <table:table-cell office:value-type="float" office:value="0.041548" calcext:value-type="float">
            <text:p>0,041548</text:p>
          </table:table-cell>
          <table:table-cell office:value-type="float" office:value="0.043609" calcext:value-type="float">
            <text:p>0,043609</text:p>
          </table:table-cell>
          <table:table-cell table:number-columns-repeated="7"/>
          <table:table-cell table:formula="of:=POWER([.B14]-[.H$2];2)" office:value-type="float" office:value="0.00305809" calcext:value-type="float">
            <text:p>0,00305809</text:p>
          </table:table-cell>
          <table:table-cell table:formula="of:=POWER([.C14]-[.I$2];2)" office:value-type="float" office:value="0.00000050552100000001" calcext:value-type="float">
            <text:p>5,05521000000005E-07</text:p>
          </table:table-cell>
          <table:table-cell table:formula="of:=POWER([.D14]-[.J$2];2)" office:value-type="float" office:value="0.00000497959225000002" calcext:value-type="float">
            <text:p>4,97959225000002E-06</text:p>
          </table:table-cell>
          <table:table-cell table:formula="of:=POWER([.E14]-[.K$2];2)" office:value-type="float" office:value="0.00000037058873760001" calcext:value-type="float">
            <text:p>3,70588737600008E-07</text:p>
          </table:table-cell>
          <table:table-cell table:formula="of:=POWER([.F14]-[.L$2];2)" office:value-type="float" office:value="0.00000246609334440003" calcext:value-type="float">
            <text:p>2,46609334440003E-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,1</text:p>
          </table:table-cell>
          <table:table-cell office:value-type="float" office:value="0.0333" calcext:value-type="float">
            <text:p>0,0333</text:p>
          </table:table-cell>
          <table:table-cell office:value-type="float" office:value="0.038875" calcext:value-type="float">
            <text:p>0,038875</text:p>
          </table:table-cell>
          <table:table-cell office:value-type="float" office:value="0.04524" calcext:value-type="float">
            <text:p>0,04524</text:p>
          </table:table-cell>
          <table:table-cell office:value-type="float" office:value="0.042777" calcext:value-type="float">
            <text:p>0,042777</text:p>
          </table:table-cell>
          <table:table-cell table:number-columns-repeated="7"/>
          <table:table-cell table:formula="of:=POWER([.B15]-[.H$2];2)" office:value-type="float" office:value="0.00305809" calcext:value-type="float">
            <text:p>0,00305809</text:p>
          </table:table-cell>
          <table:table-cell table:formula="of:=POWER([.C15]-[.I$2];2)" office:value-type="float" office:value="0.00000893412099999995" calcext:value-type="float">
            <text:p>8,93412099999995E-06</text:p>
          </table:table-cell>
          <table:table-cell table:formula="of:=POWER([.D15]-[.J$2];2)" office:value-type="float" office:value="0.00000000034225" calcext:value-type="float">
            <text:p>3,42249999999914E-10</text:p>
          </table:table-cell>
          <table:table-cell table:formula="of:=POWER([.E15]-[.K$2];2)" office:value-type="float" office:value="0.0000184965365776001" calcext:value-type="float">
            <text:p>1,84965365776001E-05</text:p>
          </table:table-cell>
          <table:table-cell table:formula="of:=POWER([.F15]-[.L$2];2)" office:value-type="float" office:value="0.00000054520502440002" calcext:value-type="float">
            <text:p>5,45205024400016E-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,05</text:p>
          </table:table-cell>
          <table:table-cell office:value-type="float" office:value="0.0417" calcext:value-type="float">
            <text:p>0,0417</text:p>
          </table:table-cell>
          <table:table-cell office:value-type="float" office:value="0.039525" calcext:value-type="float">
            <text:p>0,039525</text:p>
          </table:table-cell>
          <table:table-cell office:value-type="float" office:value="0.0423" calcext:value-type="float">
            <text:p>0,0423</text:p>
          </table:table-cell>
          <table:table-cell office:value-type="float" office:value="0.041957" calcext:value-type="float">
            <text:p>0,041957</text:p>
          </table:table-cell>
          <table:table-cell table:number-columns-repeated="7"/>
          <table:table-cell table:formula="of:=POWER([.B16]-[.H$2];2)" office:value-type="float" office:value="0.0000280899999999998" calcext:value-type="float">
            <text:p>2,80899999999998E-05</text:p>
          </table:table-cell>
          <table:table-cell table:formula="of:=POWER([.C16]-[.I$2];2)" office:value-type="float" office:value="0.0000292789210000001" calcext:value-type="float">
            <text:p>2,92789210000001E-05</text:p>
          </table:table-cell>
          <table:table-cell table:formula="of:=POWER([.D16]-[.J$2];2)" office:value-type="float" office:value="0.00000039879225" calcext:value-type="float">
            <text:p>3,9879225E-07</text:p>
          </table:table-cell>
          <table:table-cell table:formula="of:=POWER([.E16]-[.K$2];2)" office:value-type="float" office:value="0.00000185166777760001" calcext:value-type="float">
            <text:p>1,85166777760001E-06</text:p>
          </table:table-cell>
          <table:table-cell table:formula="of:=POWER([.F16]-[.L$2];2)" office:value-type="float" office:value="0.0000000066618244" calcext:value-type="float">
            <text:p>6,66182439999846E-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,043</text:p>
          </table:table-cell>
          <table:table-cell office:value-type="float" office:value="0.03625" calcext:value-type="float">
            <text:p>0,03625</text:p>
          </table:table-cell>
          <table:table-cell office:value-type="float" office:value="0.041252" calcext:value-type="float">
            <text:p>0,041252</text:p>
          </table:table-cell>
          <table:table-cell office:value-type="float" office:value="0.040729" calcext:value-type="float">
            <text:p>0,040729</text:p>
          </table:table-cell>
          <table:table-cell table:number-columns-repeated="7"/>
          <table:table-cell table:formula="of:=POWER([.B17]-[.H$2];2)" office:value-type="float" office:value="0.00199809" calcext:value-type="float">
            <text:p>0,00199809</text:p>
          </table:table-cell>
          <table:table-cell table:formula="of:=POWER([.C17]-[.I$2];2)" office:value-type="float" office:value="0.000045037521" calcext:value-type="float">
            <text:p>4,5037521E-05</text:p>
          </table:table-cell>
          <table:table-cell table:formula="of:=POWER([.D17]-[.J$2];2)" office:value-type="float" office:value="0.00000698809225" calcext:value-type="float">
            <text:p>6,98809225E-06</text:p>
          </table:table-cell>
          <table:table-cell table:formula="of:=POWER([.E17]-[.K$2];2)" office:value-type="float" office:value="0.0000000978188176" calcext:value-type="float">
            <text:p>9,78188176000014E-08</text:p>
          </table:table-cell>
          <table:table-cell table:formula="of:=POWER([.F17]-[.L$2];2)" office:value-type="float" office:value="0.00000171510454439998" calcext:value-type="float">
            <text:p>1,71510454439998E-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" calcext:value-type="float">
            <text:p>0,04</text:p>
          </table:table-cell>
          <table:table-cell office:value-type="float" office:value="0.0388" calcext:value-type="float">
            <text:p>0,0388</text:p>
          </table:table-cell>
          <table:table-cell office:value-type="float" office:value="0.034275" calcext:value-type="float">
            <text:p>0,034275</text:p>
          </table:table-cell>
          <table:table-cell office:value-type="float" office:value="0.040772" calcext:value-type="float">
            <text:p>0,040772</text:p>
          </table:table-cell>
          <table:table-cell office:value-type="float" office:value="0.041706" calcext:value-type="float">
            <text:p>0,041706</text:p>
          </table:table-cell>
          <table:table-cell table:number-columns-repeated="7"/>
          <table:table-cell table:formula="of:=POWER([.B18]-[.H$2];2)" office:value-type="float" office:value="0.0000220900000000002" calcext:value-type="float">
            <text:p>2,20900000000002E-05</text:p>
          </table:table-cell>
          <table:table-cell table:formula="of:=POWER([.C18]-[.I$2];2)" office:value-type="float" office:value="0.00000630512100000003" calcext:value-type="float">
            <text:p>6,30512100000003E-06</text:p>
          </table:table-cell>
          <table:table-cell table:formula="of:=POWER([.D18]-[.J$2];2)" office:value-type="float" office:value="0.00002133054225" calcext:value-type="float">
            <text:p>2,133054225E-05</text:p>
          </table:table-cell>
          <table:table-cell table:formula="of:=POWER([.E18]-[.K$2];2)" office:value-type="float" office:value="0.0000000279692176" calcext:value-type="float">
            <text:p>2,79692175999974E-08</text:p>
          </table:table-cell>
          <table:table-cell table:formula="of:=POWER([.F18]-[.L$2];2)" office:value-type="float" office:value="0.0000001106360644" calcext:value-type="float">
            <text:p>1,10636064399995E-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office:value-type="float" office:value="0.0353" calcext:value-type="float">
            <text:p>0,0353</text:p>
          </table:table-cell>
          <table:table-cell office:value-type="float" office:value="0.032825" calcext:value-type="float">
            <text:p>0,032825</text:p>
          </table:table-cell>
          <table:table-cell office:value-type="float" office:value="0.040628" calcext:value-type="float">
            <text:p>0,040628</text:p>
          </table:table-cell>
          <table:table-cell office:value-type="float" office:value="0.041515" calcext:value-type="float">
            <text:p>0,041515</text:p>
          </table:table-cell>
          <table:table-cell table:number-columns-repeated="7"/>
          <table:table-cell table:formula="of:=POWER([.B19]-[.H$2];2)" office:value-type="float" office:value="0.00305809" calcext:value-type="float">
            <text:p>0,00305809</text:p>
          </table:table-cell>
          <table:table-cell table:formula="of:=POWER([.C19]-[.I$2];2)" office:value-type="float" office:value="0.00000097812099999999" calcext:value-type="float">
            <text:p>9,78120999999994E-07</text:p>
          </table:table-cell>
          <table:table-cell table:formula="of:=POWER([.D19]-[.J$2];2)" office:value-type="float" office:value="0.00003682669225" calcext:value-type="float">
            <text:p>3,682669225E-05</text:p>
          </table:table-cell>
          <table:table-cell table:formula="of:=POWER([.E19]-[.K$2];2)" office:value-type="float" office:value="0.0000000968703376" calcext:value-type="float">
            <text:p>9,68703375999984E-08</text:p>
          </table:table-cell>
          <table:table-cell table:formula="of:=POWER([.F19]-[.L$2];2)" office:value-type="float" office:value="0.00000027417790439999" calcext:value-type="float">
            <text:p>2,74177904399988E-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,04</text:p>
          </table:table-cell>
          <table:table-cell office:value-type="float" office:value="0.031" calcext:value-type="float">
            <text:p>0,031</text:p>
          </table:table-cell>
          <table:table-cell office:value-type="float" office:value="0.035225" calcext:value-type="float">
            <text:p>0,035225</text:p>
          </table:table-cell>
          <table:table-cell office:value-type="float" office:value="0.040352" calcext:value-type="float">
            <text:p>0,040352</text:p>
          </table:table-cell>
          <table:table-cell office:value-type="float" office:value="0.042901" calcext:value-type="float">
            <text:p>0,042901</text:p>
          </table:table-cell>
          <table:table-cell table:number-columns-repeated="7"/>
          <table:table-cell table:formula="of:=POWER([.B20]-[.H$2];2)" office:value-type="float" office:value="0.0000220900000000002" calcext:value-type="float">
            <text:p>2,20900000000002E-05</text:p>
          </table:table-cell>
          <table:table-cell table:formula="of:=POWER([.C20]-[.I$2];2)" office:value-type="float" office:value="0.0000279735209999999" calcext:value-type="float">
            <text:p>2,79735209999999E-05</text:p>
          </table:table-cell>
          <table:table-cell table:formula="of:=POWER([.D20]-[.J$2];2)" office:value-type="float" office:value="0.00001345789225" calcext:value-type="float">
            <text:p>1,345789225E-05</text:p>
          </table:table-cell>
          <table:table-cell table:formula="of:=POWER([.E20]-[.K$2];2)" office:value-type="float" office:value="0.0000003448508176" calcext:value-type="float">
            <text:p>3,44850817599995E-07</text:p>
          </table:table-cell>
          <table:table-cell table:formula="of:=POWER([.F20]-[.L$2];2)" office:value-type="float" office:value="0.00000074369926440002" calcext:value-type="float">
            <text:p>7,43699264400017E-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office:value-type="float" office:value="0.0489" calcext:value-type="float">
            <text:p>0,0489</text:p>
          </table:table-cell>
          <table:table-cell office:value-type="float" office:value="0.041025" calcext:value-type="float">
            <text:p>0,041025</text:p>
          </table:table-cell>
          <table:table-cell office:value-type="float" office:value="0.038668" calcext:value-type="float">
            <text:p>0,038668</text:p>
          </table:table-cell>
          <table:table-cell office:value-type="float" office:value="0.044322" calcext:value-type="float">
            <text:p>0,044322</text:p>
          </table:table-cell>
          <table:table-cell table:number-columns-repeated="7"/>
          <table:table-cell table:formula="of:=POWER([.B21]-[.H$2];2)" office:value-type="float" office:value="0.00305809" calcext:value-type="float">
            <text:p>0,00305809</text:p>
          </table:table-cell>
          <table:table-cell table:formula="of:=POWER([.C21]-[.I$2];2)" office:value-type="float" office:value="0.000159037321" calcext:value-type="float">
            <text:p>0,000159037321</text:p>
          </table:table-cell>
          <table:table-cell table:formula="of:=POWER([.D21]-[.J$2];2)" office:value-type="float" office:value="0.00000454329225000001" calcext:value-type="float">
            <text:p>4,54329225000001E-06</text:p>
          </table:table-cell>
          <table:table-cell table:formula="of:=POWER([.E21]-[.K$2];2)" office:value-type="float" office:value="0.00000515853113759997" calcext:value-type="float">
            <text:p>5,15853113759997E-06</text:p>
          </table:table-cell>
          <table:table-cell table:formula="of:=POWER([.F21]-[.L$2];2)" office:value-type="float" office:value="0.00000521382422440004" calcext:value-type="float">
            <text:p>5,21382422440004E-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284" calcext:value-type="float">
            <text:p>0,0284</text:p>
          </table:table-cell>
          <table:table-cell office:value-type="float" office:value="0.036925" calcext:value-type="float">
            <text:p>0,036925</text:p>
          </table:table-cell>
          <table:table-cell office:value-type="float" office:value="0.040748" calcext:value-type="float">
            <text:p>0,040748</text:p>
          </table:table-cell>
          <table:table-cell office:value-type="float" office:value="0.042488" calcext:value-type="float">
            <text:p>0,042488</text:p>
          </table:table-cell>
          <table:table-cell table:number-columns-repeated="7"/>
          <table:table-cell table:formula="of:=POWER([.B22]-[.H$2];2)" office:value-type="float" office:value="0.00199809" calcext:value-type="float">
            <text:p>0,00199809</text:p>
          </table:table-cell>
          <table:table-cell table:formula="of:=POWER([.C22]-[.I$2];2)" office:value-type="float" office:value="0.0000622363209999999" calcext:value-type="float">
            <text:p>6,22363209999999E-05</text:p>
          </table:table-cell>
          <table:table-cell table:formula="of:=POWER([.D22]-[.J$2];2)" office:value-type="float" office:value="0.00000387499224999999" calcext:value-type="float">
            <text:p>3,87499224999999E-06</text:p>
          </table:table-cell>
          <table:table-cell table:formula="of:=POWER([.E22]-[.K$2];2)" office:value-type="float" office:value="0.0000000365727376" calcext:value-type="float">
            <text:p>3,65727375999982E-08</text:p>
          </table:table-cell>
          <table:table-cell table:formula="of:=POWER([.F22]-[.L$2];2)" office:value-type="float" office:value="0.00000020194238440001" calcext:value-type="float">
            <text:p>2,01942384400006E-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" calcext:value-type="float">
            <text:p>0,04</text:p>
          </table:table-cell>
          <table:table-cell office:value-type="float" office:value="0.0466" calcext:value-type="float">
            <text:p>0,0466</text:p>
          </table:table-cell>
          <table:table-cell office:value-type="float" office:value="0.039525" calcext:value-type="float">
            <text:p>0,039525</text:p>
          </table:table-cell>
          <table:table-cell office:value-type="float" office:value="0.042124" calcext:value-type="float">
            <text:p>0,042124</text:p>
          </table:table-cell>
          <table:table-cell office:value-type="float" office:value="0.040995" calcext:value-type="float">
            <text:p>0,040995</text:p>
          </table:table-cell>
          <table:table-cell table:number-columns-repeated="7"/>
          <table:table-cell table:formula="of:=POWER([.B23]-[.H$2];2)" office:value-type="float" office:value="0.0000220900000000002" calcext:value-type="float">
            <text:p>2,20900000000002E-05</text:p>
          </table:table-cell>
          <table:table-cell table:formula="of:=POWER([.C23]-[.I$2];2)" office:value-type="float" office:value="0.000106316721" calcext:value-type="float">
            <text:p>0,000106316721</text:p>
          </table:table-cell>
          <table:table-cell table:formula="of:=POWER([.D23]-[.J$2];2)" office:value-type="float" office:value="0.00000039879225" calcext:value-type="float">
            <text:p>3,9879225E-07</text:p>
          </table:table-cell>
          <table:table-cell table:formula="of:=POWER([.E23]-[.K$2];2)" office:value-type="float" office:value="0.00000140365625760002" calcext:value-type="float">
            <text:p>1,40365625760002E-06</text:p>
          </table:table-cell>
          <table:table-cell table:formula="of:=POWER([.F23]-[.L$2];2)" office:value-type="float" office:value="0.00000108914270439999" calcext:value-type="float">
            <text:p>1,08914270439999E-0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0404" calcext:value-type="float">
            <text:p>0,0404</text:p>
          </table:table-cell>
          <table:table-cell office:value-type="float" office:value="0.04" calcext:value-type="float">
            <text:p>0,04</text:p>
          </table:table-cell>
          <table:table-cell office:value-type="float" office:value="0.03864" calcext:value-type="float">
            <text:p>0,03864</text:p>
          </table:table-cell>
          <table:table-cell office:value-type="float" office:value="0.042479" calcext:value-type="float">
            <text:p>0,042479</text:p>
          </table:table-cell>
          <table:table-cell table:number-columns-repeated="7"/>
          <table:table-cell table:formula="of:=POWER([.B24]-[.H$2];2)" office:value-type="float" office:value="0.00199809" calcext:value-type="float">
            <text:p>0,00199809</text:p>
          </table:table-cell>
          <table:table-cell table:formula="of:=POWER([.C24]-[.I$2];2)" office:value-type="float" office:value="0.000016900321" calcext:value-type="float">
            <text:p>1,6900321E-05</text:p>
          </table:table-cell>
          <table:table-cell table:formula="of:=POWER([.D24]-[.J$2];2)" office:value-type="float" office:value="0.00000122434225000001" calcext:value-type="float">
            <text:p>1,22434225000001E-06</text:p>
          </table:table-cell>
          <table:table-cell table:formula="of:=POWER([.E24]-[.K$2];2)" office:value-type="float" office:value="0.00000528650457759997" calcext:value-type="float">
            <text:p>5,28650457759997E-06</text:p>
          </table:table-cell>
          <table:table-cell table:formula="of:=POWER([.F24]-[.L$2];2)" office:value-type="float" office:value="0.00000019393454440001" calcext:value-type="float">
            <text:p>1,9393454440001E-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" calcext:value-type="float">
            <text:p>0,04</text:p>
          </table:table-cell>
          <table:table-cell office:value-type="float" office:value="0.0405" calcext:value-type="float">
            <text:p>0,0405</text:p>
          </table:table-cell>
          <table:table-cell office:value-type="float" office:value="0.047775" calcext:value-type="float">
            <text:p>0,047775</text:p>
          </table:table-cell>
          <table:table-cell office:value-type="float" office:value="0.042508" calcext:value-type="float">
            <text:p>0,042508</text:p>
          </table:table-cell>
          <table:table-cell office:value-type="float" office:value="0.041558" calcext:value-type="float">
            <text:p>0,041558</text:p>
          </table:table-cell>
          <table:table-cell table:number-columns-repeated="7"/>
          <table:table-cell table:formula="of:=POWER([.B25]-[.H$2];2)" office:value-type="float" office:value="0.0000220900000000002" calcext:value-type="float">
            <text:p>2,20900000000002E-05</text:p>
          </table:table-cell>
          <table:table-cell table:formula="of:=POWER([.C25]-[.I$2];2)" office:value-type="float" office:value="0.0000177325210000001" calcext:value-type="float">
            <text:p>1,77325210000001E-05</text:p>
          </table:table-cell>
          <table:table-cell table:formula="of:=POWER([.D25]-[.J$2];2)" office:value-type="float" office:value="0.00007888104225" calcext:value-type="float">
            <text:p>7,888104225E-05</text:p>
          </table:table-cell>
          <table:table-cell table:formula="of:=POWER([.E25]-[.K$2];2)" office:value-type="float" office:value="0.00000246100793760001" calcext:value-type="float">
            <text:p>2,46100793760001E-06</text:p>
          </table:table-cell>
          <table:table-cell table:formula="of:=POWER([.F25]-[.L$2];2)" office:value-type="float" office:value="0.0000002309955844" calcext:value-type="float">
            <text:p>2,30995584399994E-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" calcext:value-type="float">
            <text:p>0,04</text:p>
          </table:table-cell>
          <table:table-cell office:value-type="float" office:value="0.0283" calcext:value-type="float">
            <text:p>0,0283</text:p>
          </table:table-cell>
          <table:table-cell office:value-type="float" office:value="0.0284" calcext:value-type="float">
            <text:p>0,0284</text:p>
          </table:table-cell>
          <table:table-cell office:value-type="float" office:value="0.040164" calcext:value-type="float">
            <text:p>0,040164</text:p>
          </table:table-cell>
          <table:table-cell office:value-type="float" office:value="0.041226" calcext:value-type="float">
            <text:p>0,041226</text:p>
          </table:table-cell>
          <table:table-cell table:number-columns-repeated="7"/>
          <table:table-cell table:formula="of:=POWER([.B26]-[.H$2];2)" office:value-type="float" office:value="0.0000220900000000002" calcext:value-type="float">
            <text:p>2,20900000000002E-05</text:p>
          </table:table-cell>
          <table:table-cell table:formula="of:=POWER([.C26]-[.I$2];2)" office:value-type="float" office:value="0.0000638241209999999" calcext:value-type="float">
            <text:p>6,38241209999999E-05</text:p>
          </table:table-cell>
          <table:table-cell table:formula="of:=POWER([.D26]-[.J$2];2)" office:value-type="float" office:value="0.00011011354225" calcext:value-type="float">
            <text:p>0,00011011354225</text:p>
          </table:table-cell>
          <table:table-cell table:formula="of:=POWER([.E26]-[.K$2];2)" office:value-type="float" office:value="0.0000006009970576" calcext:value-type="float">
            <text:p>6,00997057599995E-07</text:p>
          </table:table-cell>
          <table:table-cell table:formula="of:=POWER([.F26]-[.L$2];2)" office:value-type="float" office:value="0.00000066035126439999" calcext:value-type="float">
            <text:p>6,60351264399989E-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3" calcext:value-type="float">
            <text:p>0,23</text:p>
          </table:table-cell>
          <table:table-cell office:value-type="float" office:value="0.0281" calcext:value-type="float">
            <text:p>0,0281</text:p>
          </table:table-cell>
          <table:table-cell office:value-type="float" office:value="0.039325" calcext:value-type="float">
            <text:p>0,039325</text:p>
          </table:table-cell>
          <table:table-cell office:value-type="float" office:value="0.044824" calcext:value-type="float">
            <text:p>0,044824</text:p>
          </table:table-cell>
          <table:table-cell office:value-type="float" office:value="0.042402" calcext:value-type="float">
            <text:p>0,042402</text:p>
          </table:table-cell>
          <table:table-cell table:number-columns-repeated="7"/>
          <table:table-cell table:formula="of:=POWER([.B27]-[.H$2];2)" office:value-type="float" office:value="0.03433609" calcext:value-type="float">
            <text:p>0,03433609</text:p>
          </table:table-cell>
          <table:table-cell table:formula="of:=POWER([.C27]-[.I$2];2)" office:value-type="float" office:value="0.0000670597209999999" calcext:value-type="float">
            <text:p>6,70597209999999E-05</text:p>
          </table:table-cell>
          <table:table-cell table:formula="of:=POWER([.D27]-[.J$2];2)" office:value-type="float" office:value="0.00000018619225" calcext:value-type="float">
            <text:p>1,86192250000001E-07</text:p>
          </table:table-cell>
          <table:table-cell table:formula="of:=POWER([.E27]-[.K$2];2)" office:value-type="float" office:value="0.0000150913602576001" calcext:value-type="float">
            <text:p>1,50913602576001E-05</text:p>
          </table:table-cell>
          <table:table-cell table:formula="of:=POWER([.F27]-[.L$2];2)" office:value-type="float" office:value="0.00000013204502440001" calcext:value-type="float">
            <text:p>1,32045024400008E-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8" calcext:value-type="float">
            <text:p>0,08</text:p>
          </table:table-cell>
          <table:table-cell office:value-type="float" office:value="0.0428" calcext:value-type="float">
            <text:p>0,0428</text:p>
          </table:table-cell>
          <table:table-cell office:value-type="float" office:value="0.034675" calcext:value-type="float">
            <text:p>0,034675</text:p>
          </table:table-cell>
          <table:table-cell office:value-type="float" office:value="0.0397" calcext:value-type="float">
            <text:p>0,0397</text:p>
          </table:table-cell>
          <table:table-cell office:value-type="float" office:value="0.040465" calcext:value-type="float">
            <text:p>0,040465</text:p>
          </table:table-cell>
          <table:table-cell table:number-columns-repeated="7"/>
          <table:table-cell table:formula="of:=POWER([.B28]-[.H$2];2)" office:value-type="float" office:value="0.00124609" calcext:value-type="float">
            <text:p>0,00124609</text:p>
          </table:table-cell>
          <table:table-cell table:formula="of:=POWER([.C28]-[.I$2];2)" office:value-type="float" office:value="0.000042393121" calcext:value-type="float">
            <text:p>4,2393121E-05</text:p>
          </table:table-cell>
          <table:table-cell table:formula="of:=POWER([.D28]-[.J$2];2)" office:value-type="float" office:value="0.00001779574225" calcext:value-type="float">
            <text:p>1,779574225E-05</text:p>
          </table:table-cell>
          <table:table-cell table:formula="of:=POWER([.E28]-[.K$2];2)" office:value-type="float" office:value="0.00000153571577759999" calcext:value-type="float">
            <text:p>1,53571577759999E-06</text:p>
          </table:table-cell>
          <table:table-cell table:formula="of:=POWER([.F28]-[.L$2];2)" office:value-type="float" office:value="0.00000247627990439997" calcext:value-type="float">
            <text:p>2,47627990439997E-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0396" calcext:value-type="float">
            <text:p>0,0396</text:p>
          </table:table-cell>
          <table:table-cell office:value-type="float" office:value="0.035875" calcext:value-type="float">
            <text:p>0,035875</text:p>
          </table:table-cell>
          <table:table-cell office:value-type="float" office:value="0.044804" calcext:value-type="float">
            <text:p>0,044804</text:p>
          </table:table-cell>
          <table:table-cell office:value-type="float" office:value="0.044359" calcext:value-type="float">
            <text:p>0,044359</text:p>
          </table:table-cell>
          <table:table-cell table:number-columns-repeated="7"/>
          <table:table-cell table:formula="of:=POWER([.B29]-[.H$2];2)" office:value-type="float" office:value="0.00199809" calcext:value-type="float">
            <text:p>0,00199809</text:p>
          </table:table-cell>
          <table:table-cell table:formula="of:=POWER([.C29]-[.I$2];2)" office:value-type="float" office:value="0.0000109627210000001" calcext:value-type="float">
            <text:p>1,09627210000001E-05</text:p>
          </table:table-cell>
          <table:table-cell table:formula="of:=POWER([.D29]-[.J$2];2)" office:value-type="float" office:value="0.00000911134225" calcext:value-type="float">
            <text:p>9,11134225E-06</text:p>
          </table:table-cell>
          <table:table-cell table:formula="of:=POWER([.E29]-[.K$2];2)" office:value-type="float" office:value="0.0000149363698576" calcext:value-type="float">
            <text:p>1,49363698576E-05</text:p>
          </table:table-cell>
          <table:table-cell table:formula="of:=POWER([.F29]-[.L$2];2)" office:value-type="float" office:value="0.00000538416334440005" calcext:value-type="float">
            <text:p>5,38416334440005E-0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4" calcext:value-type="float">
            <text:p>0,04</text:p>
          </table:table-cell>
          <table:table-cell office:value-type="float" office:value="0.0378" calcext:value-type="float">
            <text:p>0,0378</text:p>
          </table:table-cell>
          <table:table-cell office:value-type="float" office:value="0.0444" calcext:value-type="float">
            <text:p>0,0444</text:p>
          </table:table-cell>
          <table:table-cell office:value-type="float" office:value="0.034856" calcext:value-type="float">
            <text:p>0,034856</text:p>
          </table:table-cell>
          <table:table-cell office:value-type="float" office:value="0.040057" calcext:value-type="float">
            <text:p>0,040057</text:p>
          </table:table-cell>
          <table:table-cell table:number-columns-repeated="7"/>
          <table:table-cell table:formula="of:=POWER([.B30]-[.H$2];2)" office:value-type="float" office:value="0.0000220900000000002" calcext:value-type="float">
            <text:p>2,20900000000002E-05</text:p>
          </table:table-cell>
          <table:table-cell table:formula="of:=POWER([.C30]-[.I$2];2)" office:value-type="float" office:value="0.00000228312100000002" calcext:value-type="float">
            <text:p>2,28312100000002E-06</text:p>
          </table:table-cell>
          <table:table-cell table:formula="of:=POWER([.D30]-[.J$2];2)" office:value-type="float" office:value="0.00003032154225" calcext:value-type="float">
            <text:p>3,032154225E-05</text:p>
          </table:table-cell>
          <table:table-cell table:formula="of:=POWER([.E30]-[.K$2];2)" office:value-type="float" office:value="0.0000370058088976" calcext:value-type="float">
            <text:p>3,70058088976E-05</text:p>
          </table:table-cell>
          <table:table-cell table:formula="of:=POWER([.F30]-[.L$2];2)" office:value-type="float" office:value="0.00000392681782439996" calcext:value-type="float">
            <text:p>3,92681782439996E-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" calcext:value-type="float">
            <text:p>0,08</text:p>
          </table:table-cell>
          <table:table-cell office:value-type="float" office:value="0.0352" calcext:value-type="float">
            <text:p>0,0352</text:p>
          </table:table-cell>
          <table:table-cell office:value-type="float" office:value="0.040375" calcext:value-type="float">
            <text:p>0,040375</text:p>
          </table:table-cell>
          <table:table-cell office:value-type="float" office:value="0.044132" calcext:value-type="float">
            <text:p>0,044132</text:p>
          </table:table-cell>
          <table:table-cell office:value-type="float" office:value="0.041824" calcext:value-type="float">
            <text:p>0,041824</text:p>
          </table:table-cell>
          <table:table-cell table:number-columns-repeated="7"/>
          <table:table-cell table:formula="of:=POWER([.B31]-[.H$2];2)" office:value-type="float" office:value="0.00124609" calcext:value-type="float">
            <text:p>0,00124609</text:p>
          </table:table-cell>
          <table:table-cell table:formula="of:=POWER([.C31]-[.I$2];2)" office:value-type="float" office:value="0.00000118592099999998" calcext:value-type="float">
            <text:p>1,18592099999998E-06</text:p>
          </table:table-cell>
          <table:table-cell table:formula="of:=POWER([.D31]-[.J$2];2)" office:value-type="float" office:value="0.00000219484225000001" calcext:value-type="float">
            <text:p>2,19484225000001E-06</text:p>
          </table:table-cell>
          <table:table-cell table:formula="of:=POWER([.E31]-[.K$2];2)" office:value-type="float" office:value="0.0000101937164176" calcext:value-type="float">
            <text:p>1,01937164176E-05</text:p>
          </table:table-cell>
          <table:table-cell table:formula="of:=POWER([.F31]-[.L$2];2)" office:value-type="float" office:value="0.0000000460617444" calcext:value-type="float">
            <text:p>4,60617443999965E-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4" calcext:value-type="float">
            <text:p>0,04</text:p>
          </table:table-cell>
          <table:table-cell office:value-type="float" office:value="0.0519" calcext:value-type="float">
            <text:p>0,0519</text:p>
          </table:table-cell>
          <table:table-cell office:value-type="float" office:value="0.045925" calcext:value-type="float">
            <text:p>0,045925</text:p>
          </table:table-cell>
          <table:table-cell office:value-type="float" office:value="0.042992" calcext:value-type="float">
            <text:p>0,042992</text:p>
          </table:table-cell>
          <table:table-cell office:value-type="float" office:value="0.042187" calcext:value-type="float">
            <text:p>0,042187</text:p>
          </table:table-cell>
          <table:table-cell table:number-columns-repeated="7"/>
          <table:table-cell table:formula="of:=POWER([.B32]-[.H$2];2)" office:value-type="float" office:value="0.0000220900000000002" calcext:value-type="float">
            <text:p>2,20900000000002E-05</text:p>
          </table:table-cell>
          <table:table-cell table:formula="of:=POWER([.C32]-[.I$2];2)" office:value-type="float" office:value="0.000243703321" calcext:value-type="float">
            <text:p>0,000243703321</text:p>
          </table:table-cell>
          <table:table-cell table:formula="of:=POWER([.D32]-[.J$2];2)" office:value-type="float" office:value="0.00004944199225" calcext:value-type="float">
            <text:p>4,944199225E-05</text:p>
          </table:table-cell>
          <table:table-cell table:formula="of:=POWER([.E32]-[.K$2];2)" office:value-type="float" office:value="0.00000421382361760003" calcext:value-type="float">
            <text:p>4,21382361760003E-06</text:p>
          </table:table-cell>
          <table:table-cell table:formula="of:=POWER([.F32]-[.L$2];2)" office:value-type="float" office:value="0.0000000220166244" calcext:value-type="float">
            <text:p>2,20166244000031E-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8" calcext:value-type="float">
            <text:p>0,08</text:p>
          </table:table-cell>
          <table:table-cell office:value-type="float" office:value="0.0411" calcext:value-type="float">
            <text:p>0,0411</text:p>
          </table:table-cell>
          <table:table-cell office:value-type="float" office:value="0.041475" calcext:value-type="float">
            <text:p>0,041475</text:p>
          </table:table-cell>
          <table:table-cell office:value-type="float" office:value="0.037956" calcext:value-type="float">
            <text:p>0,037956</text:p>
          </table:table-cell>
          <table:table-cell office:value-type="float" office:value="0.041707" calcext:value-type="float">
            <text:p>0,041707</text:p>
          </table:table-cell>
          <table:table-cell table:number-columns-repeated="7"/>
          <table:table-cell table:formula="of:=POWER([.B33]-[.H$2];2)" office:value-type="float" office:value="0.00124609" calcext:value-type="float">
            <text:p>0,00124609</text:p>
          </table:table-cell>
          <table:table-cell table:formula="of:=POWER([.C33]-[.I$2];2)" office:value-type="float" office:value="0.000023145721" calcext:value-type="float">
            <text:p>2,3145721E-05</text:p>
          </table:table-cell>
          <table:table-cell table:formula="of:=POWER([.D33]-[.J$2];2)" office:value-type="float" office:value="0.00000666414225" calcext:value-type="float">
            <text:p>6,66414225E-06</text:p>
          </table:table-cell>
          <table:table-cell table:formula="of:=POWER([.E33]-[.K$2];2)" office:value-type="float" office:value="0.00000889972089759999" calcext:value-type="float">
            <text:p>8,89972089759999E-06</text:p>
          </table:table-cell>
          <table:table-cell table:formula="of:=POWER([.F33]-[.L$2];2)" office:value-type="float" office:value="0.00000010997182439999" calcext:value-type="float">
            <text:p>1,09971824399994E-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4" calcext:value-type="float">
            <text:p>0,04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39025" calcext:value-type="float">
            <text:p>0,039025</text:p>
          </table:table-cell>
          <table:table-cell office:value-type="float" office:value="0.040788" calcext:value-type="float">
            <text:p>0,040788</text:p>
          </table:table-cell>
          <table:table-cell office:value-type="float" office:value="0.041298" calcext:value-type="float">
            <text:p>0,041298</text:p>
          </table:table-cell>
          <table:table-cell table:number-columns-repeated="7"/>
          <table:table-cell table:formula="of:=POWER([.B34]-[.H$2];2)" office:value-type="float" office:value="0.0000220900000000002" calcext:value-type="float">
            <text:p>2,20900000000002E-05</text:p>
          </table:table-cell>
          <table:table-cell table:formula="of:=POWER([.C34]-[.I$2];2)" office:value-type="float" office:value="0.000038303721" calcext:value-type="float">
            <text:p>3,8303721E-05</text:p>
          </table:table-cell>
          <table:table-cell table:formula="of:=POWER([.D34]-[.J$2];2)" office:value-type="float" office:value="0.00000001729225" calcext:value-type="float">
            <text:p>1,72922499999999E-08</text:p>
          </table:table-cell>
          <table:table-cell table:formula="of:=POWER([.E34]-[.K$2];2)" office:value-type="float" office:value="0.0000000228735376" calcext:value-type="float">
            <text:p>2,28735375999991E-08</text:p>
          </table:table-cell>
          <table:table-cell table:formula="of:=POWER([.F34]-[.L$2];2)" office:value-type="float" office:value="0.00000054851798439999" calcext:value-type="float">
            <text:p>5,48517984399986E-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0395" calcext:value-type="float">
            <text:p>0,0395</text:p>
          </table:table-cell>
          <table:table-cell office:value-type="float" office:value="0.048225" calcext:value-type="float">
            <text:p>0,048225</text:p>
          </table:table-cell>
          <table:table-cell office:value-type="float" office:value="0.039848" calcext:value-type="float">
            <text:p>0,039848</text:p>
          </table:table-cell>
          <table:table-cell office:value-type="float" office:value="0.040949" calcext:value-type="float">
            <text:p>0,040949</text:p>
          </table:table-cell>
          <table:table-cell table:number-columns-repeated="7"/>
          <table:table-cell table:formula="of:=POWER([.B35]-[.H$2];2)" office:value-type="float" office:value="0.00199809" calcext:value-type="float">
            <text:p>0,00199809</text:p>
          </table:table-cell>
          <table:table-cell table:formula="of:=POWER([.C35]-[.I$2];2)" office:value-type="float" office:value="0.000010310521" calcext:value-type="float">
            <text:p>1,0310521E-05</text:p>
          </table:table-cell>
          <table:table-cell table:formula="of:=POWER([.D35]-[.J$2];2)" office:value-type="float" office:value="0.00008707689225" calcext:value-type="float">
            <text:p>8,707689225E-05</text:p>
          </table:table-cell>
          <table:table-cell table:formula="of:=POWER([.E35]-[.K$2];2)" office:value-type="float" office:value="0.00000119080473759999" calcext:value-type="float">
            <text:p>1,19080473759999E-06</text:p>
          </table:table-cell>
          <table:table-cell table:formula="of:=POWER([.F35]-[.L$2];2)" office:value-type="float" office:value="0.00000118727174439998" calcext:value-type="float">
            <text:p>1,18727174439998E-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0339" calcext:value-type="float">
            <text:p>0,0339</text:p>
          </table:table-cell>
          <table:table-cell office:value-type="float" office:value="0.041225" calcext:value-type="float">
            <text:p>0,041225</text:p>
          </table:table-cell>
          <table:table-cell office:value-type="float" office:value="0.038204" calcext:value-type="float">
            <text:p>0,038204</text:p>
          </table:table-cell>
          <table:table-cell office:value-type="float" office:value="0.042783" calcext:value-type="float">
            <text:p>0,042783</text:p>
          </table:table-cell>
          <table:table-cell table:number-columns-repeated="7"/>
          <table:table-cell table:formula="of:=POWER([.B36]-[.H$2];2)" office:value-type="float" office:value="0.00199809" calcext:value-type="float">
            <text:p>0,00199809</text:p>
          </table:table-cell>
          <table:table-cell table:formula="of:=POWER([.C36]-[.I$2];2)" office:value-type="float" office:value="0.00000570732099999998" calcext:value-type="float">
            <text:p>5,70732099999998E-06</text:p>
          </table:table-cell>
          <table:table-cell table:formula="of:=POWER([.D36]-[.J$2];2)" office:value-type="float" office:value="0.00000543589225" calcext:value-type="float">
            <text:p>5,43589225E-06</text:p>
          </table:table-cell>
          <table:table-cell table:formula="of:=POWER([.E36]-[.K$2];2)" office:value-type="float" office:value="0.00000748153785759996" calcext:value-type="float">
            <text:p>7,48153785759996E-06</text:p>
          </table:table-cell>
          <table:table-cell table:formula="of:=POWER([.F36]-[.L$2];2)" office:value-type="float" office:value="0.00000055410158440002" calcext:value-type="float">
            <text:p>5,54101584400014E-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2" calcext:value-type="float">
            <text:p>0,12</text:p>
          </table:table-cell>
          <table:table-cell office:value-type="float" office:value="0.0276" calcext:value-type="float">
            <text:p>0,0276</text:p>
          </table:table-cell>
          <table:table-cell office:value-type="float" office:value="0.041575" calcext:value-type="float">
            <text:p>0,041575</text:p>
          </table:table-cell>
          <table:table-cell office:value-type="float" office:value="0.038764" calcext:value-type="float">
            <text:p>0,038764</text:p>
          </table:table-cell>
          <table:table-cell office:value-type="float" office:value="0.042079" calcext:value-type="float">
            <text:p>0,042079</text:p>
          </table:table-cell>
          <table:table-cell table:number-columns-repeated="7"/>
          <table:table-cell table:formula="of:=POWER([.B37]-[.H$2];2)" office:value-type="float" office:value="0.00567009" calcext:value-type="float">
            <text:p>0,00567009</text:p>
          </table:table-cell>
          <table:table-cell table:formula="of:=POWER([.C37]-[.I$2];2)" office:value-type="float" office:value="0.0000754987209999999" calcext:value-type="float">
            <text:p>7,54987209999999E-05</text:p>
          </table:table-cell>
          <table:table-cell table:formula="of:=POWER([.D37]-[.J$2];2)" office:value-type="float" office:value="0.00000719044225000002" calcext:value-type="float">
            <text:p>7,19044225000002E-06</text:p>
          </table:table-cell>
          <table:table-cell table:formula="of:=POWER([.E37]-[.K$2];2)" office:value-type="float" office:value="0.00000473166905759998" calcext:value-type="float">
            <text:p>4,73166905759998E-06</text:p>
          </table:table-cell>
          <table:table-cell table:formula="of:=POWER([.F37]-[.L$2];2)" office:value-type="float" office:value="0.0000000016305444" calcext:value-type="float">
            <text:p>1,63054440000053E-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0294" calcext:value-type="float">
            <text:p>0,0294</text:p>
          </table:table-cell>
          <table:table-cell office:value-type="float" office:value="0.042825" calcext:value-type="float">
            <text:p>0,042825</text:p>
          </table:table-cell>
          <table:table-cell office:value-type="float" office:value="0.041328" calcext:value-type="float">
            <text:p>0,041328</text:p>
          </table:table-cell>
          <table:table-cell office:value-type="float" office:value="0.041386" calcext:value-type="float">
            <text:p>0,041386</text:p>
          </table:table-cell>
          <table:table-cell table:number-columns-repeated="7"/>
          <table:table-cell table:formula="of:=POWER([.B38]-[.H$2];2)" office:value-type="float" office:value="0.00199809" calcext:value-type="float">
            <text:p>0,00199809</text:p>
          </table:table-cell>
          <table:table-cell table:formula="of:=POWER([.C38]-[.I$2];2)" office:value-type="float" office:value="0.0000474583209999999" calcext:value-type="float">
            <text:p>4,74583209999999E-05</text:p>
          </table:table-cell>
          <table:table-cell table:formula="of:=POWER([.D38]-[.J$2];2)" office:value-type="float" office:value="0.00001545669225" calcext:value-type="float">
            <text:p>1,545669225E-05</text:p>
          </table:table-cell>
          <table:table-cell table:formula="of:=POWER([.E38]-[.K$2];2)" office:value-type="float" office:value="0.0000001511343376" calcext:value-type="float">
            <text:p>1,51134337600001E-07</text:p>
          </table:table-cell>
          <table:table-cell table:formula="of:=POWER([.F38]-[.L$2];2)" office:value-type="float" office:value="0.00000042591286439999" calcext:value-type="float">
            <text:p>4,2591286439999E-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,04</text:p>
          </table:table-cell>
          <table:table-cell office:value-type="float" office:value="0.0344" calcext:value-type="float">
            <text:p>0,0344</text:p>
          </table:table-cell>
          <table:table-cell office:value-type="float" office:value="0.039775" calcext:value-type="float">
            <text:p>0,039775</text:p>
          </table:table-cell>
          <table:table-cell office:value-type="float" office:value="0.039456" calcext:value-type="float">
            <text:p>0,039456</text:p>
          </table:table-cell>
          <table:table-cell office:value-type="float" office:value="0.041935" calcext:value-type="float">
            <text:p>0,041935</text:p>
          </table:table-cell>
          <table:table-cell table:number-columns-repeated="7"/>
          <table:table-cell table:formula="of:=POWER([.B39]-[.H$2];2)" office:value-type="float" office:value="0.0000220900000000002" calcext:value-type="float">
            <text:p>2,20900000000002E-05</text:p>
          </table:table-cell>
          <table:table-cell table:formula="of:=POWER([.C39]-[.I$2];2)" office:value-type="float" office:value="0.00000356832099999998" calcext:value-type="float">
            <text:p>3,56832099999998E-06</text:p>
          </table:table-cell>
          <table:table-cell table:formula="of:=POWER([.D39]-[.J$2];2)" office:value-type="float" office:value="0.00000077704225" calcext:value-type="float">
            <text:p>7,77042250000001E-07</text:p>
          </table:table-cell>
          <table:table-cell table:formula="of:=POWER([.E39]-[.K$2];2)" office:value-type="float" office:value="0.00000220000089759999" calcext:value-type="float">
            <text:p>2,20000089759999E-06</text:p>
          </table:table-cell>
          <table:table-cell table:formula="of:=POWER([.F39]-[.L$2];2)" office:value-type="float" office:value="0.0000000107371044" calcext:value-type="float">
            <text:p>1,07371043999983E-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8" calcext:value-type="float">
            <text:p>0,08</text:p>
          </table:table-cell>
          <table:table-cell office:value-type="float" office:value="0.0354" calcext:value-type="float">
            <text:p>0,0354</text:p>
          </table:table-cell>
          <table:table-cell office:value-type="float" office:value="0.04315" calcext:value-type="float">
            <text:p>0,04315</text:p>
          </table:table-cell>
          <table:table-cell office:value-type="float" office:value="0.041904" calcext:value-type="float">
            <text:p>0,041904</text:p>
          </table:table-cell>
          <table:table-cell office:value-type="float" office:value="0.044093" calcext:value-type="float">
            <text:p>0,044093</text:p>
          </table:table-cell>
          <table:table-cell table:number-columns-repeated="7"/>
          <table:table-cell table:formula="of:=POWER([.B40]-[.H$2];2)" office:value-type="float" office:value="0.00124609" calcext:value-type="float">
            <text:p>0,00124609</text:p>
          </table:table-cell>
          <table:table-cell table:formula="of:=POWER([.C40]-[.I$2];2)" office:value-type="float" office:value="0.00000079032099999999" calcext:value-type="float">
            <text:p>7,90320999999989E-07</text:p>
          </table:table-cell>
          <table:table-cell table:formula="of:=POWER([.D40]-[.J$2];2)" office:value-type="float" office:value="0.00001811779225" calcext:value-type="float">
            <text:p>1,811779225E-05</text:p>
          </table:table-cell>
          <table:table-cell table:formula="of:=POWER([.E40]-[.K$2];2)" office:value-type="float" office:value="0.0000009307618576" calcext:value-type="float">
            <text:p>9,30761857600004E-07</text:p>
          </table:table-cell>
          <table:table-cell table:formula="of:=POWER([.F40]-[.L$2];2)" office:value-type="float" office:value="0.00000422047718440004" calcext:value-type="float">
            <text:p>4,22047718440004E-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" calcext:value-type="float">
            <text:p>0,03</text:p>
          </table:table-cell>
          <table:table-cell office:value-type="float" office:value="0.039" calcext:value-type="float">
            <text:p>0,039</text:p>
          </table:table-cell>
          <table:table-cell office:value-type="float" office:value="0.0404" calcext:value-type="float">
            <text:p>0,0404</text:p>
          </table:table-cell>
          <table:table-cell office:value-type="float" office:value="0.041168" calcext:value-type="float">
            <text:p>0,041168</text:p>
          </table:table-cell>
          <table:table-cell office:value-type="float" office:value="0.04387" calcext:value-type="float">
            <text:p>0,04387</text:p>
          </table:table-cell>
          <table:table-cell table:number-columns-repeated="7"/>
          <table:table-cell table:formula="of:=POWER([.B41]-[.H$2];2)" office:value-type="float" office:value="0.000216090000000001" calcext:value-type="float">
            <text:p>0,00021609</text:p>
          </table:table-cell>
          <table:table-cell table:formula="of:=POWER([.C41]-[.I$2];2)" office:value-type="float" office:value="0.00000734952100000003" calcext:value-type="float">
            <text:p>7,34952100000003E-06</text:p>
          </table:table-cell>
          <table:table-cell table:formula="of:=POWER([.D41]-[.J$2];2)" office:value-type="float" office:value="0.00000226954225" calcext:value-type="float">
            <text:p>2,26954225E-06</text:p>
          </table:table-cell>
          <table:table-cell table:formula="of:=POWER([.E41]-[.K$2];2)" office:value-type="float" office:value="0.0000000523311376" calcext:value-type="float">
            <text:p>5,23311376000038E-08</text:p>
          </table:table-cell>
          <table:table-cell table:formula="of:=POWER([.F41]-[.L$2];2)" office:value-type="float" office:value="0.00000335395270440003" calcext:value-type="float">
            <text:p>3,35395270440003E-0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0377" calcext:value-type="float">
            <text:p>0,0377</text:p>
          </table:table-cell>
          <table:table-cell office:value-type="float" office:value="0.04065" calcext:value-type="float">
            <text:p>0,04065</text:p>
          </table:table-cell>
          <table:table-cell office:value-type="float" office:value="0.041596" calcext:value-type="float">
            <text:p>0,041596</text:p>
          </table:table-cell>
          <table:table-cell office:value-type="float" office:value="0.042784" calcext:value-type="float">
            <text:p>0,042784</text:p>
          </table:table-cell>
          <table:table-cell table:number-columns-repeated="7"/>
          <table:table-cell table:formula="of:=POWER([.B42]-[.H$2];2)" office:value-type="float" office:value="0.00199809" calcext:value-type="float">
            <text:p>0,00199809</text:p>
          </table:table-cell>
          <table:table-cell table:formula="of:=POWER([.C42]-[.I$2];2)" office:value-type="float" office:value="0.00000199092100000001" calcext:value-type="float">
            <text:p>1,99092100000001E-06</text:p>
          </table:table-cell>
          <table:table-cell table:formula="of:=POWER([.D42]-[.J$2];2)" office:value-type="float" office:value="0.00000308529225" calcext:value-type="float">
            <text:p>3,08529225E-06</text:p>
          </table:table-cell>
          <table:table-cell table:formula="of:=POWER([.E42]-[.K$2];2)" office:value-type="float" office:value="0.00000043133369760001" calcext:value-type="float">
            <text:p>4,31333697600008E-07</text:p>
          </table:table-cell>
          <table:table-cell table:formula="of:=POWER([.F42]-[.L$2];2)" office:value-type="float" office:value="0.00000055559134440002" calcext:value-type="float">
            <text:p>5,55591344400016E-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4" calcext:value-type="float">
            <text:p>0,04</text:p>
          </table:table-cell>
          <table:table-cell office:value-type="float" office:value="0.0386" calcext:value-type="float">
            <text:p>0,0386</text:p>
          </table:table-cell>
          <table:table-cell office:value-type="float" office:value="0.032225" calcext:value-type="float">
            <text:p>0,032225</text:p>
          </table:table-cell>
          <table:table-cell office:value-type="float" office:value="0.04108" calcext:value-type="float">
            <text:p>0,04108</text:p>
          </table:table-cell>
          <table:table-cell office:value-type="float" office:value="0.041334" calcext:value-type="float">
            <text:p>0,041334</text:p>
          </table:table-cell>
          <table:table-cell table:number-columns-repeated="7"/>
          <table:table-cell table:formula="of:=POWER([.B43]-[.H$2];2)" office:value-type="float" office:value="0.0000220900000000002" calcext:value-type="float">
            <text:p>2,20900000000002E-05</text:p>
          </table:table-cell>
          <table:table-cell table:formula="of:=POWER([.C43]-[.I$2];2)" office:value-type="float" office:value="0.00000534072100000003" calcext:value-type="float">
            <text:p>5,34072100000003E-06</text:p>
          </table:table-cell>
          <table:table-cell table:formula="of:=POWER([.D43]-[.J$2];2)" office:value-type="float" office:value="0.00004446889225" calcext:value-type="float">
            <text:p>4,446889225E-05</text:p>
          </table:table-cell>
          <table:table-cell table:formula="of:=POWER([.E43]-[.K$2];2)" office:value-type="float" office:value="0.0000000198133776" calcext:value-type="float">
            <text:p>1,9813377600001E-08</text:p>
          </table:table-cell>
          <table:table-cell table:formula="of:=POWER([.F43]-[.L$2];2)" office:value-type="float" office:value="0.00000049648934439999" calcext:value-type="float">
            <text:p>4,96489344399985E-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8" calcext:value-type="float">
            <text:p>0,08</text:p>
          </table:table-cell>
          <table:table-cell office:value-type="float" office:value="0.0548" calcext:value-type="float">
            <text:p>0,0548</text:p>
          </table:table-cell>
          <table:table-cell office:value-type="float" office:value="0.031425" calcext:value-type="float">
            <text:p>0,031425</text:p>
          </table:table-cell>
          <table:table-cell office:value-type="float" office:value="0.036004" calcext:value-type="float">
            <text:p>0,036004</text:p>
          </table:table-cell>
          <table:table-cell office:value-type="float" office:value="0.0405" calcext:value-type="float">
            <text:p>0,0405</text:p>
          </table:table-cell>
          <table:table-cell table:number-columns-repeated="7"/>
          <table:table-cell table:formula="of:=POWER([.B44]-[.H$2];2)" office:value-type="float" office:value="0.00124609" calcext:value-type="float">
            <text:p>0,00124609</text:p>
          </table:table-cell>
          <table:table-cell table:formula="of:=POWER([.C44]-[.I$2];2)" office:value-type="float" office:value="0.000342657121" calcext:value-type="float">
            <text:p>0,000342657121</text:p>
          </table:table-cell>
          <table:table-cell table:formula="of:=POWER([.D44]-[.J$2];2)" office:value-type="float" office:value="0.0000557784922499999" calcext:value-type="float">
            <text:p>5,57784922499999E-05</text:p>
          </table:table-cell>
          <table:table-cell table:formula="of:=POWER([.E44]-[.K$2];2)" office:value-type="float" office:value="0.0000243565938575999" calcext:value-type="float">
            <text:p>2,43565938575999E-05</text:p>
          </table:table-cell>
          <table:table-cell table:formula="of:=POWER([.F44]-[.L$2];2)" office:value-type="float" office:value="0.00000236735150439997" calcext:value-type="float">
            <text:p>2,36735150439997E-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4" calcext:value-type="float">
            <text:p>0,04</text:p>
          </table:table-cell>
          <table:table-cell office:value-type="float" office:value="0.0303" calcext:value-type="float">
            <text:p>0,0303</text:p>
          </table:table-cell>
          <table:table-cell office:value-type="float" office:value="0.04015" calcext:value-type="float">
            <text:p>0,04015</text:p>
          </table:table-cell>
          <table:table-cell office:value-type="float" office:value="0.041652" calcext:value-type="float">
            <text:p>0,041652</text:p>
          </table:table-cell>
          <table:table-cell office:value-type="float" office:value="0.042672" calcext:value-type="float">
            <text:p>0,042672</text:p>
          </table:table-cell>
          <table:table-cell table:number-columns-repeated="7"/>
          <table:table-cell table:formula="of:=POWER([.B45]-[.H$2];2)" office:value-type="float" office:value="0.0000220900000000002" calcext:value-type="float">
            <text:p>2,20900000000002E-05</text:p>
          </table:table-cell>
          <table:table-cell table:formula="of:=POWER([.C45]-[.I$2];2)" office:value-type="float" office:value="0.0000358681209999999" calcext:value-type="float">
            <text:p>3,58681209999999E-05</text:p>
          </table:table-cell>
          <table:table-cell table:formula="of:=POWER([.D45]-[.J$2];2)" office:value-type="float" office:value="0.00000157879225" calcext:value-type="float">
            <text:p>1,57879225E-06</text:p>
          </table:table-cell>
          <table:table-cell table:formula="of:=POWER([.E45]-[.K$2];2)" office:value-type="float" office:value="0.00000050802681760001" calcext:value-type="float">
            <text:p>5,0802681760001E-07</text:p>
          </table:table-cell>
          <table:table-cell table:formula="of:=POWER([.F45]-[.L$2];2)" office:value-type="float" office:value="0.00000040117022440001" calcext:value-type="float">
            <text:p>4,01170224400012E-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4" calcext:value-type="float">
            <text:p>0,04</text:p>
          </table:table-cell>
          <table:table-cell office:value-type="float" office:value="0.0296" calcext:value-type="float">
            <text:p>0,0296</text:p>
          </table:table-cell>
          <table:table-cell office:value-type="float" office:value="0.034375" calcext:value-type="float">
            <text:p>0,034375</text:p>
          </table:table-cell>
          <table:table-cell office:value-type="float" office:value="0.038684" calcext:value-type="float">
            <text:p>0,038684</text:p>
          </table:table-cell>
          <table:table-cell office:value-type="float" office:value="0.040554" calcext:value-type="float">
            <text:p>0,040554</text:p>
          </table:table-cell>
          <table:table-cell table:number-columns-repeated="7"/>
          <table:table-cell table:formula="of:=POWER([.B46]-[.H$2];2)" office:value-type="float" office:value="0.0000220900000000002" calcext:value-type="float">
            <text:p>2,20900000000002E-05</text:p>
          </table:table-cell>
          <table:table-cell table:formula="of:=POWER([.C46]-[.I$2];2)" office:value-type="float" office:value="0.0000447427209999999" calcext:value-type="float">
            <text:p>4,47427209999999E-05</text:p>
          </table:table-cell>
          <table:table-cell table:formula="of:=POWER([.D46]-[.J$2];2)" office:value-type="float" office:value="0.00002041684225" calcext:value-type="float">
            <text:p>2,041684225E-05</text:p>
          </table:table-cell>
          <table:table-cell table:formula="of:=POWER([.E46]-[.K$2];2)" office:value-type="float" office:value="0.00000508610745759996" calcext:value-type="float">
            <text:p>5,08610745759996E-06</text:p>
          </table:table-cell>
          <table:table-cell table:formula="of:=POWER([.F46]-[.L$2];2)" office:value-type="float" office:value="0.00000220409654439998" calcext:value-type="float">
            <text:p>2,20409654439998E-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0324" calcext:value-type="float">
            <text:p>0,0324</text:p>
          </table:table-cell>
          <table:table-cell office:value-type="float" office:value="0.038475" calcext:value-type="float">
            <text:p>0,038475</text:p>
          </table:table-cell>
          <table:table-cell office:value-type="float" office:value="0.044836" calcext:value-type="float">
            <text:p>0,044836</text:p>
          </table:table-cell>
          <table:table-cell office:value-type="float" office:value="0.042032" calcext:value-type="float">
            <text:p>0,042032</text:p>
          </table:table-cell>
          <table:table-cell table:number-columns-repeated="7"/>
          <table:table-cell table:formula="of:=POWER([.B47]-[.H$2];2)" office:value-type="float" office:value="0.00199809" calcext:value-type="float">
            <text:p>0,00199809</text:p>
          </table:table-cell>
          <table:table-cell table:formula="of:=POWER([.C47]-[.I$2];2)" office:value-type="float" office:value="0.000015124321" calcext:value-type="float">
            <text:p>1,5124321E-05</text:p>
          </table:table-cell>
          <table:table-cell table:formula="of:=POWER([.D47]-[.J$2];2)" office:value-type="float" office:value="0.00000017514225" calcext:value-type="float">
            <text:p>1,75142249999996E-07</text:p>
          </table:table-cell>
          <table:table-cell table:formula="of:=POWER([.E47]-[.K$2];2)" office:value-type="float" office:value="0.0000151847384976" calcext:value-type="float">
            <text:p>1,51847384976E-05</text:p>
          </table:table-cell>
          <table:table-cell table:formula="of:=POWER([.F47]-[.L$2];2)" office:value-type="float" office:value="0.0000000000438244" calcext:value-type="float">
            <text:p>4,38243999998929E-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0427" calcext:value-type="float">
            <text:p>0,0427</text:p>
          </table:table-cell>
          <table:table-cell office:value-type="float" office:value="0.037" calcext:value-type="float">
            <text:p>0,037</text:p>
          </table:table-cell>
          <table:table-cell office:value-type="float" office:value="0.043328" calcext:value-type="float">
            <text:p>0,043328</text:p>
          </table:table-cell>
          <table:table-cell office:value-type="float" office:value="0.039558" calcext:value-type="float">
            <text:p>0,039558</text:p>
          </table:table-cell>
          <table:table-cell table:number-columns-repeated="7"/>
          <table:table-cell table:formula="of:=POWER([.B48]-[.H$2];2)" office:value-type="float" office:value="0.00199809" calcext:value-type="float">
            <text:p>0,00199809</text:p>
          </table:table-cell>
          <table:table-cell table:formula="of:=POWER([.C48]-[.I$2];2)" office:value-type="float" office:value="0.0000411009210000001" calcext:value-type="float">
            <text:p>4,11009210000001E-05</text:p>
          </table:table-cell>
          <table:table-cell table:formula="of:=POWER([.D48]-[.J$2];2)" office:value-type="float" office:value="0.00000358534225" calcext:value-type="float">
            <text:p>3,58534225E-06</text:p>
          </table:table-cell>
          <table:table-cell table:formula="of:=POWER([.E48]-[.K$2];2)" office:value-type="float" office:value="0.00000570617433760002" calcext:value-type="float">
            <text:p>5,70617433760002E-06</text:p>
          </table:table-cell>
          <table:table-cell table:formula="of:=POWER([.F48]-[.L$2];2)" office:value-type="float" office:value="0.00000615347558439995" calcext:value-type="float">
            <text:p>6,15347558439995E-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4" calcext:value-type="float">
            <text:p>0,04</text:p>
          </table:table-cell>
          <table:table-cell office:value-type="float" office:value="0.0311" calcext:value-type="float">
            <text:p>0,0311</text:p>
          </table:table-cell>
          <table:table-cell office:value-type="float" office:value="0.04" calcext:value-type="float">
            <text:p>0,04</text:p>
          </table:table-cell>
          <table:table-cell office:value-type="float" office:value="0.04084" calcext:value-type="float">
            <text:p>0,04084</text:p>
          </table:table-cell>
          <table:table-cell office:value-type="float" office:value="0.040329" calcext:value-type="float">
            <text:p>0,040329</text:p>
          </table:table-cell>
          <table:table-cell table:number-columns-repeated="7"/>
          <table:table-cell table:formula="of:=POWER([.B49]-[.H$2];2)" office:value-type="float" office:value="0.0000220900000000002" calcext:value-type="float">
            <text:p>2,20900000000002E-05</text:p>
          </table:table-cell>
          <table:table-cell table:formula="of:=POWER([.C49]-[.I$2];2)" office:value-type="float" office:value="0.000026925721" calcext:value-type="float">
            <text:p>2,6925721E-05</text:p>
          </table:table-cell>
          <table:table-cell table:formula="of:=POWER([.D49]-[.J$2];2)" office:value-type="float" office:value="0.00000122434225000001" calcext:value-type="float">
            <text:p>1,22434225000001E-06</text:p>
          </table:table-cell>
          <table:table-cell table:formula="of:=POWER([.E49]-[.K$2];2)" office:value-type="float" office:value="0.0000000098485776" calcext:value-type="float">
            <text:p>9,84857759999871E-09</text:p>
          </table:table-cell>
          <table:table-cell table:formula="of:=POWER([.F49]-[.L$2];2)" office:value-type="float" office:value="0.00000292280054439998" calcext:value-type="float">
            <text:p>2,92280054439998E-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0414" calcext:value-type="float">
            <text:p>0,0414</text:p>
          </table:table-cell>
          <table:table-cell office:value-type="float" office:value="0.042975" calcext:value-type="float">
            <text:p>0,042975</text:p>
          </table:table-cell>
          <table:table-cell office:value-type="float" office:value="0.039484" calcext:value-type="float">
            <text:p>0,039484</text:p>
          </table:table-cell>
          <table:table-cell office:value-type="float" office:value="0.040235" calcext:value-type="float">
            <text:p>0,040235</text:p>
          </table:table-cell>
          <table:table-cell table:number-columns-repeated="7"/>
          <table:table-cell table:formula="of:=POWER([.B50]-[.H$2];2)" office:value-type="float" office:value="0.00199809" calcext:value-type="float">
            <text:p>0,00199809</text:p>
          </table:table-cell>
          <table:table-cell table:formula="of:=POWER([.C50]-[.I$2];2)" office:value-type="float" office:value="0.000026122321" calcext:value-type="float">
            <text:p>2,6122321E-05</text:p>
          </table:table-cell>
          <table:table-cell table:formula="of:=POWER([.D50]-[.J$2];2)" office:value-type="float" office:value="0.00001665864225" calcext:value-type="float">
            <text:p>1,665864225E-05</text:p>
          </table:table-cell>
          <table:table-cell table:formula="of:=POWER([.E50]-[.K$2];2)" office:value-type="float" office:value="0.00000211772345759999" calcext:value-type="float">
            <text:p>2,11772345759999E-06</text:p>
          </table:table-cell>
          <table:table-cell table:formula="of:=POWER([.F50]-[.L$2];2)" office:value-type="float" office:value="0.00000325304510439997" calcext:value-type="float">
            <text:p>3,25304510439997E-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0.042" calcext:value-type="float">
            <text:p>0,042</text:p>
          </table:table-cell>
          <table:table-cell office:value-type="float" office:value="0.043675" calcext:value-type="float">
            <text:p>0,043675</text:p>
          </table:table-cell>
          <table:table-cell office:value-type="float" office:value="0.045216" calcext:value-type="float">
            <text:p>0,045216</text:p>
          </table:table-cell>
          <table:table-cell office:value-type="float" office:value="0.04187" calcext:value-type="float">
            <text:p>0,04187</text:p>
          </table:table-cell>
          <table:table-cell table:number-columns-repeated="7"/>
          <table:table-cell table:formula="of:=POWER([.B51]-[.H$2];2)" office:value-type="float" office:value="0.00305809" calcext:value-type="float">
            <text:p>0,00305809</text:p>
          </table:table-cell>
          <table:table-cell table:formula="of:=POWER([.C51]-[.I$2];2)" office:value-type="float" office:value="0.0000326155210000001" calcext:value-type="float">
            <text:p>3,26155210000001E-05</text:p>
          </table:table-cell>
          <table:table-cell table:formula="of:=POWER([.D51]-[.J$2];2)" office:value-type="float" office:value="0.00002286274225" calcext:value-type="float">
            <text:p>2,286274225E-05</text:p>
          </table:table-cell>
          <table:table-cell table:formula="of:=POWER([.E51]-[.K$2];2)" office:value-type="float" office:value="0.0000182906760976" calcext:value-type="float">
            <text:p>1,82906760976E-05</text:p>
          </table:table-cell>
          <table:table-cell table:formula="of:=POWER([.F51]-[.L$2];2)" office:value-type="float" office:value="0.0000000284327044" calcext:value-type="float">
            <text:p>2,84327043999981E-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0298" calcext:value-type="float">
            <text:p>0,0298</text:p>
          </table:table-cell>
          <table:table-cell office:value-type="float" office:value="0.0356" calcext:value-type="float">
            <text:p>0,0356</text:p>
          </table:table-cell>
          <table:table-cell office:value-type="float" office:value="0.043004" calcext:value-type="float">
            <text:p>0,043004</text:p>
          </table:table-cell>
          <table:table-cell office:value-type="float" office:value="0.043771" calcext:value-type="float">
            <text:p>0,043771</text:p>
          </table:table-cell>
          <table:table-cell table:number-columns-repeated="7"/>
          <table:table-cell table:formula="of:=POWER([.B52]-[.H$2];2)" office:value-type="float" office:value="0.00199809" calcext:value-type="float">
            <text:p>0,00199809</text:p>
          </table:table-cell>
          <table:table-cell table:formula="of:=POWER([.C52]-[.I$2];2)" office:value-type="float" office:value="0.0000421071209999999" calcext:value-type="float">
            <text:p>4,21071209999999E-05</text:p>
          </table:table-cell>
          <table:table-cell table:formula="of:=POWER([.D52]-[.J$2];2)" office:value-type="float" office:value="0.00001084714225" calcext:value-type="float">
            <text:p>1,084714225E-05</text:p>
          </table:table-cell>
          <table:table-cell table:formula="of:=POWER([.E52]-[.K$2];2)" office:value-type="float" office:value="0.00000426323385760002" calcext:value-type="float">
            <text:p>4,26323385760002E-06</text:p>
          </table:table-cell>
          <table:table-cell table:formula="of:=POWER([.F52]-[.L$2];2)" office:value-type="float" office:value="0.00000300114046440002" calcext:value-type="float">
            <text:p>3,00114046440002E-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0391" calcext:value-type="float">
            <text:p>0,0391</text:p>
          </table:table-cell>
          <table:table-cell office:value-type="float" office:value="0.033625" calcext:value-type="float">
            <text:p>0,033625</text:p>
          </table:table-cell>
          <table:table-cell office:value-type="float" office:value="0.039588" calcext:value-type="float">
            <text:p>0,039588</text:p>
          </table:table-cell>
          <table:table-cell office:value-type="float" office:value="0.04036" calcext:value-type="float">
            <text:p>0,04036</text:p>
          </table:table-cell>
          <table:table-cell table:number-columns-repeated="7"/>
          <table:table-cell table:formula="of:=POWER([.B53]-[.H$2];2)" office:value-type="float" office:value="0.00199809" calcext:value-type="float">
            <text:p>0,00199809</text:p>
          </table:table-cell>
          <table:table-cell table:formula="of:=POWER([.C53]-[.I$2];2)" office:value-type="float" office:value="0.00000790172100000005" calcext:value-type="float">
            <text:p>7,90172100000005E-06</text:p>
          </table:table-cell>
          <table:table-cell table:formula="of:=POWER([.D53]-[.J$2];2)" office:value-type="float" office:value="0.0000277570922499999" calcext:value-type="float">
            <text:p>2,77570922499999E-05</text:p>
          </table:table-cell>
          <table:table-cell table:formula="of:=POWER([.E53]-[.K$2];2)" office:value-type="float" office:value="0.00000182584953759999" calcext:value-type="float">
            <text:p>1,82584953759999E-06</text:p>
          </table:table-cell>
          <table:table-cell table:formula="of:=POWER([.F53]-[.L$2];2)" office:value-type="float" office:value="0.00000281776510439997" calcext:value-type="float">
            <text:p>2,81776510439997E-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4" calcext:value-type="float">
            <text:p>0,04</text:p>
          </table:table-cell>
          <table:table-cell office:value-type="float" office:value="0.0498" calcext:value-type="float">
            <text:p>0,0498</text:p>
          </table:table-cell>
          <table:table-cell office:value-type="float" office:value="0.044375" calcext:value-type="float">
            <text:p>0,044375</text:p>
          </table:table-cell>
          <table:table-cell office:value-type="float" office:value="0.041" calcext:value-type="float">
            <text:p>0,041</text:p>
          </table:table-cell>
          <table:table-cell office:value-type="float" office:value="0.04189" calcext:value-type="float">
            <text:p>0,04189</text:p>
          </table:table-cell>
          <table:table-cell table:number-columns-repeated="7"/>
          <table:table-cell table:formula="of:=POWER([.B54]-[.H$2];2)" office:value-type="float" office:value="0.0000220900000000002" calcext:value-type="float">
            <text:p>2,20900000000002E-05</text:p>
          </table:table-cell>
          <table:table-cell table:formula="of:=POWER([.C54]-[.I$2];2)" office:value-type="float" office:value="0.000182547121" calcext:value-type="float">
            <text:p>0,000182547121</text:p>
          </table:table-cell>
          <table:table-cell table:formula="of:=POWER([.D54]-[.J$2];2)" office:value-type="float" office:value="0.00003004684225" calcext:value-type="float">
            <text:p>3,004684225E-05</text:p>
          </table:table-cell>
          <table:table-cell table:formula="of:=POWER([.E54]-[.K$2];2)" office:value-type="float" office:value="0.0000000036917776" calcext:value-type="float">
            <text:p>3,69177760000084E-09</text:p>
          </table:table-cell>
          <table:table-cell table:formula="of:=POWER([.F54]-[.L$2];2)" office:value-type="float" office:value="0.0000000220879044" calcext:value-type="float">
            <text:p>2,20879043999986E-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03965" calcext:value-type="float">
            <text:p>0,03965</text:p>
          </table:table-cell>
          <table:table-cell office:value-type="float" office:value="0.042012" calcext:value-type="float">
            <text:p>0,042012</text:p>
          </table:table-cell>
          <table:table-cell office:value-type="float" office:value="0.04249" calcext:value-type="float">
            <text:p>0,04249</text:p>
          </table:table-cell>
          <table:table-cell table:number-columns-repeated="7"/>
          <table:table-cell table:formula="of:=POWER([.B55]-[.H$2];2)" office:value-type="float" office:value="0.00199809" calcext:value-type="float">
            <text:p>0,00199809</text:p>
          </table:table-cell>
          <table:table-cell table:formula="of:=POWER([.C55]-[.I$2];2)" office:value-type="float" office:value="0.00000146652100000001" calcext:value-type="float">
            <text:p>1,46652100000001E-06</text:p>
          </table:table-cell>
          <table:table-cell table:formula="of:=POWER([.D55]-[.J$2];2)" office:value-type="float" office:value="0.00000057229225" calcext:value-type="float">
            <text:p>5,7229225E-07</text:p>
          </table:table-cell>
          <table:table-cell table:formula="of:=POWER([.E55]-[.K$2];2)" office:value-type="float" office:value="0.00000115081401760001" calcext:value-type="float">
            <text:p>1,15081401760001E-06</text:p>
          </table:table-cell>
          <table:table-cell table:formula="of:=POWER([.F55]-[.L$2];2)" office:value-type="float" office:value="0.00000020374390440001" calcext:value-type="float">
            <text:p>2,03743904400007E-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8" calcext:value-type="float">
            <text:p>0,08</text:p>
          </table:table-cell>
          <table:table-cell office:value-type="float" office:value="0.0308" calcext:value-type="float">
            <text:p>0,0308</text:p>
          </table:table-cell>
          <table:table-cell office:value-type="float" office:value="0.039725" calcext:value-type="float">
            <text:p>0,039725</text:p>
          </table:table-cell>
          <table:table-cell office:value-type="float" office:value="0.041364" calcext:value-type="float">
            <text:p>0,041364</text:p>
          </table:table-cell>
          <table:table-cell office:value-type="float" office:value="0.042221" calcext:value-type="float">
            <text:p>0,042221</text:p>
          </table:table-cell>
          <table:table-cell table:number-columns-repeated="7"/>
          <table:table-cell table:formula="of:=POWER([.B56]-[.H$2];2)" office:value-type="float" office:value="0.00124609" calcext:value-type="float">
            <text:p>0,00124609</text:p>
          </table:table-cell>
          <table:table-cell table:formula="of:=POWER([.C56]-[.I$2];2)" office:value-type="float" office:value="0.0000301291209999999" calcext:value-type="float">
            <text:p>3,01291209999999E-05</text:p>
          </table:table-cell>
          <table:table-cell table:formula="of:=POWER([.D56]-[.J$2];2)" office:value-type="float" office:value="0.00000069139225000001" calcext:value-type="float">
            <text:p>6,9139225000001E-07</text:p>
          </table:table-cell>
          <table:table-cell table:formula="of:=POWER([.E56]-[.K$2];2)" office:value-type="float" office:value="0.0000001804210576" calcext:value-type="float">
            <text:p>1,80421057600003E-07</text:p>
          </table:table-cell>
          <table:table-cell table:formula="of:=POWER([.F56]-[.L$2];2)" office:value-type="float" office:value="0.0000000332624644" calcext:value-type="float">
            <text:p>3,32624644000036E-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0247" calcext:value-type="float">
            <text:p>0,0247</text:p>
          </table:table-cell>
          <table:table-cell office:value-type="float" office:value="0.0372" calcext:value-type="float">
            <text:p>0,0372</text:p>
          </table:table-cell>
          <table:table-cell office:value-type="float" office:value="0.04098" calcext:value-type="float">
            <text:p>0,04098</text:p>
          </table:table-cell>
          <table:table-cell office:value-type="float" office:value="0.041256" calcext:value-type="float">
            <text:p>0,041256</text:p>
          </table:table-cell>
          <table:table-cell table:number-columns-repeated="7"/>
          <table:table-cell table:formula="of:=POWER([.B57]-[.H$2];2)" office:value-type="float" office:value="0.00199809" calcext:value-type="float">
            <text:p>0,00199809</text:p>
          </table:table-cell>
          <table:table-cell table:formula="of:=POWER([.C57]-[.I$2];2)" office:value-type="float" office:value="0.000134304921" calcext:value-type="float">
            <text:p>0,000134304921</text:p>
          </table:table-cell>
          <table:table-cell table:formula="of:=POWER([.D57]-[.J$2];2)" office:value-type="float" office:value="0.00000286794225" calcext:value-type="float">
            <text:p>2,86794225E-06</text:p>
          </table:table-cell>
          <table:table-cell table:formula="of:=POWER([.E57]-[.K$2];2)" office:value-type="float" office:value="0.0000000016613776" calcext:value-type="float">
            <text:p>1,66137760000063E-09</text:p>
          </table:table-cell>
          <table:table-cell table:formula="of:=POWER([.F57]-[.L$2];2)" office:value-type="float" office:value="0.00000061249406439999" calcext:value-type="float">
            <text:p>6,12494064399986E-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0473" calcext:value-type="float">
            <text:p>0,0473</text:p>
          </table:table-cell>
          <table:table-cell office:value-type="float" office:value="0.0369" calcext:value-type="float">
            <text:p>0,0369</text:p>
          </table:table-cell>
          <table:table-cell office:value-type="float" office:value="0.039276" calcext:value-type="float">
            <text:p>0,039276</text:p>
          </table:table-cell>
          <table:table-cell office:value-type="float" office:value="0.040059" calcext:value-type="float">
            <text:p>0,040059</text:p>
          </table:table-cell>
          <table:table-cell table:number-columns-repeated="7"/>
          <table:table-cell table:formula="of:=POWER([.B58]-[.H$2];2)" office:value-type="float" office:value="0.00199809" calcext:value-type="float">
            <text:p>0,00199809</text:p>
          </table:table-cell>
          <table:table-cell table:formula="of:=POWER([.C58]-[.I$2];2)" office:value-type="float" office:value="0.000121242121" calcext:value-type="float">
            <text:p>0,000121242121</text:p>
          </table:table-cell>
          <table:table-cell table:formula="of:=POWER([.D58]-[.J$2];2)" office:value-type="float" office:value="0.00000397404224999998" calcext:value-type="float">
            <text:p>3,97404224999998E-06</text:p>
          </table:table-cell>
          <table:table-cell table:formula="of:=POWER([.E58]-[.K$2];2)" office:value-type="float" office:value="0.00000276636729759999" calcext:value-type="float">
            <text:p>2,76636729759999E-06</text:p>
          </table:table-cell>
          <table:table-cell table:formula="of:=POWER([.F58]-[.L$2];2)" office:value-type="float" office:value="0.00000391889534439998" calcext:value-type="float">
            <text:p>3,91889534439998E-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6" calcext:value-type="float">
            <text:p>0,06</text:p>
          </table:table-cell>
          <table:table-cell office:value-type="float" office:value="0.0401" calcext:value-type="float">
            <text:p>0,0401</text:p>
          </table:table-cell>
          <table:table-cell office:value-type="float" office:value="0.035875" calcext:value-type="float">
            <text:p>0,035875</text:p>
          </table:table-cell>
          <table:table-cell office:value-type="float" office:value="0.046844" calcext:value-type="float">
            <text:p>0,046844</text:p>
          </table:table-cell>
          <table:table-cell office:value-type="float" office:value="0.042912" calcext:value-type="float">
            <text:p>0,042912</text:p>
          </table:table-cell>
          <table:table-cell table:number-columns-repeated="7"/>
          <table:table-cell table:formula="of:=POWER([.B59]-[.H$2];2)" office:value-type="float" office:value="0.000234089999999999" calcext:value-type="float">
            <text:p>0,00023409</text:p>
          </table:table-cell>
          <table:table-cell table:formula="of:=POWER([.C59]-[.I$2];2)" office:value-type="float" office:value="0.000014523721" calcext:value-type="float">
            <text:p>1,4523721E-05</text:p>
          </table:table-cell>
          <table:table-cell table:formula="of:=POWER([.D59]-[.J$2];2)" office:value-type="float" office:value="0.00000911134225" calcext:value-type="float">
            <text:p>9,11134225E-06</text:p>
          </table:table-cell>
          <table:table-cell table:formula="of:=POWER([.E59]-[.K$2];2)" office:value-type="float" office:value="0.0000348661906576" calcext:value-type="float">
            <text:p>3,48661906576E-05</text:p>
          </table:table-cell>
          <table:table-cell table:formula="of:=POWER([.F59]-[.L$2];2)" office:value-type="float" office:value="0.00000076279262440001" calcext:value-type="float">
            <text:p>7,62792624400012E-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4" calcext:value-type="float">
            <text:p>0,04</text:p>
          </table:table-cell>
          <table:table-cell office:value-type="float" office:value="0.0365" calcext:value-type="float">
            <text:p>0,0365</text:p>
          </table:table-cell>
          <table:table-cell office:value-type="float" office:value="0.0395" calcext:value-type="float">
            <text:p>0,0395</text:p>
          </table:table-cell>
          <table:table-cell office:value-type="float" office:value="0.0394" calcext:value-type="float">
            <text:p>0,0394</text:p>
          </table:table-cell>
          <table:table-cell office:value-type="float" office:value="0.042565" calcext:value-type="float">
            <text:p>0,042565</text:p>
          </table:table-cell>
          <table:table-cell table:number-columns-repeated="7"/>
          <table:table-cell table:formula="of:=POWER([.B60]-[.H$2];2)" office:value-type="float" office:value="0.0000220900000000002" calcext:value-type="float">
            <text:p>2,20900000000002E-05</text:p>
          </table:table-cell>
          <table:table-cell table:formula="of:=POWER([.C60]-[.I$2];2)" office:value-type="float" office:value="0.000000044521" calcext:value-type="float">
            <text:p>4,45210000000012E-08</text:p>
          </table:table-cell>
          <table:table-cell table:formula="of:=POWER([.D60]-[.J$2];2)" office:value-type="float" office:value="0.00000036784225" calcext:value-type="float">
            <text:p>3,67842250000003E-07</text:p>
          </table:table-cell>
          <table:table-cell table:formula="of:=POWER([.E60]-[.K$2];2)" office:value-type="float" office:value="0.00000236925977759999" calcext:value-type="float">
            <text:p>2,36925977759999E-06</text:p>
          </table:table-cell>
          <table:table-cell table:formula="of:=POWER([.F60]-[.L$2];2)" office:value-type="float" office:value="0.00000027707590440001" calcext:value-type="float">
            <text:p>2,77075904400007E-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0384" calcext:value-type="float">
            <text:p>0,0384</text:p>
          </table:table-cell>
          <table:table-cell office:value-type="float" office:value="0.03515" calcext:value-type="float">
            <text:p>0,03515</text:p>
          </table:table-cell>
          <table:table-cell office:value-type="float" office:value="0.040312" calcext:value-type="float">
            <text:p>0,040312</text:p>
          </table:table-cell>
          <table:table-cell office:value-type="float" office:value="0.041267" calcext:value-type="float">
            <text:p>0,041267</text:p>
          </table:table-cell>
          <table:table-cell table:number-columns-repeated="7"/>
          <table:table-cell table:formula="of:=POWER([.B61]-[.H$2];2)" office:value-type="float" office:value="0.00199809" calcext:value-type="float">
            <text:p>0,00199809</text:p>
          </table:table-cell>
          <table:table-cell table:formula="of:=POWER([.C61]-[.I$2];2)" office:value-type="float" office:value="0.00000445632100000001" calcext:value-type="float">
            <text:p>4,45632100000001E-06</text:p>
          </table:table-cell>
          <table:table-cell table:formula="of:=POWER([.D61]-[.J$2];2)" office:value-type="float" office:value="0.00001401379225" calcext:value-type="float">
            <text:p>1,401379225E-05</text:p>
          </table:table-cell>
          <table:table-cell table:formula="of:=POWER([.E61]-[.K$2];2)" office:value-type="float" office:value="0.00000039343001759999" calcext:value-type="float">
            <text:p>3,93430017599993E-07</text:p>
          </table:table-cell>
          <table:table-cell table:formula="of:=POWER([.F61]-[.L$2];2)" office:value-type="float" office:value="0.00000059539742439999" calcext:value-type="float">
            <text:p>5,9539742439999E-0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0308" calcext:value-type="float">
            <text:p>0,0308</text:p>
          </table:table-cell>
          <table:table-cell office:value-type="float" office:value="0.0312" calcext:value-type="float">
            <text:p>0,0312</text:p>
          </table:table-cell>
          <table:table-cell office:value-type="float" office:value="0.037048" calcext:value-type="float">
            <text:p>0,037048</text:p>
          </table:table-cell>
          <table:table-cell office:value-type="float" office:value="0.043155" calcext:value-type="float">
            <text:p>0,043155</text:p>
          </table:table-cell>
          <table:table-cell table:number-columns-repeated="7"/>
          <table:table-cell table:formula="of:=POWER([.B62]-[.H$2];2)" office:value-type="float" office:value="0.00199809" calcext:value-type="float">
            <text:p>0,00199809</text:p>
          </table:table-cell>
          <table:table-cell table:formula="of:=POWER([.C62]-[.I$2];2)" office:value-type="float" office:value="0.0000301291209999999" calcext:value-type="float">
            <text:p>3,01291209999999E-05</text:p>
          </table:table-cell>
          <table:table-cell table:formula="of:=POWER([.D62]-[.J$2];2)" office:value-type="float" office:value="0.00005918994225" calcext:value-type="float">
            <text:p>5,918994225E-05</text:p>
          </table:table-cell>
          <table:table-cell table:formula="of:=POWER([.E62]-[.K$2];2)" office:value-type="float" office:value="0.0000151417487376" calcext:value-type="float">
            <text:p>1,51417487376E-05</text:p>
          </table:table-cell>
          <table:table-cell table:formula="of:=POWER([.F62]-[.L$2];2)" office:value-type="float" office:value="0.00000124630430440002" calcext:value-type="float">
            <text:p>1,24630430440002E-0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4" calcext:value-type="float">
            <text:p>0,04</text:p>
          </table:table-cell>
          <table:table-cell office:value-type="float" office:value="0.0402" calcext:value-type="float">
            <text:p>0,0402</text:p>
          </table:table-cell>
          <table:table-cell office:value-type="float" office:value="0.035625" calcext:value-type="float">
            <text:p>0,035625</text:p>
          </table:table-cell>
          <table:table-cell office:value-type="float" office:value="0.04478" calcext:value-type="float">
            <text:p>0,04478</text:p>
          </table:table-cell>
          <table:table-cell office:value-type="float" office:value="0.041136" calcext:value-type="float">
            <text:p>0,041136</text:p>
          </table:table-cell>
          <table:table-cell table:number-columns-repeated="7"/>
          <table:table-cell table:formula="of:=POWER([.B63]-[.H$2];2)" office:value-type="float" office:value="0.0000220900000000002" calcext:value-type="float">
            <text:p>2,20900000000002E-05</text:p>
          </table:table-cell>
          <table:table-cell table:formula="of:=POWER([.C63]-[.I$2];2)" office:value-type="float" office:value="0.000015295921" calcext:value-type="float">
            <text:p>1,5295921E-05</text:p>
          </table:table-cell>
          <table:table-cell table:formula="of:=POWER([.D63]-[.J$2];2)" office:value-type="float" office:value="0.00001068309225" calcext:value-type="float">
            <text:p>1,068309225E-05</text:p>
          </table:table-cell>
          <table:table-cell table:formula="of:=POWER([.E63]-[.K$2];2)" office:value-type="float" office:value="0.0000147514373776" calcext:value-type="float">
            <text:p>1,47514373776E-05</text:p>
          </table:table-cell>
          <table:table-cell table:formula="of:=POWER([.F63]-[.L$2];2)" office:value-type="float" office:value="0.00000081472286439999" calcext:value-type="float">
            <text:p>8,14722864399987E-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7" calcext:value-type="float">
            <text:p>0,07</text:p>
          </table:table-cell>
          <table:table-cell office:value-type="float" office:value="0.0352" calcext:value-type="float">
            <text:p>0,0352</text:p>
          </table:table-cell>
          <table:table-cell office:value-type="float" office:value="0.040075" calcext:value-type="float">
            <text:p>0,040075</text:p>
          </table:table-cell>
          <table:table-cell office:value-type="float" office:value="0.04148" calcext:value-type="float">
            <text:p>0,04148</text:p>
          </table:table-cell>
          <table:table-cell office:value-type="float" office:value="0.04075" calcext:value-type="float">
            <text:p>0,04075</text:p>
          </table:table-cell>
          <table:table-cell table:number-columns-repeated="7"/>
          <table:table-cell table:formula="of:=POWER([.B64]-[.H$2];2)" office:value-type="float" office:value="0.00064009" calcext:value-type="float">
            <text:p>0,00064009</text:p>
          </table:table-cell>
          <table:table-cell table:formula="of:=POWER([.C64]-[.I$2];2)" office:value-type="float" office:value="0.00000118592099999998" calcext:value-type="float">
            <text:p>1,18592099999998E-06</text:p>
          </table:table-cell>
          <table:table-cell table:formula="of:=POWER([.D64]-[.J$2];2)" office:value-type="float" office:value="0.00000139594225" calcext:value-type="float">
            <text:p>1,39594225E-06</text:p>
          </table:table-cell>
          <table:table-cell table:formula="of:=POWER([.E64]-[.K$2];2)" office:value-type="float" office:value="0.00000029242137760001" calcext:value-type="float">
            <text:p>2,92421377600009E-07</text:p>
          </table:table-cell>
          <table:table-cell table:formula="of:=POWER([.F64]-[.L$2];2)" office:value-type="float" office:value="0.00000166054150439998" calcext:value-type="float">
            <text:p>1,66054150439998E-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0519" calcext:value-type="float">
            <text:p>0,0519</text:p>
          </table:table-cell>
          <table:table-cell office:value-type="float" office:value="0.04305" calcext:value-type="float">
            <text:p>0,04305</text:p>
          </table:table-cell>
          <table:table-cell office:value-type="float" office:value="0.038356" calcext:value-type="float">
            <text:p>0,038356</text:p>
          </table:table-cell>
          <table:table-cell office:value-type="float" office:value="0.042486" calcext:value-type="float">
            <text:p>0,042486</text:p>
          </table:table-cell>
          <table:table-cell table:number-columns-repeated="7"/>
          <table:table-cell table:formula="of:=POWER([.B65]-[.H$2];2)" office:value-type="float" office:value="0.00199809" calcext:value-type="float">
            <text:p>0,00199809</text:p>
          </table:table-cell>
          <table:table-cell table:formula="of:=POWER([.C65]-[.I$2];2)" office:value-type="float" office:value="0.000243703321" calcext:value-type="float">
            <text:p>0,000243703321</text:p>
          </table:table-cell>
          <table:table-cell table:formula="of:=POWER([.D65]-[.J$2];2)" office:value-type="float" office:value="0.00001727649225" calcext:value-type="float">
            <text:p>1,727649225E-05</text:p>
          </table:table-cell>
          <table:table-cell table:formula="of:=POWER([.E65]-[.K$2];2)" office:value-type="float" office:value="0.00000667312889759997" calcext:value-type="float">
            <text:p>6,67312889759997E-06</text:p>
          </table:table-cell>
          <table:table-cell table:formula="of:=POWER([.F65]-[.L$2];2)" office:value-type="float" office:value="0.00000020014886440001" calcext:value-type="float">
            <text:p>2,0014886440001E-0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0299" calcext:value-type="float">
            <text:p>0,0299</text:p>
          </table:table-cell>
          <table:table-cell office:value-type="float" office:value="0.033175" calcext:value-type="float">
            <text:p>0,033175</text:p>
          </table:table-cell>
          <table:table-cell office:value-type="float" office:value="0.043552" calcext:value-type="float">
            <text:p>0,043552</text:p>
          </table:table-cell>
          <table:table-cell office:value-type="float" office:value="0.043744" calcext:value-type="float">
            <text:p>0,043744</text:p>
          </table:table-cell>
          <table:table-cell table:number-columns-repeated="7"/>
          <table:table-cell table:formula="of:=POWER([.B66]-[.H$2];2)" office:value-type="float" office:value="0.00199809" calcext:value-type="float">
            <text:p>0,00199809</text:p>
          </table:table-cell>
          <table:table-cell table:formula="of:=POWER([.C66]-[.I$2];2)" office:value-type="float" office:value="0.0000408193209999999" calcext:value-type="float">
            <text:p>4,08193209999999E-05</text:p>
          </table:table-cell>
          <table:table-cell table:formula="of:=POWER([.D66]-[.J$2];2)" office:value-type="float" office:value="0.0000327012422499999" calcext:value-type="float">
            <text:p>3,27012422499999E-05</text:p>
          </table:table-cell>
          <table:table-cell table:formula="of:=POWER([.E66]-[.K$2];2)" office:value-type="float" office:value="0.00000682651481760003" calcext:value-type="float">
            <text:p>6,82651481760003E-06</text:p>
          </table:table-cell>
          <table:table-cell table:formula="of:=POWER([.F66]-[.L$2];2)" office:value-type="float" office:value="0.00000290832094440002" calcext:value-type="float">
            <text:p>2,90832094440002E-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8" calcext:value-type="float">
            <text:p>0,08</text:p>
          </table:table-cell>
          <table:table-cell office:value-type="float" office:value="0.0323" calcext:value-type="float">
            <text:p>0,0323</text:p>
          </table:table-cell>
          <table:table-cell office:value-type="float" office:value="0.043375" calcext:value-type="float">
            <text:p>0,043375</text:p>
          </table:table-cell>
          <table:table-cell office:value-type="float" office:value="0.043592" calcext:value-type="float">
            <text:p>0,043592</text:p>
          </table:table-cell>
          <table:table-cell office:value-type="float" office:value="0.042441" calcext:value-type="float">
            <text:p>0,042441</text:p>
          </table:table-cell>
          <table:table-cell table:number-columns-repeated="7"/>
          <table:table-cell table:formula="of:=POWER([.B67]-[.H$2];2)" office:value-type="float" office:value="0.00124609" calcext:value-type="float">
            <text:p>0,00124609</text:p>
          </table:table-cell>
          <table:table-cell table:formula="of:=POWER([.C67]-[.I$2];2)" office:value-type="float" office:value="0.0000159121209999999" calcext:value-type="float">
            <text:p>1,59121209999999E-05</text:p>
          </table:table-cell>
          <table:table-cell table:formula="of:=POWER([.D67]-[.J$2];2)" office:value-type="float" office:value="0.00002008384225" calcext:value-type="float">
            <text:p>2,008384225E-05</text:p>
          </table:table-cell>
          <table:table-cell table:formula="of:=POWER([.E67]-[.K$2];2)" office:value-type="float" office:value="0.00000703713561760002" calcext:value-type="float">
            <text:p>7,03713561760002E-06</text:p>
          </table:table-cell>
          <table:table-cell table:formula="of:=POWER([.F67]-[.L$2];2)" office:value-type="float" office:value="0.00000016190966440001" calcext:value-type="float">
            <text:p>1,61909664400006E-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4" calcext:value-type="float">
            <text:p>0,04</text:p>
          </table:table-cell>
          <table:table-cell office:value-type="float" office:value="0.0283" calcext:value-type="float">
            <text:p>0,0283</text:p>
          </table:table-cell>
          <table:table-cell office:value-type="float" office:value="0.0473" calcext:value-type="float">
            <text:p>0,0473</text:p>
          </table:table-cell>
          <table:table-cell office:value-type="float" office:value="0.042792" calcext:value-type="float">
            <text:p>0,042792</text:p>
          </table:table-cell>
          <table:table-cell office:value-type="float" office:value="0.044364" calcext:value-type="float">
            <text:p>0,044364</text:p>
          </table:table-cell>
          <table:table-cell table:number-columns-repeated="7"/>
          <table:table-cell table:formula="of:=POWER([.B68]-[.H$2];2)" office:value-type="float" office:value="0.0000220900000000002" calcext:value-type="float">
            <text:p>2,20900000000002E-05</text:p>
          </table:table-cell>
          <table:table-cell table:formula="of:=POWER([.C68]-[.I$2];2)" office:value-type="float" office:value="0.0000638241209999999" calcext:value-type="float">
            <text:p>6,38241209999999E-05</text:p>
          </table:table-cell>
          <table:table-cell table:formula="of:=POWER([.D68]-[.J$2];2)" office:value-type="float" office:value="0.0000706692422500001" calcext:value-type="float">
            <text:p>7,06692422500001E-05</text:p>
          </table:table-cell>
          <table:table-cell table:formula="of:=POWER([.E68]-[.K$2];2)" office:value-type="float" office:value="0.00000343271961760001" calcext:value-type="float">
            <text:p>3,43271961760001E-06</text:p>
          </table:table-cell>
          <table:table-cell table:formula="of:=POWER([.F68]-[.L$2];2)" office:value-type="float" office:value="0.00000540739214440004" calcext:value-type="float">
            <text:p>5,40739214440004E-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0331" calcext:value-type="float">
            <text:p>0,0331</text:p>
          </table:table-cell>
          <table:table-cell office:value-type="float" office:value="0.036925" calcext:value-type="float">
            <text:p>0,036925</text:p>
          </table:table-cell>
          <table:table-cell office:value-type="float" office:value="0.038668" calcext:value-type="float">
            <text:p>0,038668</text:p>
          </table:table-cell>
          <table:table-cell office:value-type="float" office:value="0.043806" calcext:value-type="float">
            <text:p>0,043806</text:p>
          </table:table-cell>
          <table:table-cell table:number-columns-repeated="7"/>
          <table:table-cell table:formula="of:=POWER([.B69]-[.H$2];2)" office:value-type="float" office:value="0.00199809" calcext:value-type="float">
            <text:p>0,00199809</text:p>
          </table:table-cell>
          <table:table-cell table:formula="of:=POWER([.C69]-[.I$2];2)" office:value-type="float" office:value="0.000010169721" calcext:value-type="float">
            <text:p>1,0169721E-05</text:p>
          </table:table-cell>
          <table:table-cell table:formula="of:=POWER([.D69]-[.J$2];2)" office:value-type="float" office:value="0.00000387499224999999" calcext:value-type="float">
            <text:p>3,87499224999999E-06</text:p>
          </table:table-cell>
          <table:table-cell table:formula="of:=POWER([.E69]-[.K$2];2)" office:value-type="float" office:value="0.00000515853113759997" calcext:value-type="float">
            <text:p>5,15853113759997E-06</text:p>
          </table:table-cell>
          <table:table-cell table:formula="of:=POWER([.F69]-[.L$2];2)" office:value-type="float" office:value="0.00000312363206440002" calcext:value-type="float">
            <text:p>3,12363206440002E-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4" calcext:value-type="float">
            <text:p>0,04</text:p>
          </table:table-cell>
          <table:table-cell office:value-type="float" office:value="0.0298" calcext:value-type="float">
            <text:p>0,0298</text:p>
          </table:table-cell>
          <table:table-cell office:value-type="float" office:value="0.03255" calcext:value-type="float">
            <text:p>0,03255</text:p>
          </table:table-cell>
          <table:table-cell office:value-type="float" office:value="0.037648" calcext:value-type="float">
            <text:p>0,037648</text:p>
          </table:table-cell>
          <table:table-cell office:value-type="float" office:value="0.043089" calcext:value-type="float">
            <text:p>0,043089</text:p>
          </table:table-cell>
          <table:table-cell table:number-columns-repeated="7"/>
          <table:table-cell table:formula="of:=POWER([.B70]-[.H$2];2)" office:value-type="float" office:value="0.0000220900000000002" calcext:value-type="float">
            <text:p>2,20900000000002E-05</text:p>
          </table:table-cell>
          <table:table-cell table:formula="of:=POWER([.C70]-[.I$2];2)" office:value-type="float" office:value="0.0000421071209999999" calcext:value-type="float">
            <text:p>4,21071209999999E-05</text:p>
          </table:table-cell>
          <table:table-cell table:formula="of:=POWER([.D70]-[.J$2];2)" office:value-type="float" office:value="0.0000402399922499999" calcext:value-type="float">
            <text:p>4,02399922499999E-05</text:p>
          </table:table-cell>
          <table:table-cell table:formula="of:=POWER([.E70]-[.K$2];2)" office:value-type="float" office:value="0.0000108322607376" calcext:value-type="float">
            <text:p>1,08322607376E-05</text:p>
          </table:table-cell>
          <table:table-cell table:formula="of:=POWER([.F70]-[.L$2];2)" office:value-type="float" office:value="0.00000110329814440002" calcext:value-type="float">
            <text:p>1,10329814440002E-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4" calcext:value-type="float">
            <text:p>0,04</text:p>
          </table:table-cell>
          <table:table-cell office:value-type="float" office:value="0.0437" calcext:value-type="float">
            <text:p>0,0437</text:p>
          </table:table-cell>
          <table:table-cell office:value-type="float" office:value="0.0398" calcext:value-type="float">
            <text:p>0,0398</text:p>
          </table:table-cell>
          <table:table-cell office:value-type="float" office:value="0.046764" calcext:value-type="float">
            <text:p>0,046764</text:p>
          </table:table-cell>
          <table:table-cell office:value-type="float" office:value="0.043264" calcext:value-type="float">
            <text:p>0,043264</text:p>
          </table:table-cell>
          <table:table-cell table:number-columns-repeated="7"/>
          <table:table-cell table:formula="of:=POWER([.B71]-[.H$2];2)" office:value-type="float" office:value="0.0000220900000000002" calcext:value-type="float">
            <text:p>2,20900000000002E-05</text:p>
          </table:table-cell>
          <table:table-cell table:formula="of:=POWER([.C71]-[.I$2];2)" office:value-type="float" office:value="0.0000549229210000001" calcext:value-type="float">
            <text:p>5,49229210000001E-05</text:p>
          </table:table-cell>
          <table:table-cell table:formula="of:=POWER([.D71]-[.J$2];2)" office:value-type="float" office:value="0.00000082174225000001" calcext:value-type="float">
            <text:p>8,21742250000008E-07</text:p>
          </table:table-cell>
          <table:table-cell table:formula="of:=POWER([.E71]-[.K$2];2)" office:value-type="float" office:value="0.0000339278290576001" calcext:value-type="float">
            <text:p>3,39278290576001E-05</text:p>
          </table:table-cell>
          <table:table-cell table:formula="of:=POWER([.F71]-[.L$2];2)" office:value-type="float" office:value="0.00000150155614440001" calcext:value-type="float">
            <text:p>1,50155614440001E-0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3" calcext:value-type="float">
            <text:p>0,03</text:p>
          </table:table-cell>
          <table:table-cell office:value-type="float" office:value="0.0294" calcext:value-type="float">
            <text:p>0,0294</text:p>
          </table:table-cell>
          <table:table-cell office:value-type="float" office:value="0.041175" calcext:value-type="float">
            <text:p>0,041175</text:p>
          </table:table-cell>
          <table:table-cell office:value-type="float" office:value="0.041868" calcext:value-type="float">
            <text:p>0,041868</text:p>
          </table:table-cell>
          <table:table-cell office:value-type="float" office:value="0.042835" calcext:value-type="float">
            <text:p>0,042835</text:p>
          </table:table-cell>
          <table:table-cell table:number-columns-repeated="7"/>
          <table:table-cell table:formula="of:=POWER([.B72]-[.H$2];2)" office:value-type="float" office:value="0.000216090000000001" calcext:value-type="float">
            <text:p>0,00021609</text:p>
          </table:table-cell>
          <table:table-cell table:formula="of:=POWER([.C72]-[.I$2];2)" office:value-type="float" office:value="0.0000474583209999999" calcext:value-type="float">
            <text:p>4,74583209999999E-05</text:p>
          </table:table-cell>
          <table:table-cell table:formula="of:=POWER([.D72]-[.J$2];2)" office:value-type="float" office:value="0.00000520524225000003" calcext:value-type="float">
            <text:p>5,20524225000003E-06</text:p>
          </table:table-cell>
          <table:table-cell table:formula="of:=POWER([.E72]-[.K$2];2)" office:value-type="float" office:value="0.00000086259513760002" calcext:value-type="float">
            <text:p>8,62595137600014E-07</text:p>
          </table:table-cell>
          <table:table-cell table:formula="of:=POWER([.F72]-[.L$2];2)" office:value-type="float" office:value="0.00000063422110440001" calcext:value-type="float">
            <text:p>6,3422110440001E-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8" calcext:value-type="float">
            <text:p>0,08</text:p>
          </table:table-cell>
          <table:table-cell office:value-type="float" office:value="0.025" calcext:value-type="float">
            <text:p>0,025</text:p>
          </table:table-cell>
          <table:table-cell office:value-type="float" office:value="0.042525" calcext:value-type="float">
            <text:p>0,042525</text:p>
          </table:table-cell>
          <table:table-cell office:value-type="float" office:value="0.040296" calcext:value-type="float">
            <text:p>0,040296</text:p>
          </table:table-cell>
          <table:table-cell office:value-type="float" office:value="0.042551" calcext:value-type="float">
            <text:p>0,042551</text:p>
          </table:table-cell>
          <table:table-cell table:number-columns-repeated="7"/>
          <table:table-cell table:formula="of:=POWER([.B73]-[.H$2];2)" office:value-type="float" office:value="0.00124609" calcext:value-type="float">
            <text:p>0,00124609</text:p>
          </table:table-cell>
          <table:table-cell table:formula="of:=POWER([.C73]-[.I$2];2)" office:value-type="float" office:value="0.000127441521" calcext:value-type="float">
            <text:p>0,000127441521</text:p>
          </table:table-cell>
          <table:table-cell table:formula="of:=POWER([.D73]-[.J$2];2)" office:value-type="float" office:value="0.00001318779225" calcext:value-type="float">
            <text:p>1,318779225E-05</text:p>
          </table:table-cell>
          <table:table-cell table:formula="of:=POWER([.E73]-[.K$2];2)" office:value-type="float" office:value="0.0000004137576976" calcext:value-type="float">
            <text:p>4,13757697599995E-07</text:p>
          </table:table-cell>
          <table:table-cell table:formula="of:=POWER([.F73]-[.L$2];2)" office:value-type="float" office:value="0.00000026253326440001" calcext:value-type="float">
            <text:p>2,62533264400007E-0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42425" calcext:value-type="float">
            <text:p>0,042425</text:p>
          </table:table-cell>
          <table:table-cell office:value-type="float" office:value="0.0451" calcext:value-type="float">
            <text:p>0,0451</text:p>
          </table:table-cell>
          <table:table-cell office:value-type="float" office:value="0.043172" calcext:value-type="float">
            <text:p>0,043172</text:p>
          </table:table-cell>
          <table:table-cell table:number-columns-repeated="7"/>
          <table:table-cell table:formula="of:=POWER([.B74]-[.H$2];2)" office:value-type="float" office:value="0.0000220900000000002" calcext:value-type="float">
            <text:p>2,20900000000002E-05</text:p>
          </table:table-cell>
          <table:table-cell table:formula="of:=POWER([.C74]-[.I$2];2)" office:value-type="float" office:value="0.000013771521" calcext:value-type="float">
            <text:p>1,3771521E-05</text:p>
          </table:table-cell>
          <table:table-cell table:formula="of:=POWER([.D74]-[.J$2];2)" office:value-type="float" office:value="0.00001247149225" calcext:value-type="float">
            <text:p>1,247149225E-05</text:p>
          </table:table-cell>
          <table:table-cell table:formula="of:=POWER([.E74]-[.K$2];2)" office:value-type="float" office:value="0.0000173119237776001" calcext:value-type="float">
            <text:p>1,73119237776001E-05</text:p>
          </table:table-cell>
          <table:table-cell table:formula="of:=POWER([.F74]-[.L$2];2)" office:value-type="float" office:value="0.00000128455022440002" calcext:value-type="float">
            <text:p>1,28455022440002E-0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7" calcext:value-type="float">
            <text:p>0,07</text:p>
          </table:table-cell>
          <table:table-cell office:value-type="float" office:value="0.0564" calcext:value-type="float">
            <text:p>0,0564</text:p>
          </table:table-cell>
          <table:table-cell office:value-type="float" office:value="0.0381" calcext:value-type="float">
            <text:p>0,0381</text:p>
          </table:table-cell>
          <table:table-cell office:value-type="float" office:value="0.044512" calcext:value-type="float">
            <text:p>0,044512</text:p>
          </table:table-cell>
          <table:table-cell office:value-type="float" office:value="0.043675" calcext:value-type="float">
            <text:p>0,043675</text:p>
          </table:table-cell>
          <table:table-cell table:number-columns-repeated="7"/>
          <table:table-cell table:formula="of:=POWER([.B75]-[.H$2];2)" office:value-type="float" office:value="0.00064009" calcext:value-type="float">
            <text:p>0,00064009</text:p>
          </table:table-cell>
          <table:table-cell table:formula="of:=POWER([.C75]-[.I$2];2)" office:value-type="float" office:value="0.000404452321" calcext:value-type="float">
            <text:p>0,000404452321</text:p>
          </table:table-cell>
          <table:table-cell table:formula="of:=POWER([.D75]-[.J$2];2)" office:value-type="float" office:value="0.00000062964224999999" calcext:value-type="float">
            <text:p>6,29642249999993E-07</text:p>
          </table:table-cell>
          <table:table-cell table:formula="of:=POWER([.E75]-[.K$2];2)" office:value-type="float" office:value="0.0000127646140176001" calcext:value-type="float">
            <text:p>1,27646140176001E-05</text:p>
          </table:table-cell>
          <table:table-cell table:formula="of:=POWER([.F75]-[.L$2];2)" office:value-type="float" office:value="0.00000267773950440002" calcext:value-type="float">
            <text:p>2,67773950440002E-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6" calcext:value-type="float">
            <text:p>0,06</text:p>
          </table:table-cell>
          <table:table-cell office:value-type="float" office:value="0.0384" calcext:value-type="float">
            <text:p>0,0384</text:p>
          </table:table-cell>
          <table:table-cell office:value-type="float" office:value="0.0396" calcext:value-type="float">
            <text:p>0,0396</text:p>
          </table:table-cell>
          <table:table-cell office:value-type="float" office:value="0.038688" calcext:value-type="float">
            <text:p>0,038688</text:p>
          </table:table-cell>
          <table:table-cell office:value-type="float" office:value="0.042164" calcext:value-type="float">
            <text:p>0,042164</text:p>
          </table:table-cell>
          <table:table-cell table:number-columns-repeated="7"/>
          <table:table-cell table:formula="of:=POWER([.B76]-[.H$2];2)" office:value-type="float" office:value="0.000234089999999999" calcext:value-type="float">
            <text:p>0,00023409</text:p>
          </table:table-cell>
          <table:table-cell table:formula="of:=POWER([.C76]-[.I$2];2)" office:value-type="float" office:value="0.00000445632100000001" calcext:value-type="float">
            <text:p>4,45632100000001E-06</text:p>
          </table:table-cell>
          <table:table-cell table:formula="of:=POWER([.D76]-[.J$2];2)" office:value-type="float" office:value="0.00000049914225000001" calcext:value-type="float">
            <text:p>4,99142250000008E-07</text:p>
          </table:table-cell>
          <table:table-cell table:formula="of:=POWER([.E76]-[.K$2];2)" office:value-type="float" office:value="0.00000506808153759998" calcext:value-type="float">
            <text:p>5,06808153759998E-06</text:p>
          </table:table-cell>
          <table:table-cell table:formula="of:=POWER([.F76]-[.L$2];2)" office:value-type="float" office:value="0.0000000157201444" calcext:value-type="float">
            <text:p>1,57201444000021E-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" calcext:value-type="float">
            <text:p>0,1</text:p>
          </table:table-cell>
          <table:table-cell office:value-type="float" office:value="0.0293" calcext:value-type="float">
            <text:p>0,0293</text:p>
          </table:table-cell>
          <table:table-cell office:value-type="float" office:value="0.038375" calcext:value-type="float">
            <text:p>0,038375</text:p>
          </table:table-cell>
          <table:table-cell office:value-type="float" office:value="0.039252" calcext:value-type="float">
            <text:p>0,039252</text:p>
          </table:table-cell>
          <table:table-cell office:value-type="float" office:value="0.041779" calcext:value-type="float">
            <text:p>0,041779</text:p>
          </table:table-cell>
          <table:table-cell table:number-columns-repeated="7"/>
          <table:table-cell table:formula="of:=POWER([.B77]-[.H$2];2)" office:value-type="float" office:value="0.00305809" calcext:value-type="float">
            <text:p>0,00305809</text:p>
          </table:table-cell>
          <table:table-cell table:formula="of:=POWER([.C77]-[.I$2];2)" office:value-type="float" office:value="0.0000488461209999999" calcext:value-type="float">
            <text:p>4,88461209999999E-05</text:p>
          </table:table-cell>
          <table:table-cell table:formula="of:=POWER([.D77]-[.J$2];2)" office:value-type="float" office:value="0.00000026884225" calcext:value-type="float">
            <text:p>2,68842249999998E-07</text:p>
          </table:table-cell>
          <table:table-cell table:formula="of:=POWER([.E77]-[.K$2];2)" office:value-type="float" office:value="0.00000284677881759998" calcext:value-type="float">
            <text:p>2,84677881759998E-06</text:p>
          </table:table-cell>
          <table:table-cell table:formula="of:=POWER([.F77]-[.L$2];2)" office:value-type="float" office:value="0.0000000674025444" calcext:value-type="float">
            <text:p>6,74025443999975E-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0.0251" calcext:value-type="float">
            <text:p>0,0251</text:p>
          </table:table-cell>
          <table:table-cell office:value-type="float" office:value="0.044975" calcext:value-type="float">
            <text:p>0,044975</text:p>
          </table:table-cell>
          <table:table-cell office:value-type="float" office:value="0.039452" calcext:value-type="float">
            <text:p>0,039452</text:p>
          </table:table-cell>
          <table:table-cell office:value-type="float" office:value="0.043137" calcext:value-type="float">
            <text:p>0,043137</text:p>
          </table:table-cell>
          <table:table-cell table:number-columns-repeated="7"/>
          <table:table-cell table:formula="of:=POWER([.B78]-[.H$2];2)" office:value-type="float" office:value="0.00199809" calcext:value-type="float">
            <text:p>0,00199809</text:p>
          </table:table-cell>
          <table:table-cell table:formula="of:=POWER([.C78]-[.I$2];2)" office:value-type="float" office:value="0.000125193721" calcext:value-type="float">
            <text:p>0,000125193721</text:p>
          </table:table-cell>
          <table:table-cell table:formula="of:=POWER([.D78]-[.J$2];2)" office:value-type="float" office:value="0.00003698464225" calcext:value-type="float">
            <text:p>3,698464225E-05</text:p>
          </table:table-cell>
          <table:table-cell table:formula="of:=POWER([.E78]-[.K$2];2)" office:value-type="float" office:value="0.00000221188281759998" calcext:value-type="float">
            <text:p>2,21188281759998E-06</text:p>
          </table:table-cell>
          <table:table-cell table:formula="of:=POWER([.F78]-[.L$2];2)" office:value-type="float" office:value="0.00000120643862440002" calcext:value-type="float">
            <text:p>1,20643862440002E-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0.0384" calcext:value-type="float">
            <text:p>0,0384</text:p>
          </table:table-cell>
          <table:table-cell office:value-type="float" office:value="0.04275" calcext:value-type="float">
            <text:p>0,04275</text:p>
          </table:table-cell>
          <table:table-cell office:value-type="float" office:value="0.04564" calcext:value-type="float">
            <text:p>0,04564</text:p>
          </table:table-cell>
          <table:table-cell office:value-type="float" office:value="0.041298" calcext:value-type="float">
            <text:p>0,041298</text:p>
          </table:table-cell>
          <table:table-cell table:number-columns-repeated="7"/>
          <table:table-cell table:formula="of:=POWER([.B79]-[.H$2];2)" office:value-type="float" office:value="0.00199809" calcext:value-type="float">
            <text:p>0,00199809</text:p>
          </table:table-cell>
          <table:table-cell table:formula="of:=POWER([.C79]-[.I$2];2)" office:value-type="float" office:value="0.00000445632100000001" calcext:value-type="float">
            <text:p>4,45632100000001E-06</text:p>
          </table:table-cell>
          <table:table-cell table:formula="of:=POWER([.D79]-[.J$2];2)" office:value-type="float" office:value="0.00001487259225" calcext:value-type="float">
            <text:p>1,487259225E-05</text:p>
          </table:table-cell>
          <table:table-cell table:formula="of:=POWER([.E79]-[.K$2];2)" office:value-type="float" office:value="0.0000220971445776" calcext:value-type="float">
            <text:p>2,20971445776E-05</text:p>
          </table:table-cell>
          <table:table-cell table:formula="of:=POWER([.F79]-[.L$2];2)" office:value-type="float" office:value="0.00000054851798439999" calcext:value-type="float">
            <text:p>5,48517984399986E-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8" calcext:value-type="float">
            <text:p>0,08</text:p>
          </table:table-cell>
          <table:table-cell office:value-type="float" office:value="0.0318" calcext:value-type="float">
            <text:p>0,0318</text:p>
          </table:table-cell>
          <table:table-cell office:value-type="float" office:value="0.0438" calcext:value-type="float">
            <text:p>0,0438</text:p>
          </table:table-cell>
          <table:table-cell office:value-type="float" office:value="0.03902" calcext:value-type="float">
            <text:p>0,03902</text:p>
          </table:table-cell>
          <table:table-cell office:value-type="float" office:value="0.0426" calcext:value-type="float">
            <text:p>0,0426</text:p>
          </table:table-cell>
          <table:table-cell table:number-columns-repeated="7"/>
          <table:table-cell table:formula="of:=POWER([.B80]-[.H$2];2)" office:value-type="float" office:value="0.00124609" calcext:value-type="float">
            <text:p>0,00124609</text:p>
          </table:table-cell>
          <table:table-cell table:formula="of:=POWER([.C80]-[.I$2];2)" office:value-type="float" office:value="0.0000201511209999999" calcext:value-type="float">
            <text:p>2,01511209999999E-05</text:p>
          </table:table-cell>
          <table:table-cell table:formula="of:=POWER([.D80]-[.J$2];2)" office:value-type="float" office:value="0.00002407374225" calcext:value-type="float">
            <text:p>2,407374225E-05</text:p>
          </table:table-cell>
          <table:table-cell table:formula="of:=POWER([.E80]-[.K$2];2)" office:value-type="float" office:value="0.00000368348217759998" calcext:value-type="float">
            <text:p>3,68348217759998E-06</text:p>
          </table:table-cell>
          <table:table-cell table:formula="of:=POWER([.F80]-[.L$2];2)" office:value-type="float" office:value="0.00000031514750440001" calcext:value-type="float">
            <text:p>3,15147504400008E-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35025" calcext:value-type="float">
            <text:p>0,035025</text:p>
          </table:table-cell>
          <table:table-cell office:value-type="float" office:value="0.039572" calcext:value-type="float">
            <text:p>0,039572</text:p>
          </table:table-cell>
          <table:table-cell office:value-type="float" office:value="0.040694" calcext:value-type="float">
            <text:p>0,040694</text:p>
          </table:table-cell>
          <table:table-cell table:number-columns-repeated="7"/>
          <table:table-cell table:formula="of:=POWER([.B81]-[.H$2];2)" office:value-type="float" office:value="0.00199809" calcext:value-type="float">
            <text:p>0,00199809</text:p>
          </table:table-cell>
          <table:table-cell table:formula="of:=POWER([.C81]-[.I$2];2)" office:value-type="float" office:value="0.000038303721" calcext:value-type="float">
            <text:p>3,8303721E-05</text:p>
          </table:table-cell>
          <table:table-cell table:formula="of:=POWER([.D81]-[.J$2];2)" office:value-type="float" office:value="0.00001496529225" calcext:value-type="float">
            <text:p>1,496529225E-05</text:p>
          </table:table-cell>
          <table:table-cell table:formula="of:=POWER([.E81]-[.K$2];2)" office:value-type="float" office:value="0.00000186934521759998" calcext:value-type="float">
            <text:p>1,86934521759998E-06</text:p>
          </table:table-cell>
          <table:table-cell table:formula="of:=POWER([.F81]-[.L$2];2)" office:value-type="float" office:value="0.00000180800294439998" calcext:value-type="float">
            <text:p>1,80800294439998E-0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7" calcext:value-type="float">
            <text:p>0,07</text:p>
          </table:table-cell>
          <table:table-cell office:value-type="float" office:value="0.0429" calcext:value-type="float">
            <text:p>0,0429</text:p>
          </table:table-cell>
          <table:table-cell office:value-type="float" office:value="0.030975" calcext:value-type="float">
            <text:p>0,030975</text:p>
          </table:table-cell>
          <table:table-cell office:value-type="float" office:value="0.04112" calcext:value-type="float">
            <text:p>0,04112</text:p>
          </table:table-cell>
          <table:table-cell office:value-type="float" office:value="0.043585" calcext:value-type="float">
            <text:p>0,043585</text:p>
          </table:table-cell>
          <table:table-cell table:number-columns-repeated="7"/>
          <table:table-cell table:formula="of:=POWER([.B82]-[.H$2];2)" office:value-type="float" office:value="0.00064009" calcext:value-type="float">
            <text:p>0,00064009</text:p>
          </table:table-cell>
          <table:table-cell table:formula="of:=POWER([.C82]-[.I$2];2)" office:value-type="float" office:value="0.0000437053210000001" calcext:value-type="float">
            <text:p>4,37053210000001E-05</text:p>
          </table:table-cell>
          <table:table-cell table:formula="of:=POWER([.D82]-[.J$2];2)" office:value-type="float" office:value="0.00006270264225" calcext:value-type="float">
            <text:p>6,270264225E-05</text:p>
          </table:table-cell>
          <table:table-cell table:formula="of:=POWER([.E82]-[.K$2];2)" office:value-type="float" office:value="0.0000000326741776" calcext:value-type="float">
            <text:p>3,26741776000007E-08</text:p>
          </table:table-cell>
          <table:table-cell table:formula="of:=POWER([.F82]-[.L$2];2)" office:value-type="float" office:value="0.00000239129110440002" calcext:value-type="float">
            <text:p>2,39129110440002E-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4" calcext:value-type="float">
            <text:p>0,04</text:p>
          </table:table-cell>
          <table:table-cell office:value-type="float" office:value="0.0268" calcext:value-type="float">
            <text:p>0,0268</text:p>
          </table:table-cell>
          <table:table-cell office:value-type="float" office:value="0.045425" calcext:value-type="float">
            <text:p>0,045425</text:p>
          </table:table-cell>
          <table:table-cell office:value-type="float" office:value="0.042032" calcext:value-type="float">
            <text:p>0,042032</text:p>
          </table:table-cell>
          <table:table-cell office:value-type="float" office:value="0.041042" calcext:value-type="float">
            <text:p>0,041042</text:p>
          </table:table-cell>
          <table:table-cell table:number-columns-repeated="7"/>
          <table:table-cell table:formula="of:=POWER([.B83]-[.H$2];2)" office:value-type="float" office:value="0.0000220900000000002" calcext:value-type="float">
            <text:p>2,20900000000002E-05</text:p>
          </table:table-cell>
          <table:table-cell table:formula="of:=POWER([.C83]-[.I$2];2)" office:value-type="float" office:value="0.0000900411209999999" calcext:value-type="float">
            <text:p>9,00411209999999E-05</text:p>
          </table:table-cell>
          <table:table-cell table:formula="of:=POWER([.D83]-[.J$2];2)" office:value-type="float" office:value="0.00004266049225" calcext:value-type="float">
            <text:p>4,266049225E-05</text:p>
          </table:table-cell>
          <table:table-cell table:formula="of:=POWER([.E83]-[.K$2];2)" office:value-type="float" office:value="0.00000119412441760001" calcext:value-type="float">
            <text:p>1,19412441760001E-06</text:p>
          </table:table-cell>
          <table:table-cell table:formula="of:=POWER([.F83]-[.L$2];2)" office:value-type="float" office:value="0.00000099325142439998" calcext:value-type="float">
            <text:p>9,9325142439998E-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4" calcext:value-type="float">
            <text:p>0,04</text:p>
          </table:table-cell>
          <table:table-cell office:value-type="float" office:value="0.0319" calcext:value-type="float">
            <text:p>0,0319</text:p>
          </table:table-cell>
          <table:table-cell office:value-type="float" office:value="0.049425" calcext:value-type="float">
            <text:p>0,049425</text:p>
          </table:table-cell>
          <table:table-cell office:value-type="float" office:value="0.043156" calcext:value-type="float">
            <text:p>0,043156</text:p>
          </table:table-cell>
          <table:table-cell office:value-type="float" office:value="0.042102" calcext:value-type="float">
            <text:p>0,042102</text:p>
          </table:table-cell>
          <table:table-cell table:number-columns-repeated="7"/>
          <table:table-cell table:formula="of:=POWER([.B84]-[.H$2];2)" office:value-type="float" office:value="0.0000220900000000002" calcext:value-type="float">
            <text:p>2,20900000000002E-05</text:p>
          </table:table-cell>
          <table:table-cell table:formula="of:=POWER([.C84]-[.I$2];2)" office:value-type="float" office:value="0.000019263321" calcext:value-type="float">
            <text:p>1,9263321E-05</text:p>
          </table:table-cell>
          <table:table-cell table:formula="of:=POWER([.D84]-[.J$2];2)" office:value-type="float" office:value="0.00011091249225" calcext:value-type="float">
            <text:p>0,00011091249225</text:p>
          </table:table-cell>
          <table:table-cell table:formula="of:=POWER([.E84]-[.K$2];2)" office:value-type="float" office:value="0.00000491402489760002" calcext:value-type="float">
            <text:p>4,91402489760002E-06</text:p>
          </table:table-cell>
          <table:table-cell table:formula="of:=POWER([.F84]-[.L$2];2)" office:value-type="float" office:value="0.0000000040170244" calcext:value-type="float">
            <text:p>4,0170244000011E-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6" calcext:value-type="float">
            <text:p>0,06</text:p>
          </table:table-cell>
          <table:table-cell office:value-type="float" office:value="0.0324" calcext:value-type="float">
            <text:p>0,0324</text:p>
          </table:table-cell>
          <table:table-cell office:value-type="float" office:value="0.03625" calcext:value-type="float">
            <text:p>0,03625</text:p>
          </table:table-cell>
          <table:table-cell office:value-type="float" office:value="0.041168" calcext:value-type="float">
            <text:p>0,041168</text:p>
          </table:table-cell>
          <table:table-cell office:value-type="float" office:value="0.040026" calcext:value-type="float">
            <text:p>0,040026</text:p>
          </table:table-cell>
          <table:table-cell table:number-columns-repeated="7"/>
          <table:table-cell table:formula="of:=POWER([.B85]-[.H$2];2)" office:value-type="float" office:value="0.000234089999999999" calcext:value-type="float">
            <text:p>0,00023409</text:p>
          </table:table-cell>
          <table:table-cell table:formula="of:=POWER([.C85]-[.I$2];2)" office:value-type="float" office:value="0.000015124321" calcext:value-type="float">
            <text:p>1,5124321E-05</text:p>
          </table:table-cell>
          <table:table-cell table:formula="of:=POWER([.D85]-[.J$2];2)" office:value-type="float" office:value="0.00000698809225" calcext:value-type="float">
            <text:p>6,98809225E-06</text:p>
          </table:table-cell>
          <table:table-cell table:formula="of:=POWER([.E85]-[.K$2];2)" office:value-type="float" office:value="0.0000000523311376" calcext:value-type="float">
            <text:p>5,23311376000038E-08</text:p>
          </table:table-cell>
          <table:table-cell table:formula="of:=POWER([.F85]-[.L$2];2)" office:value-type="float" office:value="0.00000405063926439997" calcext:value-type="float">
            <text:p>4,05063926439997E-0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.0549" calcext:value-type="float">
            <text:p>0,0549</text:p>
          </table:table-cell>
          <table:table-cell office:value-type="float" office:value="0.0439" calcext:value-type="float">
            <text:p>0,0439</text:p>
          </table:table-cell>
          <table:table-cell office:value-type="float" office:value="0.040864" calcext:value-type="float">
            <text:p>0,040864</text:p>
          </table:table-cell>
          <table:table-cell office:value-type="float" office:value="0.040243" calcext:value-type="float">
            <text:p>0,040243</text:p>
          </table:table-cell>
          <table:table-cell table:number-columns-repeated="7"/>
          <table:table-cell table:formula="of:=POWER([.B86]-[.H$2];2)" office:value-type="float" office:value="0.00199809" calcext:value-type="float">
            <text:p>0,00199809</text:p>
          </table:table-cell>
          <table:table-cell table:formula="of:=POWER([.C86]-[.I$2];2)" office:value-type="float" office:value="0.000346369321" calcext:value-type="float">
            <text:p>0,000346369321</text:p>
          </table:table-cell>
          <table:table-cell table:formula="of:=POWER([.D86]-[.J$2];2)" office:value-type="float" office:value="0.00002506504225" calcext:value-type="float">
            <text:p>2,506504225E-05</text:p>
          </table:table-cell>
          <table:table-cell table:formula="of:=POWER([.E86]-[.K$2];2)" office:value-type="float" office:value="0.0000000056610576" calcext:value-type="float">
            <text:p>5,66105759999959E-09</text:p>
          </table:table-cell>
          <table:table-cell table:formula="of:=POWER([.F86]-[.L$2];2)" office:value-type="float" office:value="0.00000322425118439997" calcext:value-type="float">
            <text:p>3,22425118439997E-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8" calcext:value-type="float">
            <text:p>0,08</text:p>
          </table:table-cell>
          <table:table-cell office:value-type="float" office:value="0.0265" calcext:value-type="float">
            <text:p>0,0265</text:p>
          </table:table-cell>
          <table:table-cell office:value-type="float" office:value="0.0425" calcext:value-type="float">
            <text:p>0,0425</text:p>
          </table:table-cell>
          <table:table-cell office:value-type="float" office:value="0.040116" calcext:value-type="float">
            <text:p>0,040116</text:p>
          </table:table-cell>
          <table:table-cell office:value-type="float" office:value="0.04258" calcext:value-type="float">
            <text:p>0,04258</text:p>
          </table:table-cell>
          <table:table-cell table:number-columns-repeated="7"/>
          <table:table-cell table:formula="of:=POWER([.B87]-[.H$2];2)" office:value-type="float" office:value="0.00124609" calcext:value-type="float">
            <text:p>0,00124609</text:p>
          </table:table-cell>
          <table:table-cell table:formula="of:=POWER([.C87]-[.I$2];2)" office:value-type="float" office:value="0.0000958245209999999" calcext:value-type="float">
            <text:p>9,58245209999999E-05</text:p>
          </table:table-cell>
          <table:table-cell table:formula="of:=POWER([.D87]-[.J$2];2)" office:value-type="float" office:value="0.00001300684225" calcext:value-type="float">
            <text:p>1,300684225E-05</text:p>
          </table:table-cell>
          <table:table-cell table:formula="of:=POWER([.E87]-[.K$2];2)" office:value-type="float" office:value="0.00000067772409759999" calcext:value-type="float">
            <text:p>6,77724097599993E-07</text:p>
          </table:table-cell>
          <table:table-cell table:formula="of:=POWER([.F87]-[.L$2];2)" office:value-type="float" office:value="0.00000029309230440001" calcext:value-type="float">
            <text:p>2,93092304400009E-0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4" calcext:value-type="float">
            <text:p>0,04</text:p>
          </table:table-cell>
          <table:table-cell office:value-type="float" office:value="0.0336" calcext:value-type="float">
            <text:p>0,0336</text:p>
          </table:table-cell>
          <table:table-cell office:value-type="float" office:value="0.03955" calcext:value-type="float">
            <text:p>0,03955</text:p>
          </table:table-cell>
          <table:table-cell office:value-type="float" office:value="0.038424" calcext:value-type="float">
            <text:p>0,038424</text:p>
          </table:table-cell>
          <table:table-cell office:value-type="float" office:value="0.042939" calcext:value-type="float">
            <text:p>0,042939</text:p>
          </table:table-cell>
          <table:table-cell table:number-columns-repeated="7"/>
          <table:table-cell table:formula="of:=POWER([.B88]-[.H$2];2)" office:value-type="float" office:value="0.0000220900000000002" calcext:value-type="float">
            <text:p>2,20900000000002E-05</text:p>
          </table:table-cell>
          <table:table-cell table:formula="of:=POWER([.C88]-[.I$2];2)" office:value-type="float" office:value="0.00000723072099999998" calcext:value-type="float">
            <text:p>7,23072099999998E-06</text:p>
          </table:table-cell>
          <table:table-cell table:formula="of:=POWER([.D88]-[.J$2];2)" office:value-type="float" office:value="0.00000043099225000001" calcext:value-type="float">
            <text:p>4,30992250000006E-07</text:p>
          </table:table-cell>
          <table:table-cell table:formula="of:=POWER([.E88]-[.K$2];2)" office:value-type="float" office:value="0.00000632643225759998" calcext:value-type="float">
            <text:p>6,32643225759998E-06</text:p>
          </table:table-cell>
          <table:table-cell table:formula="of:=POWER([.F88]-[.L$2];2)" office:value-type="float" office:value="0.00000081068414440001" calcext:value-type="float">
            <text:p>8,10684144400011E-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4" calcext:value-type="float">
            <text:p>0,04</text:p>
          </table:table-cell>
          <table:table-cell office:value-type="float" office:value="0.0483" calcext:value-type="float">
            <text:p>0,0483</text:p>
          </table:table-cell>
          <table:table-cell office:value-type="float" office:value="0.041525" calcext:value-type="float">
            <text:p>0,041525</text:p>
          </table:table-cell>
          <table:table-cell office:value-type="float" office:value="0.039252" calcext:value-type="float">
            <text:p>0,039252</text:p>
          </table:table-cell>
          <table:table-cell office:value-type="float" office:value="0.041642" calcext:value-type="float">
            <text:p>0,041642</text:p>
          </table:table-cell>
          <table:table-cell table:number-columns-repeated="7"/>
          <table:table-cell table:formula="of:=POWER([.B89]-[.H$2];2)" office:value-type="float" office:value="0.0000220900000000002" calcext:value-type="float">
            <text:p>2,20900000000002E-05</text:p>
          </table:table-cell>
          <table:table-cell table:formula="of:=POWER([.C89]-[.I$2];2)" office:value-type="float" office:value="0.000144264121" calcext:value-type="float">
            <text:p>0,000144264121</text:p>
          </table:table-cell>
          <table:table-cell table:formula="of:=POWER([.D89]-[.J$2];2)" office:value-type="float" office:value="0.00000692479225000001" calcext:value-type="float">
            <text:p>6,92479225000001E-06</text:p>
          </table:table-cell>
          <table:table-cell table:formula="of:=POWER([.E89]-[.K$2];2)" office:value-type="float" office:value="0.00000284677881759998" calcext:value-type="float">
            <text:p>2,84677881759998E-06</text:p>
          </table:table-cell>
          <table:table-cell table:formula="of:=POWER([.F89]-[.L$2];2)" office:value-type="float" office:value="0.0000001573074244" calcext:value-type="float">
            <text:p>1,57307424399995E-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0391" calcext:value-type="float">
            <text:p>0,0391</text:p>
          </table:table-cell>
          <table:table-cell office:value-type="float" office:value="0.04305" calcext:value-type="float">
            <text:p>0,04305</text:p>
          </table:table-cell>
          <table:table-cell office:value-type="float" office:value="0.043084" calcext:value-type="float">
            <text:p>0,043084</text:p>
          </table:table-cell>
          <table:table-cell office:value-type="float" office:value="0.042722" calcext:value-type="float">
            <text:p>0,042722</text:p>
          </table:table-cell>
          <table:table-cell table:number-columns-repeated="7"/>
          <table:table-cell table:formula="of:=POWER([.B90]-[.H$2];2)" office:value-type="float" office:value="0.00199809" calcext:value-type="float">
            <text:p>0,00199809</text:p>
          </table:table-cell>
          <table:table-cell table:formula="of:=POWER([.C90]-[.I$2];2)" office:value-type="float" office:value="0.00000790172100000005" calcext:value-type="float">
            <text:p>7,90172100000005E-06</text:p>
          </table:table-cell>
          <table:table-cell table:formula="of:=POWER([.D90]-[.J$2];2)" office:value-type="float" office:value="0.00001727649225" calcext:value-type="float">
            <text:p>1,727649225E-05</text:p>
          </table:table-cell>
          <table:table-cell table:formula="of:=POWER([.E90]-[.K$2];2)" office:value-type="float" office:value="0.00000459999545760001" calcext:value-type="float">
            <text:p>4,59999545760001E-06</text:p>
          </table:table-cell>
          <table:table-cell table:formula="of:=POWER([.F90]-[.L$2];2)" office:value-type="float" office:value="0.00000046700822440002" calcext:value-type="float">
            <text:p>4,67008224400015E-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,026</text:p>
          </table:table-cell>
          <table:table-cell office:value-type="float" office:value="0.0326" calcext:value-type="float">
            <text:p>0,0326</text:p>
          </table:table-cell>
          <table:table-cell office:value-type="float" office:value="0.04262" calcext:value-type="float">
            <text:p>0,04262</text:p>
          </table:table-cell>
          <table:table-cell office:value-type="float" office:value="0.042897" calcext:value-type="float">
            <text:p>0,042897</text:p>
          </table:table-cell>
          <table:table-cell table:number-columns-repeated="7"/>
          <table:table-cell table:formula="of:=POWER([.B91]-[.H$2];2)" office:value-type="float" office:value="0.00199809" calcext:value-type="float">
            <text:p>0,00199809</text:p>
          </table:table-cell>
          <table:table-cell table:formula="of:=POWER([.C91]-[.I$2];2)" office:value-type="float" office:value="0.000105863521" calcext:value-type="float">
            <text:p>0,000105863521</text:p>
          </table:table-cell>
          <table:table-cell table:formula="of:=POWER([.D91]-[.J$2];2)" office:value-type="float" office:value="0.00003960814225" calcext:value-type="float">
            <text:p>3,960814225E-05</text:p>
          </table:table-cell>
          <table:table-cell table:formula="of:=POWER([.E91]-[.K$2];2)" office:value-type="float" office:value="0.00000282495417760001" calcext:value-type="float">
            <text:p>2,82495417760001E-06</text:p>
          </table:table-cell>
          <table:table-cell table:formula="of:=POWER([.F91]-[.L$2];2)" office:value-type="float" office:value="0.00000073681622440001" calcext:value-type="float">
            <text:p>7,3681622440001E-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4" calcext:value-type="float">
            <text:p>0,04</text:p>
          </table:table-cell>
          <table:table-cell office:value-type="float" office:value="0.0429" calcext:value-type="float">
            <text:p>0,0429</text:p>
          </table:table-cell>
          <table:table-cell office:value-type="float" office:value="0.0403" calcext:value-type="float">
            <text:p>0,0403</text:p>
          </table:table-cell>
          <table:table-cell office:value-type="float" office:value="0.040716" calcext:value-type="float">
            <text:p>0,040716</text:p>
          </table:table-cell>
          <table:table-cell office:value-type="float" office:value="0.043323" calcext:value-type="float">
            <text:p>0,043323</text:p>
          </table:table-cell>
          <table:table-cell table:number-columns-repeated="7"/>
          <table:table-cell table:formula="of:=POWER([.B92]-[.H$2];2)" office:value-type="float" office:value="0.0000220900000000002" calcext:value-type="float">
            <text:p>2,20900000000002E-05</text:p>
          </table:table-cell>
          <table:table-cell table:formula="of:=POWER([.C92]-[.I$2];2)" office:value-type="float" office:value="0.0000437053210000001" calcext:value-type="float">
            <text:p>4,37053210000001E-05</text:p>
          </table:table-cell>
          <table:table-cell table:formula="of:=POWER([.D92]-[.J$2];2)" office:value-type="float" office:value="0.00000197824225000001" calcext:value-type="float">
            <text:p>1,97824225000001E-06</text:p>
          </table:table-cell>
          <table:table-cell table:formula="of:=POWER([.E92]-[.K$2];2)" office:value-type="float" office:value="0.0000000498360976" calcext:value-type="float">
            <text:p>4,98360975999967E-08</text:p>
          </table:table-cell>
          <table:table-cell table:formula="of:=POWER([.F92]-[.L$2];2)" office:value-type="float" office:value="0.00000164963198440002" calcext:value-type="float">
            <text:p>1,64963198440002E-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0288" calcext:value-type="float">
            <text:p>0,0288</text:p>
          </table:table-cell>
          <table:table-cell office:value-type="float" office:value="0.031225" calcext:value-type="float">
            <text:p>0,031225</text:p>
          </table:table-cell>
          <table:table-cell office:value-type="float" office:value="0.042144" calcext:value-type="float">
            <text:p>0,042144</text:p>
          </table:table-cell>
          <table:table-cell office:value-type="float" office:value="0.040246" calcext:value-type="float">
            <text:p>0,040246</text:p>
          </table:table-cell>
          <table:table-cell table:number-columns-repeated="7"/>
          <table:table-cell table:formula="of:=POWER([.B93]-[.H$2];2)" office:value-type="float" office:value="0.00199809" calcext:value-type="float">
            <text:p>0,00199809</text:p>
          </table:table-cell>
          <table:table-cell table:formula="of:=POWER([.C93]-[.I$2];2)" office:value-type="float" office:value="0.0000560851209999999" calcext:value-type="float">
            <text:p>5,60851209999999E-05</text:p>
          </table:table-cell>
          <table:table-cell table:formula="of:=POWER([.D93]-[.J$2];2)" office:value-type="float" office:value="0.00005880589225" calcext:value-type="float">
            <text:p>5,880589225E-05</text:p>
          </table:table-cell>
          <table:table-cell table:formula="of:=POWER([.E93]-[.K$2];2)" office:value-type="float" office:value="0.00000145144665760002" calcext:value-type="float">
            <text:p>1,45144665760002E-06</text:p>
          </table:table-cell>
          <table:table-cell table:formula="of:=POWER([.F93]-[.L$2];2)" office:value-type="float" office:value="0.00000321348646439998" calcext:value-type="float">
            <text:p>3,21348646439998E-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8025" calcext:value-type="float">
            <text:p>0,038025</text:p>
          </table:table-cell>
          <table:table-cell office:value-type="float" office:value="0.039548" calcext:value-type="float">
            <text:p>0,039548</text:p>
          </table:table-cell>
          <table:table-cell office:value-type="float" office:value="0.040047" calcext:value-type="float">
            <text:p>0,040047</text:p>
          </table:table-cell>
          <table:table-cell table:number-columns-repeated="7"/>
          <table:table-cell table:formula="of:=POWER([.B94]-[.H$2];2)" office:value-type="float" office:value="0.00199809" calcext:value-type="float">
            <text:p>0,00199809</text:p>
          </table:table-cell>
          <table:table-cell table:formula="of:=POWER([.C94]-[.I$2];2)" office:value-type="float" office:value="0.0000183955209999999" calcext:value-type="float">
            <text:p>1,83955209999999E-05</text:p>
          </table:table-cell>
          <table:table-cell table:formula="of:=POWER([.D94]-[.J$2];2)" office:value-type="float" office:value="0.00000075429224999999" calcext:value-type="float">
            <text:p>7,5429224999999E-07</text:p>
          </table:table-cell>
          <table:table-cell table:formula="of:=POWER([.E94]-[.K$2];2)" office:value-type="float" office:value="0.00000193554873759999" calcext:value-type="float">
            <text:p>1,93554873759999E-06</text:p>
          </table:table-cell>
          <table:table-cell table:formula="of:=POWER([.F94]-[.L$2];2)" office:value-type="float" office:value="0.00000396655022439997" calcext:value-type="float">
            <text:p>3,96655022439997E-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0.0294" calcext:value-type="float">
            <text:p>0,0294</text:p>
          </table:table-cell>
          <table:table-cell office:value-type="float" office:value="0.039275" calcext:value-type="float">
            <text:p>0,039275</text:p>
          </table:table-cell>
          <table:table-cell office:value-type="float" office:value="0.042592" calcext:value-type="float">
            <text:p>0,042592</text:p>
          </table:table-cell>
          <table:table-cell office:value-type="float" office:value="0.040748" calcext:value-type="float">
            <text:p>0,040748</text:p>
          </table:table-cell>
          <table:table-cell table:number-columns-repeated="7"/>
          <table:table-cell table:formula="of:=POWER([.B95]-[.H$2];2)" office:value-type="float" office:value="0.00199809" calcext:value-type="float">
            <text:p>0,00199809</text:p>
          </table:table-cell>
          <table:table-cell table:formula="of:=POWER([.C95]-[.I$2];2)" office:value-type="float" office:value="0.0000474583209999999" calcext:value-type="float">
            <text:p>4,74583209999999E-05</text:p>
          </table:table-cell>
          <table:table-cell table:formula="of:=POWER([.D95]-[.J$2];2)" office:value-type="float" office:value="0.00000014554225" calcext:value-type="float">
            <text:p>1,4554225E-07</text:p>
          </table:table-cell>
          <table:table-cell table:formula="of:=POWER([.E95]-[.K$2];2)" office:value-type="float" office:value="0.00000273161561760001" calcext:value-type="float">
            <text:p>2,73161561760001E-06</text:p>
          </table:table-cell>
          <table:table-cell table:formula="of:=POWER([.F95]-[.L$2];2)" office:value-type="float" office:value="0.00000166569998439998" calcext:value-type="float">
            <text:p>1,66569998439998E-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4" calcext:value-type="float">
            <text:p>0,04</text:p>
          </table:table-cell>
          <table:table-cell office:value-type="float" office:value="0.0329" calcext:value-type="float">
            <text:p>0,0329</text:p>
          </table:table-cell>
          <table:table-cell office:value-type="float" office:value="0.04085" calcext:value-type="float">
            <text:p>0,04085</text:p>
          </table:table-cell>
          <table:table-cell office:value-type="float" office:value="0.039168" calcext:value-type="float">
            <text:p>0,039168</text:p>
          </table:table-cell>
          <table:table-cell office:value-type="float" office:value="0.042301" calcext:value-type="float">
            <text:p>0,042301</text:p>
          </table:table-cell>
          <table:table-cell table:number-columns-repeated="7"/>
          <table:table-cell table:formula="of:=POWER([.B96]-[.H$2];2)" office:value-type="float" office:value="0.0000220900000000002" calcext:value-type="float">
            <text:p>2,20900000000002E-05</text:p>
          </table:table-cell>
          <table:table-cell table:formula="of:=POWER([.C96]-[.I$2];2)" office:value-type="float" office:value="0.000011485321" calcext:value-type="float">
            <text:p>1,1485321E-05</text:p>
          </table:table-cell>
          <table:table-cell table:formula="of:=POWER([.D96]-[.J$2];2)" office:value-type="float" office:value="0.00000382789225" calcext:value-type="float">
            <text:p>3,82789225E-06</text:p>
          </table:table-cell>
          <table:table-cell table:formula="of:=POWER([.E96]-[.K$2];2)" office:value-type="float" office:value="0.00000313729113759998" calcext:value-type="float">
            <text:p>3,13729113759998E-06</text:p>
          </table:table-cell>
          <table:table-cell table:formula="of:=POWER([.F96]-[.L$2];2)" office:value-type="float" office:value="0.0000000688432644" calcext:value-type="float">
            <text:p>6,88432644000034E-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8" calcext:value-type="float">
            <text:p>0,08</text:p>
          </table:table-cell>
          <table:table-cell office:value-type="float" office:value="0.0325" calcext:value-type="float">
            <text:p>0,0325</text:p>
          </table:table-cell>
          <table:table-cell office:value-type="float" office:value="0.03675" calcext:value-type="float">
            <text:p>0,03675</text:p>
          </table:table-cell>
          <table:table-cell office:value-type="float" office:value="0.038776" calcext:value-type="float">
            <text:p>0,038776</text:p>
          </table:table-cell>
          <table:table-cell office:value-type="float" office:value="0.044484" calcext:value-type="float">
            <text:p>0,044484</text:p>
          </table:table-cell>
          <table:table-cell table:number-columns-repeated="7"/>
          <table:table-cell table:formula="of:=POWER([.B97]-[.H$2];2)" office:value-type="float" office:value="0.00124609" calcext:value-type="float">
            <text:p>0,00124609</text:p>
          </table:table-cell>
          <table:table-cell table:formula="of:=POWER([.C97]-[.I$2];2)" office:value-type="float" office:value="0.000014356521" calcext:value-type="float">
            <text:p>1,4356521E-05</text:p>
          </table:table-cell>
          <table:table-cell table:formula="of:=POWER([.D97]-[.J$2];2)" office:value-type="float" office:value="0.00000459459225" calcext:value-type="float">
            <text:p>4,59459225E-06</text:p>
          </table:table-cell>
          <table:table-cell table:formula="of:=POWER([.E97]-[.K$2];2)" office:value-type="float" office:value="0.00000467960729759999" calcext:value-type="float">
            <text:p>4,67960729759999E-06</text:p>
          </table:table-cell>
          <table:table-cell table:formula="of:=POWER([.F97]-[.L$2];2)" office:value-type="float" office:value="0.00000597988334440005" calcext:value-type="float">
            <text:p>5,97988334440005E-0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2" calcext:value-type="float">
            <text:p>0,12</text:p>
          </table:table-cell>
          <table:table-cell office:value-type="float" office:value="0.0418" calcext:value-type="float">
            <text:p>0,0418</text:p>
          </table:table-cell>
          <table:table-cell office:value-type="float" office:value="0.04665" calcext:value-type="float">
            <text:p>0,04665</text:p>
          </table:table-cell>
          <table:table-cell office:value-type="float" office:value="0.038444" calcext:value-type="float">
            <text:p>0,038444</text:p>
          </table:table-cell>
          <table:table-cell office:value-type="float" office:value="0.042171" calcext:value-type="float">
            <text:p>0,042171</text:p>
          </table:table-cell>
          <table:table-cell table:number-columns-repeated="7"/>
          <table:table-cell table:formula="of:=POWER([.B98]-[.H$2];2)" office:value-type="float" office:value="0.00567009" calcext:value-type="float">
            <text:p>0,00567009</text:p>
          </table:table-cell>
          <table:table-cell table:formula="of:=POWER([.C98]-[.I$2];2)" office:value-type="float" office:value="0.000030371121" calcext:value-type="float">
            <text:p>3,0371121E-05</text:p>
          </table:table-cell>
          <table:table-cell table:formula="of:=POWER([.D98]-[.J$2];2)" office:value-type="float" office:value="0.00006016329225" calcext:value-type="float">
            <text:p>6,016329225E-05</text:p>
          </table:table-cell>
          <table:table-cell table:formula="of:=POWER([.E98]-[.K$2];2)" office:value-type="float" office:value="0.00000622622265759998" calcext:value-type="float">
            <text:p>6,22622265759998E-06</text:p>
          </table:table-cell>
          <table:table-cell table:formula="of:=POWER([.F98]-[.L$2];2)" office:value-type="float" office:value="0.0000000175244644" calcext:value-type="float">
            <text:p>1,75244644000022E-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3" calcext:value-type="float">
            <text:p>0,03</text:p>
          </table:table-cell>
          <table:table-cell office:value-type="float" office:value="0.034" calcext:value-type="float">
            <text:p>0,034</text:p>
          </table:table-cell>
          <table:table-cell office:value-type="float" office:value="0.0367" calcext:value-type="float">
            <text:p>0,0367</text:p>
          </table:table-cell>
          <table:table-cell office:value-type="float" office:value="0.039464" calcext:value-type="float">
            <text:p>0,039464</text:p>
          </table:table-cell>
          <table:table-cell office:value-type="float" office:value="0.042984" calcext:value-type="float">
            <text:p>0,042984</text:p>
          </table:table-cell>
          <table:table-cell table:number-columns-repeated="7"/>
          <table:table-cell table:formula="of:=POWER([.B99]-[.H$2];2)" office:value-type="float" office:value="0.000216090000000001" calcext:value-type="float">
            <text:p>0,00021609</text:p>
          </table:table-cell>
          <table:table-cell table:formula="of:=POWER([.C99]-[.I$2];2)" office:value-type="float" office:value="0.00000523952099999997" calcext:value-type="float">
            <text:p>5,23952099999997E-06</text:p>
          </table:table-cell>
          <table:table-cell table:formula="of:=POWER([.D99]-[.J$2];2)" office:value-type="float" office:value="0.00000481144224999997" calcext:value-type="float">
            <text:p>4,81144224999997E-06</text:p>
          </table:table-cell>
          <table:table-cell table:formula="of:=POWER([.E99]-[.K$2];2)" office:value-type="float" office:value="0.00000217633305759999" calcext:value-type="float">
            <text:p>2,17633305759999E-06</text:p>
          </table:table-cell>
          <table:table-cell table:formula="of:=POWER([.F99]-[.L$2];2)" office:value-type="float" office:value="0.00000089374334440002" calcext:value-type="float">
            <text:p>8,93743344400018E-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6" calcext:value-type="float">
            <text:p>0,06</text:p>
          </table:table-cell>
          <table:table-cell office:value-type="float" office:value="0.0301" calcext:value-type="float">
            <text:p>0,0301</text:p>
          </table:table-cell>
          <table:table-cell office:value-type="float" office:value="0.0382" calcext:value-type="float">
            <text:p>0,0382</text:p>
          </table:table-cell>
          <table:table-cell office:value-type="float" office:value="0.041304" calcext:value-type="float">
            <text:p>0,041304</text:p>
          </table:table-cell>
          <table:table-cell office:value-type="float" office:value="0.04113" calcext:value-type="float">
            <text:p>0,04113</text:p>
          </table:table-cell>
          <table:table-cell table:number-columns-repeated="7"/>
          <table:table-cell table:formula="of:=POWER([.B100]-[.H$2];2)" office:value-type="float" office:value="0.000234089999999999" calcext:value-type="float">
            <text:p>0,00023409</text:p>
          </table:table-cell>
          <table:table-cell table:formula="of:=POWER([.C100]-[.I$2];2)" office:value-type="float" office:value="0.000038303721" calcext:value-type="float">
            <text:p>3,8303721E-05</text:p>
          </table:table-cell>
          <table:table-cell table:formula="of:=POWER([.D100]-[.J$2];2)" office:value-type="float" office:value="0.00000048094225" calcext:value-type="float">
            <text:p>4,8094225E-07</text:p>
          </table:table-cell>
          <table:table-cell table:formula="of:=POWER([.E100]-[.K$2];2)" office:value-type="float" office:value="0.00000013304985760001" calcext:value-type="float">
            <text:p>1,33049857600004E-07</text:p>
          </table:table-cell>
          <table:table-cell table:formula="of:=POWER([.F100]-[.L$2];2)" office:value-type="float" office:value="0.00000082559030439999" calcext:value-type="float">
            <text:p>8,25590304399985E-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" calcext:value-type="float">
            <text:p>0,04</text:p>
          </table:table-cell>
          <table:table-cell office:value-type="float" office:value="0.034" calcext:value-type="float">
            <text:p>0,034</text:p>
          </table:table-cell>
          <table:table-cell office:value-type="float" office:value="0.04805" calcext:value-type="float">
            <text:p>0,04805</text:p>
          </table:table-cell>
          <table:table-cell office:value-type="float" office:value="0.039668" calcext:value-type="float">
            <text:p>0,039668</text:p>
          </table:table-cell>
          <table:table-cell office:value-type="float" office:value="0.042254" calcext:value-type="float">
            <text:p>0,042254</text:p>
          </table:table-cell>
          <table:table-cell table:number-columns-repeated="7"/>
          <table:table-cell table:formula="of:=POWER([.B101]-[.H$2];2)" office:value-type="float" office:value="0.0000220900000000002" calcext:value-type="float">
            <text:p>2,20900000000002E-05</text:p>
          </table:table-cell>
          <table:table-cell table:formula="of:=POWER([.C101]-[.I$2];2)" office:value-type="float" office:value="0.00000523952099999997" calcext:value-type="float">
            <text:p>5,23952099999997E-06</text:p>
          </table:table-cell>
          <table:table-cell table:formula="of:=POWER([.D101]-[.J$2];2)" office:value-type="float" office:value="0.0000838414922500001" calcext:value-type="float">
            <text:p>8,38414922500001E-05</text:p>
          </table:table-cell>
          <table:table-cell table:formula="of:=POWER([.E101]-[.K$2];2)" office:value-type="float" office:value="0.00000161605113759998" calcext:value-type="float">
            <text:p>1,61605113759998E-06</text:p>
          </table:table-cell>
          <table:table-cell table:formula="of:=POWER([.F101]-[.L$2];2)" office:value-type="float" office:value="0.0000000463885444" calcext:value-type="float">
            <text:p>4,63885444000035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number:min-decimal-places="9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.00.0000</text:date>, <text:time style:data-style-name="N2" text:time-value="21:24:28.02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6T22:22:03.692000000</dc:date>
    <meta:editing-duration>PT29M22S</meta:editing-duration>
    <meta:editing-cycles>3</meta:editing-cycles>
    <meta:generator>LibreOffice/7.0.4.2$Windows_X86_64 LibreOffice_project/dcf040e67528d9187c66b2379df5ea4407429775</meta:generator>
    <meta:document-statistic meta:table-count="1" meta:cell-count="115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81cm" svg:height="15.591cm" xlink:href=".." xlink:type="simple" chart:class="chart:line" chart:style-name="ch1">
        <chart:legend chart:legend-position="end" svg:x="18.901cm" svg:y="6.737cm" style:legend-expansion="high" chart:style-name="ch2"/>
        <chart:plot-area chart:style-name="ch3" table:cell-range-address="wynikiBledu_10_06_100.C2:wynikiBledu_10_06_100.F101" svg:x="0.439cm" svg:y="0.311cm" svg:width="18.023cm" svg:height="14.969cm">
          <chart:coordinate-region svg:x="1.367cm" svg:y="0.513cm" svg:width="17.095cm" svg:height="13.96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ynikiBledu_10_06_100.C2:wynikiBledu_10_06_100.C101" chart:class="chart:line">
            <chart:data-point chart:repeated="100"/>
          </chart:series>
          <chart:series chart:style-name="ch8" chart:values-cell-range-address="wynikiBledu_10_06_100.D2:wynikiBledu_10_06_100.D101" chart:class="chart:line">
            <chart:data-point chart:repeated="100"/>
          </chart:series>
          <chart:series chart:style-name="ch9" chart:values-cell-range-address="wynikiBledu_10_06_100.E2:wynikiBledu_10_06_100.E101" chart:class="chart:line">
            <chart:data-point chart:repeated="100"/>
          </chart:series>
          <chart:series chart:style-name="ch10" chart:values-cell-range-address="wynikiBledu_10_06_100.F2:wynikiBledu_10_06_100.F101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  <table:table-cell office:value-type="string">
                <text:p>Kolumna E</text:p>
              </table:table-cell>
              <table:table-cell office:value-type="string">
                <text:p>K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59">
                <text:p>0.0459</text:p>
                <draw:g>
                  <svg:desc>wynikiBledu_10_06_100.C2:wynikiBledu_10_06_100.C101</svg:desc>
                </draw:g>
              </table:table-cell>
              <table:table-cell office:value-type="float" office:value="0.036775">
                <text:p>0.036775</text:p>
                <draw:g>
                  <svg:desc>wynikiBledu_10_06_100.D2:wynikiBledu_10_06_100.D101</svg:desc>
                </draw:g>
              </table:table-cell>
              <table:table-cell office:value-type="float" office:value="0.038836">
                <text:p>0.038836</text:p>
                <draw:g>
                  <svg:desc>wynikiBledu_10_06_100.E2:wynikiBledu_10_06_100.E101</svg:desc>
                </draw:g>
              </table:table-cell>
              <table:table-cell office:value-type="float" office:value="0.040833">
                <text:p>0.040833</text:p>
                <draw:g>
                  <svg:desc>wynikiBledu_10_06_100.F2:wynikiBledu_10_06_100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84">
                <text:p>0.0484</text:p>
              </table:table-cell>
              <table:table-cell office:value-type="float" office:value="0.041425">
                <text:p>0.041425</text:p>
              </table:table-cell>
              <table:table-cell office:value-type="float" office:value="0.03888">
                <text:p>0.03888</text:p>
              </table:table-cell>
              <table:table-cell office:value-type="float" office:value="0.041301">
                <text:p>0.041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3085">
                <text:p>0.03085</text:p>
              </table:table-cell>
              <table:table-cell office:value-type="float" office:value="0.041612">
                <text:p>0.041612</text:p>
              </table:table-cell>
              <table:table-cell office:value-type="float" office:value="0.041358">
                <text:p>0.041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48">
                <text:p>0.0348</text:p>
              </table:table-cell>
              <table:table-cell office:value-type="float" office:value="0.040025">
                <text:p>0.040025</text:p>
              </table:table-cell>
              <table:table-cell office:value-type="float" office:value="0.046524">
                <text:p>0.046524</text:p>
              </table:table-cell>
              <table:table-cell office:value-type="float" office:value="0.042322">
                <text:p>0.042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43">
                <text:p>0.0343</text:p>
              </table:table-cell>
              <table:table-cell office:value-type="float" office:value="0.0305">
                <text:p>0.0305</text:p>
              </table:table-cell>
              <table:table-cell office:value-type="float" office:value="0.040436">
                <text:p>0.040436</text:p>
              </table:table-cell>
              <table:table-cell office:value-type="float" office:value="0.040693">
                <text:p>0.040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">
                <text:p>0.039</text:p>
              </table:table-cell>
              <table:table-cell office:value-type="float" office:value="0.0383">
                <text:p>0.0383</text:p>
              </table:table-cell>
              <table:table-cell office:value-type="float" office:value="0.040676">
                <text:p>0.040676</text:p>
              </table:table-cell>
              <table:table-cell office:value-type="float" office:value="0.042725">
                <text:p>0.042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">
                <text:p>0.0291</text:p>
              </table:table-cell>
              <table:table-cell office:value-type="float" office:value="0.0338">
                <text:p>0.0338</text:p>
              </table:table-cell>
              <table:table-cell office:value-type="float" office:value="0.04062">
                <text:p>0.04062</text:p>
              </table:table-cell>
              <table:table-cell office:value-type="float" office:value="0.043956">
                <text:p>0.0439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32">
                <text:p>0.0432</text:p>
              </table:table-cell>
              <table:table-cell office:value-type="float" office:value="0.03145">
                <text:p>0.03145</text:p>
              </table:table-cell>
              <table:table-cell office:value-type="float" office:value="0.036996">
                <text:p>0.036996</text:p>
              </table:table-cell>
              <table:table-cell office:value-type="float" office:value="0.041737">
                <text:p>0.0417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87">
                <text:p>0.0287</text:p>
              </table:table-cell>
              <table:table-cell office:value-type="float" office:value="0.039075">
                <text:p>0.039075</text:p>
              </table:table-cell>
              <table:table-cell office:value-type="float" office:value="0.038624">
                <text:p>0.038624</text:p>
              </table:table-cell>
              <table:table-cell office:value-type="float" office:value="0.042267">
                <text:p>0.042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44">
                <text:p>0.0344</text:p>
              </table:table-cell>
              <table:table-cell office:value-type="float" office:value="0.033825">
                <text:p>0.033825</text:p>
              </table:table-cell>
              <table:table-cell office:value-type="float" office:value="0.037756">
                <text:p>0.037756</text:p>
              </table:table-cell>
              <table:table-cell office:value-type="float" office:value="0.041541">
                <text:p>0.0415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7">
                <text:p>0.0417</text:p>
              </table:table-cell>
              <table:table-cell office:value-type="float" office:value="0.033525">
                <text:p>0.033525</text:p>
              </table:table-cell>
              <table:table-cell office:value-type="float" office:value="0.039964">
                <text:p>0.039964</text:p>
              </table:table-cell>
              <table:table-cell office:value-type="float" office:value="0.043709">
                <text:p>0.043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59">
                <text:p>0.0259</text:p>
              </table:table-cell>
              <table:table-cell office:value-type="float" office:value="0.0382">
                <text:p>0.0382</text:p>
              </table:table-cell>
              <table:table-cell office:value-type="float" office:value="0.039092">
                <text:p>0.039092</text:p>
              </table:table-cell>
              <table:table-cell office:value-type="float" office:value="0.039499">
                <text:p>0.0394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">
                <text:p>0.037</text:p>
              </table:table-cell>
              <table:table-cell office:value-type="float" office:value="0.041125">
                <text:p>0.041125</text:p>
              </table:table-cell>
              <table:table-cell office:value-type="float" office:value="0.041548">
                <text:p>0.041548</text:p>
              </table:table-cell>
              <table:table-cell office:value-type="float" office:value="0.043609">
                <text:p>0.0436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33">
                <text:p>0.0333</text:p>
              </table:table-cell>
              <table:table-cell office:value-type="float" office:value="0.038875">
                <text:p>0.038875</text:p>
              </table:table-cell>
              <table:table-cell office:value-type="float" office:value="0.04524">
                <text:p>0.04524</text:p>
              </table:table-cell>
              <table:table-cell office:value-type="float" office:value="0.042777">
                <text:p>0.0427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17">
                <text:p>0.0417</text:p>
              </table:table-cell>
              <table:table-cell office:value-type="float" office:value="0.039525">
                <text:p>0.039525</text:p>
              </table:table-cell>
              <table:table-cell office:value-type="float" office:value="0.0423">
                <text:p>0.0423</text:p>
              </table:table-cell>
              <table:table-cell office:value-type="float" office:value="0.041957">
                <text:p>0.0419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3">
                <text:p>0.043</text:p>
              </table:table-cell>
              <table:table-cell office:value-type="float" office:value="0.03625">
                <text:p>0.03625</text:p>
              </table:table-cell>
              <table:table-cell office:value-type="float" office:value="0.041252">
                <text:p>0.041252</text:p>
              </table:table-cell>
              <table:table-cell office:value-type="float" office:value="0.040729">
                <text:p>0.040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88">
                <text:p>0.0388</text:p>
              </table:table-cell>
              <table:table-cell office:value-type="float" office:value="0.034275">
                <text:p>0.034275</text:p>
              </table:table-cell>
              <table:table-cell office:value-type="float" office:value="0.040772">
                <text:p>0.040772</text:p>
              </table:table-cell>
              <table:table-cell office:value-type="float" office:value="0.041706">
                <text:p>0.041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53">
                <text:p>0.0353</text:p>
              </table:table-cell>
              <table:table-cell office:value-type="float" office:value="0.032825">
                <text:p>0.032825</text:p>
              </table:table-cell>
              <table:table-cell office:value-type="float" office:value="0.040628">
                <text:p>0.040628</text:p>
              </table:table-cell>
              <table:table-cell office:value-type="float" office:value="0.041515">
                <text:p>0.0415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1">
                <text:p>0.031</text:p>
              </table:table-cell>
              <table:table-cell office:value-type="float" office:value="0.035225">
                <text:p>0.035225</text:p>
              </table:table-cell>
              <table:table-cell office:value-type="float" office:value="0.040352">
                <text:p>0.040352</text:p>
              </table:table-cell>
              <table:table-cell office:value-type="float" office:value="0.042901">
                <text:p>0.0429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89">
                <text:p>0.0489</text:p>
              </table:table-cell>
              <table:table-cell office:value-type="float" office:value="0.041025">
                <text:p>0.041025</text:p>
              </table:table-cell>
              <table:table-cell office:value-type="float" office:value="0.038668">
                <text:p>0.038668</text:p>
              </table:table-cell>
              <table:table-cell office:value-type="float" office:value="0.044322">
                <text:p>0.0443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84">
                <text:p>0.0284</text:p>
              </table:table-cell>
              <table:table-cell office:value-type="float" office:value="0.036925">
                <text:p>0.036925</text:p>
              </table:table-cell>
              <table:table-cell office:value-type="float" office:value="0.040748">
                <text:p>0.040748</text:p>
              </table:table-cell>
              <table:table-cell office:value-type="float" office:value="0.042488">
                <text:p>0.042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66">
                <text:p>0.0466</text:p>
              </table:table-cell>
              <table:table-cell office:value-type="float" office:value="0.039525">
                <text:p>0.039525</text:p>
              </table:table-cell>
              <table:table-cell office:value-type="float" office:value="0.042124">
                <text:p>0.042124</text:p>
              </table:table-cell>
              <table:table-cell office:value-type="float" office:value="0.040995">
                <text:p>0.0409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4">
                <text:p>0.0404</text:p>
              </table:table-cell>
              <table:table-cell office:value-type="float" office:value="0.04">
                <text:p>0.04</text:p>
              </table:table-cell>
              <table:table-cell office:value-type="float" office:value="0.03864">
                <text:p>0.03864</text:p>
              </table:table-cell>
              <table:table-cell office:value-type="float" office:value="0.042479">
                <text:p>0.0424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05">
                <text:p>0.0405</text:p>
              </table:table-cell>
              <table:table-cell office:value-type="float" office:value="0.047775">
                <text:p>0.047775</text:p>
              </table:table-cell>
              <table:table-cell office:value-type="float" office:value="0.042508">
                <text:p>0.042508</text:p>
              </table:table-cell>
              <table:table-cell office:value-type="float" office:value="0.041558">
                <text:p>0.0415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83">
                <text:p>0.0283</text:p>
              </table:table-cell>
              <table:table-cell office:value-type="float" office:value="0.0284">
                <text:p>0.0284</text:p>
              </table:table-cell>
              <table:table-cell office:value-type="float" office:value="0.040164">
                <text:p>0.040164</text:p>
              </table:table-cell>
              <table:table-cell office:value-type="float" office:value="0.041226">
                <text:p>0.0412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81">
                <text:p>0.0281</text:p>
              </table:table-cell>
              <table:table-cell office:value-type="float" office:value="0.039325">
                <text:p>0.039325</text:p>
              </table:table-cell>
              <table:table-cell office:value-type="float" office:value="0.044824">
                <text:p>0.044824</text:p>
              </table:table-cell>
              <table:table-cell office:value-type="float" office:value="0.042402">
                <text:p>0.0424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28">
                <text:p>0.0428</text:p>
              </table:table-cell>
              <table:table-cell office:value-type="float" office:value="0.034675">
                <text:p>0.034675</text:p>
              </table:table-cell>
              <table:table-cell office:value-type="float" office:value="0.0397">
                <text:p>0.0397</text:p>
              </table:table-cell>
              <table:table-cell office:value-type="float" office:value="0.040465">
                <text:p>0.0404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96">
                <text:p>0.0396</text:p>
              </table:table-cell>
              <table:table-cell office:value-type="float" office:value="0.035875">
                <text:p>0.035875</text:p>
              </table:table-cell>
              <table:table-cell office:value-type="float" office:value="0.044804">
                <text:p>0.044804</text:p>
              </table:table-cell>
              <table:table-cell office:value-type="float" office:value="0.044359">
                <text:p>0.0443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78">
                <text:p>0.0378</text:p>
              </table:table-cell>
              <table:table-cell office:value-type="float" office:value="0.0444">
                <text:p>0.0444</text:p>
              </table:table-cell>
              <table:table-cell office:value-type="float" office:value="0.034856">
                <text:p>0.034856</text:p>
              </table:table-cell>
              <table:table-cell office:value-type="float" office:value="0.040057">
                <text:p>0.0400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52">
                <text:p>0.0352</text:p>
              </table:table-cell>
              <table:table-cell office:value-type="float" office:value="0.040375">
                <text:p>0.040375</text:p>
              </table:table-cell>
              <table:table-cell office:value-type="float" office:value="0.044132">
                <text:p>0.044132</text:p>
              </table:table-cell>
              <table:table-cell office:value-type="float" office:value="0.041824">
                <text:p>0.0418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19">
                <text:p>0.0519</text:p>
              </table:table-cell>
              <table:table-cell office:value-type="float" office:value="0.045925">
                <text:p>0.045925</text:p>
              </table:table-cell>
              <table:table-cell office:value-type="float" office:value="0.042992">
                <text:p>0.042992</text:p>
              </table:table-cell>
              <table:table-cell office:value-type="float" office:value="0.042187">
                <text:p>0.0421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11">
                <text:p>0.0411</text:p>
              </table:table-cell>
              <table:table-cell office:value-type="float" office:value="0.041475">
                <text:p>0.041475</text:p>
              </table:table-cell>
              <table:table-cell office:value-type="float" office:value="0.037956">
                <text:p>0.037956</text:p>
              </table:table-cell>
              <table:table-cell office:value-type="float" office:value="0.041707">
                <text:p>0.0417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01">
                <text:p>0.0301</text:p>
              </table:table-cell>
              <table:table-cell office:value-type="float" office:value="0.039025">
                <text:p>0.039025</text:p>
              </table:table-cell>
              <table:table-cell office:value-type="float" office:value="0.040788">
                <text:p>0.040788</text:p>
              </table:table-cell>
              <table:table-cell office:value-type="float" office:value="0.041298">
                <text:p>0.0412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95">
                <text:p>0.0395</text:p>
              </table:table-cell>
              <table:table-cell office:value-type="float" office:value="0.048225">
                <text:p>0.048225</text:p>
              </table:table-cell>
              <table:table-cell office:value-type="float" office:value="0.039848">
                <text:p>0.039848</text:p>
              </table:table-cell>
              <table:table-cell office:value-type="float" office:value="0.040949">
                <text:p>0.0409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39">
                <text:p>0.0339</text:p>
              </table:table-cell>
              <table:table-cell office:value-type="float" office:value="0.041225">
                <text:p>0.041225</text:p>
              </table:table-cell>
              <table:table-cell office:value-type="float" office:value="0.038204">
                <text:p>0.038204</text:p>
              </table:table-cell>
              <table:table-cell office:value-type="float" office:value="0.042783">
                <text:p>0.0427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76">
                <text:p>0.0276</text:p>
              </table:table-cell>
              <table:table-cell office:value-type="float" office:value="0.041575">
                <text:p>0.041575</text:p>
              </table:table-cell>
              <table:table-cell office:value-type="float" office:value="0.038764">
                <text:p>0.038764</text:p>
              </table:table-cell>
              <table:table-cell office:value-type="float" office:value="0.042079">
                <text:p>0.042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94">
                <text:p>0.0294</text:p>
              </table:table-cell>
              <table:table-cell office:value-type="float" office:value="0.042825">
                <text:p>0.042825</text:p>
              </table:table-cell>
              <table:table-cell office:value-type="float" office:value="0.041328">
                <text:p>0.041328</text:p>
              </table:table-cell>
              <table:table-cell office:value-type="float" office:value="0.041386">
                <text:p>0.0413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44">
                <text:p>0.0344</text:p>
              </table:table-cell>
              <table:table-cell office:value-type="float" office:value="0.039775">
                <text:p>0.039775</text:p>
              </table:table-cell>
              <table:table-cell office:value-type="float" office:value="0.039456">
                <text:p>0.039456</text:p>
              </table:table-cell>
              <table:table-cell office:value-type="float" office:value="0.041935">
                <text:p>0.0419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54">
                <text:p>0.0354</text:p>
              </table:table-cell>
              <table:table-cell office:value-type="float" office:value="0.04315">
                <text:p>0.04315</text:p>
              </table:table-cell>
              <table:table-cell office:value-type="float" office:value="0.041904">
                <text:p>0.041904</text:p>
              </table:table-cell>
              <table:table-cell office:value-type="float" office:value="0.044093">
                <text:p>0.0440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9">
                <text:p>0.039</text:p>
              </table:table-cell>
              <table:table-cell office:value-type="float" office:value="0.0404">
                <text:p>0.0404</text:p>
              </table:table-cell>
              <table:table-cell office:value-type="float" office:value="0.041168">
                <text:p>0.041168</text:p>
              </table:table-cell>
              <table:table-cell office:value-type="float" office:value="0.04387">
                <text:p>0.043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77">
                <text:p>0.0377</text:p>
              </table:table-cell>
              <table:table-cell office:value-type="float" office:value="0.04065">
                <text:p>0.04065</text:p>
              </table:table-cell>
              <table:table-cell office:value-type="float" office:value="0.041596">
                <text:p>0.041596</text:p>
              </table:table-cell>
              <table:table-cell office:value-type="float" office:value="0.042784">
                <text:p>0.0427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86">
                <text:p>0.0386</text:p>
              </table:table-cell>
              <table:table-cell office:value-type="float" office:value="0.032225">
                <text:p>0.032225</text:p>
              </table:table-cell>
              <table:table-cell office:value-type="float" office:value="0.04108">
                <text:p>0.04108</text:p>
              </table:table-cell>
              <table:table-cell office:value-type="float" office:value="0.041334">
                <text:p>0.0413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48">
                <text:p>0.0548</text:p>
              </table:table-cell>
              <table:table-cell office:value-type="float" office:value="0.031425">
                <text:p>0.031425</text:p>
              </table:table-cell>
              <table:table-cell office:value-type="float" office:value="0.036004">
                <text:p>0.036004</text:p>
              </table:table-cell>
              <table:table-cell office:value-type="float" office:value="0.0405">
                <text:p>0.04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03">
                <text:p>0.0303</text:p>
              </table:table-cell>
              <table:table-cell office:value-type="float" office:value="0.04015">
                <text:p>0.04015</text:p>
              </table:table-cell>
              <table:table-cell office:value-type="float" office:value="0.041652">
                <text:p>0.041652</text:p>
              </table:table-cell>
              <table:table-cell office:value-type="float" office:value="0.042672">
                <text:p>0.0426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96">
                <text:p>0.0296</text:p>
              </table:table-cell>
              <table:table-cell office:value-type="float" office:value="0.034375">
                <text:p>0.034375</text:p>
              </table:table-cell>
              <table:table-cell office:value-type="float" office:value="0.038684">
                <text:p>0.038684</text:p>
              </table:table-cell>
              <table:table-cell office:value-type="float" office:value="0.040554">
                <text:p>0.0405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24">
                <text:p>0.0324</text:p>
              </table:table-cell>
              <table:table-cell office:value-type="float" office:value="0.038475">
                <text:p>0.038475</text:p>
              </table:table-cell>
              <table:table-cell office:value-type="float" office:value="0.044836">
                <text:p>0.044836</text:p>
              </table:table-cell>
              <table:table-cell office:value-type="float" office:value="0.042032">
                <text:p>0.0420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27">
                <text:p>0.0427</text:p>
              </table:table-cell>
              <table:table-cell office:value-type="float" office:value="0.037">
                <text:p>0.037</text:p>
              </table:table-cell>
              <table:table-cell office:value-type="float" office:value="0.043328">
                <text:p>0.043328</text:p>
              </table:table-cell>
              <table:table-cell office:value-type="float" office:value="0.039558">
                <text:p>0.0395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11">
                <text:p>0.0311</text:p>
              </table:table-cell>
              <table:table-cell office:value-type="float" office:value="0.04">
                <text:p>0.04</text:p>
              </table:table-cell>
              <table:table-cell office:value-type="float" office:value="0.04084">
                <text:p>0.04084</text:p>
              </table:table-cell>
              <table:table-cell office:value-type="float" office:value="0.040329">
                <text:p>0.0403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14">
                <text:p>0.0414</text:p>
              </table:table-cell>
              <table:table-cell office:value-type="float" office:value="0.042975">
                <text:p>0.042975</text:p>
              </table:table-cell>
              <table:table-cell office:value-type="float" office:value="0.039484">
                <text:p>0.039484</text:p>
              </table:table-cell>
              <table:table-cell office:value-type="float" office:value="0.040235">
                <text:p>0.0402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2">
                <text:p>0.042</text:p>
              </table:table-cell>
              <table:table-cell office:value-type="float" office:value="0.043675">
                <text:p>0.043675</text:p>
              </table:table-cell>
              <table:table-cell office:value-type="float" office:value="0.045216">
                <text:p>0.045216</text:p>
              </table:table-cell>
              <table:table-cell office:value-type="float" office:value="0.04187">
                <text:p>0.04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98">
                <text:p>0.0298</text:p>
              </table:table-cell>
              <table:table-cell office:value-type="float" office:value="0.0356">
                <text:p>0.0356</text:p>
              </table:table-cell>
              <table:table-cell office:value-type="float" office:value="0.043004">
                <text:p>0.043004</text:p>
              </table:table-cell>
              <table:table-cell office:value-type="float" office:value="0.043771">
                <text:p>0.0437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91">
                <text:p>0.0391</text:p>
              </table:table-cell>
              <table:table-cell office:value-type="float" office:value="0.033625">
                <text:p>0.033625</text:p>
              </table:table-cell>
              <table:table-cell office:value-type="float" office:value="0.039588">
                <text:p>0.039588</text:p>
              </table:table-cell>
              <table:table-cell office:value-type="float" office:value="0.04036">
                <text:p>0.040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98">
                <text:p>0.0498</text:p>
              </table:table-cell>
              <table:table-cell office:value-type="float" office:value="0.044375">
                <text:p>0.044375</text:p>
              </table:table-cell>
              <table:table-cell office:value-type="float" office:value="0.041">
                <text:p>0.041</text:p>
              </table:table-cell>
              <table:table-cell office:value-type="float" office:value="0.04189">
                <text:p>0.041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75">
                <text:p>0.0375</text:p>
              </table:table-cell>
              <table:table-cell office:value-type="float" office:value="0.03965">
                <text:p>0.03965</text:p>
              </table:table-cell>
              <table:table-cell office:value-type="float" office:value="0.042012">
                <text:p>0.042012</text:p>
              </table:table-cell>
              <table:table-cell office:value-type="float" office:value="0.04249">
                <text:p>0.042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08">
                <text:p>0.0308</text:p>
              </table:table-cell>
              <table:table-cell office:value-type="float" office:value="0.039725">
                <text:p>0.039725</text:p>
              </table:table-cell>
              <table:table-cell office:value-type="float" office:value="0.041364">
                <text:p>0.041364</text:p>
              </table:table-cell>
              <table:table-cell office:value-type="float" office:value="0.042221">
                <text:p>0.0422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47">
                <text:p>0.0247</text:p>
              </table:table-cell>
              <table:table-cell office:value-type="float" office:value="0.0372">
                <text:p>0.0372</text:p>
              </table:table-cell>
              <table:table-cell office:value-type="float" office:value="0.04098">
                <text:p>0.04098</text:p>
              </table:table-cell>
              <table:table-cell office:value-type="float" office:value="0.041256">
                <text:p>0.0412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73">
                <text:p>0.0473</text:p>
              </table:table-cell>
              <table:table-cell office:value-type="float" office:value="0.0369">
                <text:p>0.0369</text:p>
              </table:table-cell>
              <table:table-cell office:value-type="float" office:value="0.039276">
                <text:p>0.039276</text:p>
              </table:table-cell>
              <table:table-cell office:value-type="float" office:value="0.040059">
                <text:p>0.0400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01">
                <text:p>0.0401</text:p>
              </table:table-cell>
              <table:table-cell office:value-type="float" office:value="0.035875">
                <text:p>0.035875</text:p>
              </table:table-cell>
              <table:table-cell office:value-type="float" office:value="0.046844">
                <text:p>0.046844</text:p>
              </table:table-cell>
              <table:table-cell office:value-type="float" office:value="0.042912">
                <text:p>0.0429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65">
                <text:p>0.0365</text:p>
              </table:table-cell>
              <table:table-cell office:value-type="float" office:value="0.0395">
                <text:p>0.0395</text:p>
              </table:table-cell>
              <table:table-cell office:value-type="float" office:value="0.0394">
                <text:p>0.0394</text:p>
              </table:table-cell>
              <table:table-cell office:value-type="float" office:value="0.042565">
                <text:p>0.0425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84">
                <text:p>0.0384</text:p>
              </table:table-cell>
              <table:table-cell office:value-type="float" office:value="0.03515">
                <text:p>0.03515</text:p>
              </table:table-cell>
              <table:table-cell office:value-type="float" office:value="0.040312">
                <text:p>0.040312</text:p>
              </table:table-cell>
              <table:table-cell office:value-type="float" office:value="0.041267">
                <text:p>0.0412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08">
                <text:p>0.0308</text:p>
              </table:table-cell>
              <table:table-cell office:value-type="float" office:value="0.0312">
                <text:p>0.0312</text:p>
              </table:table-cell>
              <table:table-cell office:value-type="float" office:value="0.037048">
                <text:p>0.037048</text:p>
              </table:table-cell>
              <table:table-cell office:value-type="float" office:value="0.043155">
                <text:p>0.0431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02">
                <text:p>0.0402</text:p>
              </table:table-cell>
              <table:table-cell office:value-type="float" office:value="0.035625">
                <text:p>0.035625</text:p>
              </table:table-cell>
              <table:table-cell office:value-type="float" office:value="0.04478">
                <text:p>0.04478</text:p>
              </table:table-cell>
              <table:table-cell office:value-type="float" office:value="0.041136">
                <text:p>0.041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52">
                <text:p>0.0352</text:p>
              </table:table-cell>
              <table:table-cell office:value-type="float" office:value="0.040075">
                <text:p>0.040075</text:p>
              </table:table-cell>
              <table:table-cell office:value-type="float" office:value="0.04148">
                <text:p>0.04148</text:p>
              </table:table-cell>
              <table:table-cell office:value-type="float" office:value="0.04075">
                <text:p>0.040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19">
                <text:p>0.0519</text:p>
              </table:table-cell>
              <table:table-cell office:value-type="float" office:value="0.04305">
                <text:p>0.04305</text:p>
              </table:table-cell>
              <table:table-cell office:value-type="float" office:value="0.038356">
                <text:p>0.038356</text:p>
              </table:table-cell>
              <table:table-cell office:value-type="float" office:value="0.042486">
                <text:p>0.0424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99">
                <text:p>0.0299</text:p>
              </table:table-cell>
              <table:table-cell office:value-type="float" office:value="0.033175">
                <text:p>0.033175</text:p>
              </table:table-cell>
              <table:table-cell office:value-type="float" office:value="0.043552">
                <text:p>0.043552</text:p>
              </table:table-cell>
              <table:table-cell office:value-type="float" office:value="0.043744">
                <text:p>0.0437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23">
                <text:p>0.0323</text:p>
              </table:table-cell>
              <table:table-cell office:value-type="float" office:value="0.043375">
                <text:p>0.043375</text:p>
              </table:table-cell>
              <table:table-cell office:value-type="float" office:value="0.043592">
                <text:p>0.043592</text:p>
              </table:table-cell>
              <table:table-cell office:value-type="float" office:value="0.042441">
                <text:p>0.0424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83">
                <text:p>0.0283</text:p>
              </table:table-cell>
              <table:table-cell office:value-type="float" office:value="0.0473">
                <text:p>0.0473</text:p>
              </table:table-cell>
              <table:table-cell office:value-type="float" office:value="0.042792">
                <text:p>0.042792</text:p>
              </table:table-cell>
              <table:table-cell office:value-type="float" office:value="0.044364">
                <text:p>0.044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31">
                <text:p>0.0331</text:p>
              </table:table-cell>
              <table:table-cell office:value-type="float" office:value="0.036925">
                <text:p>0.036925</text:p>
              </table:table-cell>
              <table:table-cell office:value-type="float" office:value="0.038668">
                <text:p>0.038668</text:p>
              </table:table-cell>
              <table:table-cell office:value-type="float" office:value="0.043806">
                <text:p>0.0438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98">
                <text:p>0.0298</text:p>
              </table:table-cell>
              <table:table-cell office:value-type="float" office:value="0.03255">
                <text:p>0.03255</text:p>
              </table:table-cell>
              <table:table-cell office:value-type="float" office:value="0.037648">
                <text:p>0.037648</text:p>
              </table:table-cell>
              <table:table-cell office:value-type="float" office:value="0.043089">
                <text:p>0.0430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37">
                <text:p>0.0437</text:p>
              </table:table-cell>
              <table:table-cell office:value-type="float" office:value="0.0398">
                <text:p>0.0398</text:p>
              </table:table-cell>
              <table:table-cell office:value-type="float" office:value="0.046764">
                <text:p>0.046764</text:p>
              </table:table-cell>
              <table:table-cell office:value-type="float" office:value="0.043264">
                <text:p>0.0432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94">
                <text:p>0.0294</text:p>
              </table:table-cell>
              <table:table-cell office:value-type="float" office:value="0.041175">
                <text:p>0.041175</text:p>
              </table:table-cell>
              <table:table-cell office:value-type="float" office:value="0.041868">
                <text:p>0.041868</text:p>
              </table:table-cell>
              <table:table-cell office:value-type="float" office:value="0.042835">
                <text:p>0.0428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5">
                <text:p>0.025</text:p>
              </table:table-cell>
              <table:table-cell office:value-type="float" office:value="0.042525">
                <text:p>0.042525</text:p>
              </table:table-cell>
              <table:table-cell office:value-type="float" office:value="0.040296">
                <text:p>0.040296</text:p>
              </table:table-cell>
              <table:table-cell office:value-type="float" office:value="0.042551">
                <text:p>0.0425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">
                <text:p>0.04</text:p>
              </table:table-cell>
              <table:table-cell office:value-type="float" office:value="0.042425">
                <text:p>0.042425</text:p>
              </table:table-cell>
              <table:table-cell office:value-type="float" office:value="0.0451">
                <text:p>0.0451</text:p>
              </table:table-cell>
              <table:table-cell office:value-type="float" office:value="0.043172">
                <text:p>0.0431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64">
                <text:p>0.0564</text:p>
              </table:table-cell>
              <table:table-cell office:value-type="float" office:value="0.0381">
                <text:p>0.0381</text:p>
              </table:table-cell>
              <table:table-cell office:value-type="float" office:value="0.044512">
                <text:p>0.044512</text:p>
              </table:table-cell>
              <table:table-cell office:value-type="float" office:value="0.043675">
                <text:p>0.0436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84">
                <text:p>0.0384</text:p>
              </table:table-cell>
              <table:table-cell office:value-type="float" office:value="0.0396">
                <text:p>0.0396</text:p>
              </table:table-cell>
              <table:table-cell office:value-type="float" office:value="0.038688">
                <text:p>0.038688</text:p>
              </table:table-cell>
              <table:table-cell office:value-type="float" office:value="0.042164">
                <text:p>0.0421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93">
                <text:p>0.0293</text:p>
              </table:table-cell>
              <table:table-cell office:value-type="float" office:value="0.038375">
                <text:p>0.038375</text:p>
              </table:table-cell>
              <table:table-cell office:value-type="float" office:value="0.039252">
                <text:p>0.039252</text:p>
              </table:table-cell>
              <table:table-cell office:value-type="float" office:value="0.041779">
                <text:p>0.0417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51">
                <text:p>0.0251</text:p>
              </table:table-cell>
              <table:table-cell office:value-type="float" office:value="0.044975">
                <text:p>0.044975</text:p>
              </table:table-cell>
              <table:table-cell office:value-type="float" office:value="0.039452">
                <text:p>0.039452</text:p>
              </table:table-cell>
              <table:table-cell office:value-type="float" office:value="0.043137">
                <text:p>0.0431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84">
                <text:p>0.0384</text:p>
              </table:table-cell>
              <table:table-cell office:value-type="float" office:value="0.04275">
                <text:p>0.04275</text:p>
              </table:table-cell>
              <table:table-cell office:value-type="float" office:value="0.04564">
                <text:p>0.04564</text:p>
              </table:table-cell>
              <table:table-cell office:value-type="float" office:value="0.041298">
                <text:p>0.0412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18">
                <text:p>0.0318</text:p>
              </table:table-cell>
              <table:table-cell office:value-type="float" office:value="0.0438">
                <text:p>0.0438</text:p>
              </table:table-cell>
              <table:table-cell office:value-type="float" office:value="0.03902">
                <text:p>0.03902</text:p>
              </table:table-cell>
              <table:table-cell office:value-type="float" office:value="0.0426">
                <text:p>0.04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01">
                <text:p>0.0301</text:p>
              </table:table-cell>
              <table:table-cell office:value-type="float" office:value="0.035025">
                <text:p>0.035025</text:p>
              </table:table-cell>
              <table:table-cell office:value-type="float" office:value="0.039572">
                <text:p>0.039572</text:p>
              </table:table-cell>
              <table:table-cell office:value-type="float" office:value="0.040694">
                <text:p>0.0406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29">
                <text:p>0.0429</text:p>
              </table:table-cell>
              <table:table-cell office:value-type="float" office:value="0.030975">
                <text:p>0.030975</text:p>
              </table:table-cell>
              <table:table-cell office:value-type="float" office:value="0.04112">
                <text:p>0.04112</text:p>
              </table:table-cell>
              <table:table-cell office:value-type="float" office:value="0.043585">
                <text:p>0.0435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68">
                <text:p>0.0268</text:p>
              </table:table-cell>
              <table:table-cell office:value-type="float" office:value="0.045425">
                <text:p>0.045425</text:p>
              </table:table-cell>
              <table:table-cell office:value-type="float" office:value="0.042032">
                <text:p>0.042032</text:p>
              </table:table-cell>
              <table:table-cell office:value-type="float" office:value="0.041042">
                <text:p>0.0410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19">
                <text:p>0.0319</text:p>
              </table:table-cell>
              <table:table-cell office:value-type="float" office:value="0.049425">
                <text:p>0.049425</text:p>
              </table:table-cell>
              <table:table-cell office:value-type="float" office:value="0.043156">
                <text:p>0.043156</text:p>
              </table:table-cell>
              <table:table-cell office:value-type="float" office:value="0.042102">
                <text:p>0.0421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24">
                <text:p>0.0324</text:p>
              </table:table-cell>
              <table:table-cell office:value-type="float" office:value="0.03625">
                <text:p>0.03625</text:p>
              </table:table-cell>
              <table:table-cell office:value-type="float" office:value="0.041168">
                <text:p>0.041168</text:p>
              </table:table-cell>
              <table:table-cell office:value-type="float" office:value="0.040026">
                <text:p>0.040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49">
                <text:p>0.0549</text:p>
              </table:table-cell>
              <table:table-cell office:value-type="float" office:value="0.0439">
                <text:p>0.0439</text:p>
              </table:table-cell>
              <table:table-cell office:value-type="float" office:value="0.040864">
                <text:p>0.040864</text:p>
              </table:table-cell>
              <table:table-cell office:value-type="float" office:value="0.040243">
                <text:p>0.0402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65">
                <text:p>0.0265</text:p>
              </table:table-cell>
              <table:table-cell office:value-type="float" office:value="0.0425">
                <text:p>0.0425</text:p>
              </table:table-cell>
              <table:table-cell office:value-type="float" office:value="0.040116">
                <text:p>0.040116</text:p>
              </table:table-cell>
              <table:table-cell office:value-type="float" office:value="0.04258">
                <text:p>0.042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36">
                <text:p>0.0336</text:p>
              </table:table-cell>
              <table:table-cell office:value-type="float" office:value="0.03955">
                <text:p>0.03955</text:p>
              </table:table-cell>
              <table:table-cell office:value-type="float" office:value="0.038424">
                <text:p>0.038424</text:p>
              </table:table-cell>
              <table:table-cell office:value-type="float" office:value="0.042939">
                <text:p>0.0429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83">
                <text:p>0.0483</text:p>
              </table:table-cell>
              <table:table-cell office:value-type="float" office:value="0.041525">
                <text:p>0.041525</text:p>
              </table:table-cell>
              <table:table-cell office:value-type="float" office:value="0.039252">
                <text:p>0.039252</text:p>
              </table:table-cell>
              <table:table-cell office:value-type="float" office:value="0.041642">
                <text:p>0.0416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91">
                <text:p>0.0391</text:p>
              </table:table-cell>
              <table:table-cell office:value-type="float" office:value="0.04305">
                <text:p>0.04305</text:p>
              </table:table-cell>
              <table:table-cell office:value-type="float" office:value="0.043084">
                <text:p>0.043084</text:p>
              </table:table-cell>
              <table:table-cell office:value-type="float" office:value="0.042722">
                <text:p>0.0427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6">
                <text:p>0.026</text:p>
              </table:table-cell>
              <table:table-cell office:value-type="float" office:value="0.0326">
                <text:p>0.0326</text:p>
              </table:table-cell>
              <table:table-cell office:value-type="float" office:value="0.04262">
                <text:p>0.04262</text:p>
              </table:table-cell>
              <table:table-cell office:value-type="float" office:value="0.042897">
                <text:p>0.0428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29">
                <text:p>0.0429</text:p>
              </table:table-cell>
              <table:table-cell office:value-type="float" office:value="0.0403">
                <text:p>0.0403</text:p>
              </table:table-cell>
              <table:table-cell office:value-type="float" office:value="0.040716">
                <text:p>0.040716</text:p>
              </table:table-cell>
              <table:table-cell office:value-type="float" office:value="0.043323">
                <text:p>0.0433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88">
                <text:p>0.0288</text:p>
              </table:table-cell>
              <table:table-cell office:value-type="float" office:value="0.031225">
                <text:p>0.031225</text:p>
              </table:table-cell>
              <table:table-cell office:value-type="float" office:value="0.042144">
                <text:p>0.042144</text:p>
              </table:table-cell>
              <table:table-cell office:value-type="float" office:value="0.040246">
                <text:p>0.0402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2">
                <text:p>0.032</text:p>
              </table:table-cell>
              <table:table-cell office:value-type="float" office:value="0.038025">
                <text:p>0.038025</text:p>
              </table:table-cell>
              <table:table-cell office:value-type="float" office:value="0.039548">
                <text:p>0.039548</text:p>
              </table:table-cell>
              <table:table-cell office:value-type="float" office:value="0.040047">
                <text:p>0.0400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94">
                <text:p>0.0294</text:p>
              </table:table-cell>
              <table:table-cell office:value-type="float" office:value="0.039275">
                <text:p>0.039275</text:p>
              </table:table-cell>
              <table:table-cell office:value-type="float" office:value="0.042592">
                <text:p>0.042592</text:p>
              </table:table-cell>
              <table:table-cell office:value-type="float" office:value="0.040748">
                <text:p>0.0407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29">
                <text:p>0.0329</text:p>
              </table:table-cell>
              <table:table-cell office:value-type="float" office:value="0.04085">
                <text:p>0.04085</text:p>
              </table:table-cell>
              <table:table-cell office:value-type="float" office:value="0.039168">
                <text:p>0.039168</text:p>
              </table:table-cell>
              <table:table-cell office:value-type="float" office:value="0.042301">
                <text:p>0.0423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25">
                <text:p>0.0325</text:p>
              </table:table-cell>
              <table:table-cell office:value-type="float" office:value="0.03675">
                <text:p>0.03675</text:p>
              </table:table-cell>
              <table:table-cell office:value-type="float" office:value="0.038776">
                <text:p>0.038776</text:p>
              </table:table-cell>
              <table:table-cell office:value-type="float" office:value="0.044484">
                <text:p>0.0444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18">
                <text:p>0.0418</text:p>
              </table:table-cell>
              <table:table-cell office:value-type="float" office:value="0.04665">
                <text:p>0.04665</text:p>
              </table:table-cell>
              <table:table-cell office:value-type="float" office:value="0.038444">
                <text:p>0.038444</text:p>
              </table:table-cell>
              <table:table-cell office:value-type="float" office:value="0.042171">
                <text:p>0.0421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4">
                <text:p>0.034</text:p>
              </table:table-cell>
              <table:table-cell office:value-type="float" office:value="0.0367">
                <text:p>0.0367</text:p>
              </table:table-cell>
              <table:table-cell office:value-type="float" office:value="0.039464">
                <text:p>0.039464</text:p>
              </table:table-cell>
              <table:table-cell office:value-type="float" office:value="0.042984">
                <text:p>0.0429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01">
                <text:p>0.0301</text:p>
              </table:table-cell>
              <table:table-cell office:value-type="float" office:value="0.0382">
                <text:p>0.0382</text:p>
              </table:table-cell>
              <table:table-cell office:value-type="float" office:value="0.041304">
                <text:p>0.041304</text:p>
              </table:table-cell>
              <table:table-cell office:value-type="float" office:value="0.04113">
                <text:p>0.041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4">
                <text:p>0.034</text:p>
              </table:table-cell>
              <table:table-cell office:value-type="float" office:value="0.04805">
                <text:p>0.04805</text:p>
              </table:table-cell>
              <table:table-cell office:value-type="float" office:value="0.039668">
                <text:p>0.039668</text:p>
              </table:table-cell>
              <table:table-cell office:value-type="float" office:value="0.042254">
                <text:p>0.0422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